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55cm"/>
    </style:style>
    <style:style style:name="co3" style:family="table-column">
      <style:table-column-properties fo:break-before="auto" style:column-width="4.438cm"/>
    </style:style>
    <style:style style:name="co4" style:family="table-column">
      <style:table-column-properties fo:break-before="auto" style:column-width="7.243cm"/>
    </style:style>
    <style:style style:name="co5" style:family="table-column">
      <style:table-column-properties fo:break-before="auto" style:column-width="7.026cm"/>
    </style:style>
    <style:style style:name="co6" style:family="table-column">
      <style:table-column-properties fo:break-before="auto" style:column-width="4.819cm"/>
    </style:style>
    <style:style style:name="co7" style:family="table-column">
      <style:table-column-properties fo:break-before="auto" style:column-width="4.357cm"/>
    </style:style>
    <style:style style:name="co8" style:family="table-column">
      <style:table-column-properties fo:break-before="auto" style:column-width="6.944cm"/>
    </style:style>
    <style:style style:name="co9" style:family="table-column">
      <style:table-column-properties fo:break-before="auto" style:column-width="7.271cm"/>
    </style:style>
    <style:style style:name="co10" style:family="table-column">
      <style:table-column-properties fo:break-before="auto" style:column-width="5.038cm"/>
    </style:style>
    <style:style style:name="co11" style:family="table-column">
      <style:table-column-properties fo:break-before="auto" style:column-width="4.302cm"/>
    </style:style>
    <style:style style:name="co12" style:family="table-column">
      <style:table-column-properties fo:break-before="auto" style:column-width="6.997cm"/>
    </style:style>
    <style:style style:name="co13" style:family="table-column">
      <style:table-column-properties fo:break-before="auto" style:column-width="6.9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0"/>
    <style:style style:name="ce5" style:family="table-cell" style:parent-style-name="Default" style:data-style-name="N107"/>
    <style:style style:name="ce6" style:family="table-cell" style:parent-style-name="Default" style:data-style-name="N61"/>
    <style:style style:name="ce3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onnées Brut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NC1014</text:p>
          </table:table-cell>
          <table:table-cell office:value-type="string" calcext:value-type="string">
            <text:p>Taille du jeu de test …</text:p>
          </table:table-cell>
          <table:table-cell office:value-type="string" calcext:value-type="string">
            <text:p>Entraînement :</text:p>
          </table:table-cell>
          <table:table-cell office:value-type="float" office:value="12781" calcext:value-type="float">
            <text:p>1278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est (Expérimentation 1) :</text:p>
          </table:table-cell>
          <table:table-cell office:value-type="float" office:value="739" calcext:value-type="float">
            <text:p>739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est (Expérimentation 2) :</text:p>
          </table:table-cell>
          <table:table-cell office:value-type="float" office:value="2698" calcext:value-type="float">
            <text:p>269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mbre d’étiquette :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mbre maximal de variable :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ille du vocabulaire :</text:p>
          </table:table-cell>
          <table:table-cell office:value-type="float" office:value="795" calcext:value-type="float">
            <text:p>795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Itération</text:p>
          </table:table-cell>
          <table:table-cell office:value-type="string" calcext:value-type="string">
            <text:p>Moyenne des pertes</text:p>
          </table:table-cell>
          <table:table-cell office:value-type="string" calcext:value-type="string">
            <text:p>Erreur d’apprentissage</text:p>
          </table:table-cell>
          <table:table-cell office:value-type="string" calcext:value-type="string">
            <text:p>Erreur de généralisation(expérimentation 1)</text:p>
          </table:table-cell>
          <table:table-cell office:value-type="string" calcext:value-type="string">
            <text:p>Erreur de généralisation(expérimentation 2)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5" office:value-type="float" office:value="0.135001186557753" calcext:value-type="float">
            <text:p>1,3500E-01</text:p>
          </table:table-cell>
          <table:table-cell table:style-name="ce3" office:value-type="percentage" office:value="0.0132227525232768" calcext:value-type="percentage">
            <text:p>1,32 %</text:p>
          </table:table-cell>
          <table:table-cell table:style-name="ce3" office:value-type="percentage" office:value="0.00405953991880925" calcext:value-type="percentage">
            <text:p>0,41 %</text:p>
          </table:table-cell>
          <table:table-cell table:style-name="ce3" office:value-type="percentage" office:value="0.462564862861379" calcext:value-type="percentage">
            <text:p>46,26 %</text:p>
          </table:table-cell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5" office:value-type="float" office:value="0.0221815801601008" calcext:value-type="float">
            <text:p>2,2182E-02</text:p>
          </table:table-cell>
          <table:table-cell table:style-name="ce3" office:value-type="percentage" office:value="0.00555512088256005" calcext:value-type="percentage">
            <text:p>0,56 %</text:p>
          </table:table-cell>
          <table:table-cell table:style-name="ce3" office:value-type="percentage" office:value="0.00135317997293638" calcext:value-type="percentage">
            <text:p>0,14 %</text:p>
          </table:table-cell>
          <table:table-cell table:style-name="ce3" office:value-type="percentage" office:value="0.533728687916976" calcext:value-type="percentage">
            <text:p>53,37 %</text:p>
          </table:table-cell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5" office:value-type="float" office:value="0.0149380891131667" calcext:value-type="float">
            <text:p>1,4938E-02</text:p>
          </table:table-cell>
          <table:table-cell table:style-name="ce3" office:value-type="percentage" office:value="0.00578984430013296" calcext:value-type="percentage">
            <text:p>0,58 %</text:p>
          </table:table-cell>
          <table:table-cell table:style-name="ce3" office:value-type="percentage" office:value="0.00135317997293638" calcext:value-type="percentage">
            <text:p>0,14 %</text:p>
          </table:table-cell>
          <table:table-cell table:style-name="ce3" office:value-type="percentage" office:value="0.541882876204596" calcext:value-type="percentage">
            <text:p>54,19 %</text:p>
          </table:table-cell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5" office:value-type="float" office:value="0.0135358812164346" calcext:value-type="float">
            <text:p>1,3536E-02</text:p>
          </table:table-cell>
          <table:table-cell table:style-name="ce3" office:value-type="percentage" office:value="0.00375557468116738" calcext:value-type="percentage">
            <text:p>0,38 %</text:p>
          </table:table-cell>
          <table:table-cell table:style-name="ce3" office:value-type="percentage" office:value="0.00135317997293638" calcext:value-type="percentage">
            <text:p>0,14 %</text:p>
          </table:table-cell>
          <table:table-cell table:style-name="ce3" office:value-type="percentage" office:value="0.57227575982209" calcext:value-type="percentage">
            <text:p>57,23 %</text:p>
          </table:table-cell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5" office:value-type="float" office:value="0.0109084340288918" calcext:value-type="float">
            <text:p>1,0908E-02</text:p>
          </table:table-cell>
          <table:table-cell table:style-name="ce3" office:value-type="percentage" office:value="0.0022689930365386" calcext:value-type="percentage">
            <text:p>0,23 %</text:p>
          </table:table-cell>
          <table:table-cell table:style-name="ce3" office:value-type="percentage" office:value="0.00270635994587276" calcext:value-type="percentage">
            <text:p>0,27 %</text:p>
          </table:table-cell>
          <table:table-cell table:style-name="ce3" office:value-type="percentage" office:value="0.536323202372128" calcext:value-type="percentage">
            <text:p>53,63 %</text:p>
          </table:table-cell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5" office:value-type="float" office:value="0.00932026243643093" calcext:value-type="float">
            <text:p>9,3203E-03</text:p>
          </table:table-cell>
          <table:table-cell table:style-name="ce3" office:value-type="percentage" office:value="0.00219075189734763" calcext:value-type="percentage">
            <text:p>0,22 %</text:p>
          </table:table-cell>
          <table:table-cell table:style-name="ce3" office:value-type="percentage" office:value="0.00270635994587276" calcext:value-type="percentage">
            <text:p>0,27 %</text:p>
          </table:table-cell>
          <table:table-cell table:style-name="ce3" office:value-type="percentage" office:value="0.527057079318013" calcext:value-type="percentage">
            <text:p>52,71 %</text:p>
          </table:table-cell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5" office:value-type="float" office:value="0.00825846622212292" calcext:value-type="float">
            <text:p>8,2585E-03</text:p>
          </table:table-cell>
          <table:table-cell table:style-name="ce3" office:value-type="percentage" office:value="0.0025819575933026" calcext:value-type="percentage">
            <text:p>0,26 %</text:p>
          </table:table-cell>
          <table:table-cell table:style-name="ce3" office:value-type="percentage" office:value="0.00270635994587276" calcext:value-type="percentage">
            <text:p>0,27 %</text:p>
          </table:table-cell>
          <table:table-cell table:style-name="ce3" office:value-type="percentage" office:value="0.559303187546331" calcext:value-type="percentage">
            <text:p>55,93 %</text:p>
          </table:table-cell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5" office:value-type="float" office:value="0.00826540325880707" calcext:value-type="float">
            <text:p>8,2654E-03</text:p>
          </table:table-cell>
          <table:table-cell table:style-name="ce3" office:value-type="percentage" office:value="0.00211251075815666" calcext:value-type="percentage">
            <text:p>0,21 %</text:p>
          </table:table-cell>
          <table:table-cell table:style-name="ce3" office:value-type="percentage" office:value="0.00270635994587276" calcext:value-type="percentage">
            <text:p>0,27 %</text:p>
          </table:table-cell>
          <table:table-cell table:style-name="ce3" office:value-type="percentage" office:value="0.558932542624166" calcext:value-type="percentage">
            <text:p>55,89 %</text:p>
          </table:table-cell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5" office:value-type="float" office:value="0.00708383382500514" calcext:value-type="float">
            <text:p>7,0838E-03</text:p>
          </table:table-cell>
          <table:table-cell table:style-name="ce3" office:value-type="percentage" office:value="0.00195602847977472" calcext:value-type="percentage">
            <text:p>0,20 %</text:p>
          </table:table-cell>
          <table:table-cell table:style-name="ce3" office:value-type="percentage" office:value="0.00270635994587276" calcext:value-type="percentage">
            <text:p>0,27 %</text:p>
          </table:table-cell>
          <table:table-cell table:style-name="ce3" office:value-type="percentage" office:value="0.523350630096368" calcext:value-type="percentage">
            <text:p>52,34 %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5" office:value-type="float" office:value="0.00633035702914292" calcext:value-type="float">
            <text:p>6,3304E-03</text:p>
          </table:table-cell>
          <table:table-cell table:style-name="ce3" office:value-type="percentage" office:value="0.00156482278381975" calcext:value-type="percentage">
            <text:p>0,16 %</text:p>
          </table:table-cell>
          <table:table-cell table:style-name="ce3" office:value-type="percentage" office:value="0.00270635994587276" calcext:value-type="percentage">
            <text:p>0,27 %</text:p>
          </table:table-cell>
          <table:table-cell table:style-name="ce3" office:value-type="percentage" office:value="0.554855448480356" calcext:value-type="percentage">
            <text:p>55,49 %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office:value-type="string" calcext:value-type="string">
            <text:p>NC5690</text:p>
          </table:table-cell>
          <table:table-cell office:value-type="string" calcext:value-type="string">
            <text:p>Taille du jeu de test …</text:p>
          </table:table-cell>
          <table:table-cell office:value-type="string" calcext:value-type="string">
            <text:p>Entraînement :</text:p>
          </table:table-cell>
          <table:table-cell office:value-type="float" office:value="47876" calcext:value-type="float">
            <text:p>47876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est (Expérimentation 1) :</text:p>
          </table:table-cell>
          <table:table-cell office:value-type="float" office:value="2840" calcext:value-type="float">
            <text:p>284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est (Expérimentation 2) :</text:p>
          </table:table-cell>
          <table:table-cell office:value-type="float" office:value="13701" calcext:value-type="float">
            <text:p>1370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mbre d’étiquette :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mbre maximal de variable :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ille du vocabulaire :</text:p>
          </table:table-cell>
          <table:table-cell office:value-type="float" office:value="11553" calcext:value-type="float">
            <text:p>11553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Itération</text:p>
          </table:table-cell>
          <table:table-cell office:value-type="string" calcext:value-type="string">
            <text:p>Moyenne des pertes</text:p>
          </table:table-cell>
          <table:table-cell office:value-type="string" calcext:value-type="string">
            <text:p>Erreur d’apprentissage</text:p>
          </table:table-cell>
          <table:table-cell office:value-type="string" calcext:value-type="string">
            <text:p>Erreur de généralisation(expérimentation 1)</text:p>
          </table:table-cell>
          <table:table-cell office:value-type="string" calcext:value-type="string">
            <text:p>Erreur de généralisation(expérimentation 2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6" office:value-type="float" office:value="1.02613675501189" calcext:value-type="float">
            <text:p>1,03E+00</text:p>
          </table:table-cell>
          <table:table-cell table:style-name="ce3" office:value-type="percentage" office:value="0.205739827888712" calcext:value-type="percentage">
            <text:p>20,57 %</text:p>
          </table:table-cell>
          <table:table-cell table:style-name="ce3" office:value-type="percentage" office:value="0.203521126760563" calcext:value-type="percentage">
            <text:p>20,35 %</text:p>
          </table:table-cell>
          <table:table-cell table:style-name="ce3" office:value-type="percentage" office:value="0.752499817531567" calcext:value-type="percentage">
            <text:p>75,25 %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6" office:value-type="float" office:value="0.502039359550215" calcext:value-type="float">
            <text:p>5,02E-01</text:p>
          </table:table-cell>
          <table:table-cell table:style-name="ce3" office:value-type="percentage" office:value="0.186983039518757" calcext:value-type="percentage">
            <text:p>18,70 %</text:p>
          </table:table-cell>
          <table:table-cell table:style-name="ce3" office:value-type="percentage" office:value="0.193661971830986" calcext:value-type="percentage">
            <text:p>19,37 %</text:p>
          </table:table-cell>
          <table:table-cell table:style-name="ce3" office:value-type="percentage" office:value="0.748120575140501" calcext:value-type="percentage">
            <text:p>74,81 %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6" office:value-type="float" office:value="0.414642395676661" calcext:value-type="float">
            <text:p>4,15E-01</text:p>
          </table:table-cell>
          <table:table-cell table:style-name="ce3" office:value-type="percentage" office:value="0.180152894978695" calcext:value-type="percentage">
            <text:p>18,02 %</text:p>
          </table:table-cell>
          <table:table-cell table:style-name="ce3" office:value-type="percentage" office:value="0.188732394366197" calcext:value-type="percentage">
            <text:p>18,87 %</text:p>
          </table:table-cell>
          <table:table-cell table:style-name="ce3" office:value-type="percentage" office:value="0.742646522151668" calcext:value-type="percentage">
            <text:p>74,26 %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6" office:value-type="float" office:value="0.375661311525904" calcext:value-type="float">
            <text:p>3,76E-01</text:p>
          </table:table-cell>
          <table:table-cell table:style-name="ce3" office:value-type="percentage" office:value="0.174074692956805" calcext:value-type="percentage">
            <text:p>17,41 %</text:p>
          </table:table-cell>
          <table:table-cell table:style-name="ce3" office:value-type="percentage" office:value="0.187676056338028" calcext:value-type="percentage">
            <text:p>18,77 %</text:p>
          </table:table-cell>
          <table:table-cell table:style-name="ce3" office:value-type="percentage" office:value="0.741916648419823" calcext:value-type="percentage">
            <text:p>74,19 %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6" office:value-type="float" office:value="0.34745766152614" calcext:value-type="float">
            <text:p>3,47E-01</text:p>
          </table:table-cell>
          <table:table-cell table:style-name="ce3" office:value-type="percentage" office:value="0.168811095329602" calcext:value-type="percentage">
            <text:p>16,88 %</text:p>
          </table:table-cell>
          <table:table-cell table:style-name="ce3" office:value-type="percentage" office:value="0.183802816901408" calcext:value-type="percentage">
            <text:p>18,38 %</text:p>
          </table:table-cell>
          <table:table-cell table:style-name="ce3" office:value-type="percentage" office:value="0.743376395883512" calcext:value-type="percentage">
            <text:p>74,34 %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6" office:value-type="float" office:value="0.328456183896148" calcext:value-type="float">
            <text:p>3,28E-01</text:p>
          </table:table-cell>
          <table:table-cell table:style-name="ce3" office:value-type="percentage" office:value="0.162691118723369" calcext:value-type="percentage">
            <text:p>16,27 %</text:p>
          </table:table-cell>
          <table:table-cell table:style-name="ce3" office:value-type="percentage" office:value="0.173239436619718" calcext:value-type="percentage">
            <text:p>17,32 %</text:p>
          </table:table-cell>
          <table:table-cell table:style-name="ce3" office:value-type="percentage" office:value="0.732793226771769" calcext:value-type="percentage">
            <text:p>73,28 %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6" office:value-type="float" office:value="0.313542779203661" calcext:value-type="float">
            <text:p>3,14E-01</text:p>
          </table:table-cell>
          <table:table-cell table:style-name="ce3" office:value-type="percentage" office:value="0.157991477984794" calcext:value-type="percentage">
            <text:p>15,80 %</text:p>
          </table:table-cell>
          <table:table-cell table:style-name="ce3" office:value-type="percentage" office:value="0.17112676056338" calcext:value-type="percentage">
            <text:p>17,11 %</text:p>
          </table:table-cell>
          <table:table-cell table:style-name="ce3" office:value-type="percentage" office:value="0.730384643456682" calcext:value-type="percentage">
            <text:p>73,04 %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6" office:value-type="float" office:value="0.302332561908038" calcext:value-type="float">
            <text:p>3,02E-01</text:p>
          </table:table-cell>
          <table:table-cell table:style-name="ce3" office:value-type="percentage" office:value="0.154837496866906" calcext:value-type="percentage">
            <text:p>15,48 %</text:p>
          </table:table-cell>
          <table:table-cell table:style-name="ce3" office:value-type="percentage" office:value="0.164084507042254" calcext:value-type="percentage">
            <text:p>16,41 %</text:p>
          </table:table-cell>
          <table:table-cell table:style-name="ce3" office:value-type="percentage" office:value="0.730457630829867" calcext:value-type="percentage">
            <text:p>73,05 %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6" office:value-type="float" office:value="0.290125244094077" calcext:value-type="float">
            <text:p>2,90E-01</text:p>
          </table:table-cell>
          <table:table-cell table:style-name="ce3" office:value-type="percentage" office:value="0.150952460523018" calcext:value-type="percentage">
            <text:p>15,10 %</text:p>
          </table:table-cell>
          <table:table-cell table:style-name="ce3" office:value-type="percentage" office:value="0.166197183098592" calcext:value-type="percentage">
            <text:p>16,62 %</text:p>
          </table:table-cell>
          <table:table-cell table:style-name="ce3" office:value-type="percentage" office:value="0.725056565214218" calcext:value-type="percentage">
            <text:p>72,51 %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" office:value-type="float" office:value="0.283031649818828" calcext:value-type="float">
            <text:p>2,83E-01</text:p>
          </table:table-cell>
          <table:table-cell table:style-name="ce3" office:value-type="percentage" office:value="0.149991645083131" calcext:value-type="percentage">
            <text:p>15,00 %</text:p>
          </table:table-cell>
          <table:table-cell table:style-name="ce3" office:value-type="percentage" office:value="0.159154929577465" calcext:value-type="percentage">
            <text:p>15,92 %</text:p>
          </table:table-cell>
          <table:table-cell table:style-name="ce3" office:value-type="percentage" office:value="0.721626158674549" calcext:value-type="percentage">
            <text:p>72,16 %</text:p>
          </table:table-cell>
        </table:table-row>
      </table:table>
      <table:table table:name="Données Brutes 100 itérations NC1014" table:style-name="ta1">
        <table:table-column table:style-name="co1" table:default-cell-style-name="Default"/>
        <table:table-column table:style-name="co1" table:default-cell-style-name="ce1"/>
        <table:table-column table:style-name="co6" table:default-cell-style-name="ce6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Default" office:value-type="string" calcext:value-type="string">
            <text:p>NC1014</text:p>
          </table:table-cell>
          <table:table-cell table:style-name="Default" office:value-type="string" calcext:value-type="string">
            <text:p>Taille du jeu de test …</text:p>
          </table:table-cell>
          <table:table-cell table:style-name="Default" office:value-type="string" calcext:value-type="string">
            <text:p>Entraînement :</text:p>
          </table:table-cell>
          <table:table-cell table:style-name="Default" office:value-type="float" office:value="12781" calcext:value-type="float">
            <text:p>12781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est (Expérimentation 1) :</text:p>
          </table:table-cell>
          <table:table-cell table:style-name="Default" office:value-type="float" office:value="739" calcext:value-type="float">
            <text:p>739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est (Expérimentation 2) :</text:p>
          </table:table-cell>
          <table:table-cell table:style-name="Default" office:value-type="float" office:value="2698" calcext:value-type="float">
            <text:p>2698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ombre d’étiquette :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ombre maximal de variable :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aille du vocabulaire :</text:p>
          </table:table-cell>
          <table:table-cell table:style-name="Default" office:value-type="float" office:value="795" calcext:value-type="float">
            <text:p>795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Default" office:value-type="string" calcext:value-type="string">
            <text:p>Itération</text:p>
          </table:table-cell>
          <table:table-cell table:style-name="Default" office:value-type="string" calcext:value-type="string">
            <text:p>Moyenne des pertes</text:p>
          </table:table-cell>
          <table:table-cell table:style-name="Default" office:value-type="string" calcext:value-type="string">
            <text:p>Erreur d’apprentissage</text:p>
          </table:table-cell>
          <table:table-cell table:style-name="Default" office:value-type="string" calcext:value-type="string">
            <text:p>Erreur de généralisation(expérimentation 1)</text:p>
          </table:table-cell>
          <table:table-cell table:style-name="Default" office:value-type="string" calcext:value-type="string">
            <text:p>Erreur de généralisation(expérimentation 2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3177080435074" calcext:value-type="float">
            <text:p>1,43E-01</text:p>
          </table:table-cell>
          <table:table-cell office:value-type="percentage" office:value="0.011579688600266" calcext:value-type="percentage">
            <text:p>1,16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366938472942921" calcext:value-type="percentage">
            <text:p>36,69 %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236136659630584" calcext:value-type="float">
            <text:p>2,36E-02</text:p>
          </table:table-cell>
          <table:table-cell office:value-type="percentage" office:value="0.00492919176903217" calcext:value-type="percentage">
            <text:p>0,49 %</text:p>
          </table:table-cell>
          <table:table-cell office:value-type="percentage" office:value="0.00135317997293638" calcext:value-type="percentage">
            <text:p>0,14 %</text:p>
          </table:table-cell>
          <table:table-cell office:value-type="percentage" office:value="0.491475166790215" calcext:value-type="percentage">
            <text:p>49,15 %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160128886268792" calcext:value-type="float">
            <text:p>1,60E-02</text:p>
          </table:table-cell>
          <table:table-cell office:value-type="percentage" office:value="0.00492919176903217" calcext:value-type="percentage">
            <text:p>0,49 %</text:p>
          </table:table-cell>
          <table:table-cell office:value-type="percentage" office:value="0.00135317997293638" calcext:value-type="percentage">
            <text:p>0,14 %</text:p>
          </table:table-cell>
          <table:table-cell office:value-type="percentage" office:value="0.483320978502594" calcext:value-type="percentage">
            <text:p>48,33 %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136623602306481" calcext:value-type="float">
            <text:p>1,37E-02</text:p>
          </table:table-cell>
          <table:table-cell office:value-type="percentage" office:value="0.00383381582035835" calcext:value-type="percentage">
            <text:p>0,38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89992587101557" calcext:value-type="percentage">
            <text:p>49,00 %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120494515448357" calcext:value-type="float">
            <text:p>1,20E-02</text:p>
          </table:table-cell>
          <table:table-cell office:value-type="percentage" office:value="0.00328612784602145" calcext:value-type="percentage">
            <text:p>0,33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97776130467013" calcext:value-type="percentage">
            <text:p>49,78 %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11005100326754" calcext:value-type="float">
            <text:p>1,10E-02</text:p>
          </table:table-cell>
          <table:table-cell office:value-type="percentage" office:value="0.00344261012440339" calcext:value-type="percentage">
            <text:p>0,34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75166790214974" calcext:value-type="percentage">
            <text:p>47,52 %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10263848419062" calcext:value-type="float">
            <text:p>1,03E-02</text:p>
          </table:table-cell>
          <table:table-cell office:value-type="percentage" office:value="0.00305140442844842" calcext:value-type="percentage">
            <text:p>0,31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7405485544848" calcext:value-type="percentage">
            <text:p>47,41 %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0905465959110786" calcext:value-type="float">
            <text:p>9,05E-03</text:p>
          </table:table-cell>
          <table:table-cell office:value-type="percentage" office:value="0.00281668101087551" calcext:value-type="percentage">
            <text:p>0,28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6108228317272" calcext:value-type="percentage">
            <text:p>46,11 %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0078536481809101" calcext:value-type="float">
            <text:p>7,85E-03</text:p>
          </table:table-cell>
          <table:table-cell office:value-type="percentage" office:value="0.00203426961896569" calcext:value-type="percentage">
            <text:p>0,20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67753891771683" calcext:value-type="percentage">
            <text:p>46,78 %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702675883955133" calcext:value-type="float">
            <text:p>7,03E-03</text:p>
          </table:table-cell>
          <table:table-cell office:value-type="percentage" office:value="0.00203426961896569" calcext:value-type="percentage">
            <text:p>0,20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82209043736101" calcext:value-type="percentage">
            <text:p>48,22 %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00721407233699501" calcext:value-type="float">
            <text:p>7,21E-03</text:p>
          </table:table-cell>
          <table:table-cell office:value-type="percentage" office:value="0.00156482278381975" calcext:value-type="percentage">
            <text:p>0,16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63676797627872" calcext:value-type="percentage">
            <text:p>46,37 %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00607837994172896" calcext:value-type="float">
            <text:p>6,08E-03</text:p>
          </table:table-cell>
          <table:table-cell office:value-type="percentage" office:value="0.00156482278381975" calcext:value-type="percentage">
            <text:p>0,16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81838398813936" calcext:value-type="percentage">
            <text:p>48,18 %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00636474465318675" calcext:value-type="float">
            <text:p>6,36E-03</text:p>
          </table:table-cell>
          <table:table-cell office:value-type="percentage" office:value="0.00164306392301072" calcext:value-type="percentage">
            <text:p>0,16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502223869532987" calcext:value-type="percentage">
            <text:p>50,22 %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0066097191198833" calcext:value-type="float">
            <text:p>6,61E-03</text:p>
          </table:table-cell>
          <table:table-cell office:value-type="percentage" office:value="0.00156482278381975" calcext:value-type="percentage">
            <text:p>0,16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75166790214974" calcext:value-type="percentage">
            <text:p>47,52 %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00607930366401065" calcext:value-type="float">
            <text:p>6,08E-03</text:p>
          </table:table-cell>
          <table:table-cell office:value-type="percentage" office:value="0.00179954620139267" calcext:value-type="percentage">
            <text:p>0,18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84062268346924" calcext:value-type="percentage">
            <text:p>48,41 %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0551931182724703" calcext:value-type="float">
            <text:p>5,52E-03</text:p>
          </table:table-cell>
          <table:table-cell office:value-type="percentage" office:value="0.00172130506220169" calcext:value-type="percentage">
            <text:p>0,17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08821349147517" calcext:value-type="percentage">
            <text:p>40,88 %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00576213135160473" calcext:value-type="float">
            <text:p>5,76E-03</text:p>
          </table:table-cell>
          <table:table-cell office:value-type="percentage" office:value="0.00164306392301072" calcext:value-type="percentage">
            <text:p>0,16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53669384729429" calcext:value-type="percentage">
            <text:p>45,37 %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00542424193143138" calcext:value-type="float">
            <text:p>5,42E-03</text:p>
          </table:table-cell>
          <table:table-cell office:value-type="percentage" office:value="0.000938893670291874" calcext:value-type="percentage">
            <text:p>0,09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46627131208303" calcext:value-type="percentage">
            <text:p>44,66 %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00557944734574115" calcext:value-type="float">
            <text:p>5,58E-03</text:p>
          </table:table-cell>
          <table:table-cell office:value-type="percentage" office:value="0.00148658164462878" calcext:value-type="percentage">
            <text:p>0,15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32171979243884" calcext:value-type="percentage">
            <text:p>43,22 %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0489023814100699" calcext:value-type="float">
            <text:p>4,89E-03</text:p>
          </table:table-cell>
          <table:table-cell office:value-type="percentage" office:value="0.00101713480948285" calcext:value-type="percentage">
            <text:p>0,10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19199406968125" calcext:value-type="percentage">
            <text:p>41,92 %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00504887861418973" calcext:value-type="float">
            <text:p>5,05E-03</text:p>
          </table:table-cell>
          <table:table-cell office:value-type="percentage" office:value="0.000938893670291874" calcext:value-type="percentage">
            <text:p>0,09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55893254262417" calcext:value-type="percentage">
            <text:p>45,59 %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00476080623070309" calcext:value-type="float">
            <text:p>4,76E-03</text:p>
          </table:table-cell>
          <table:table-cell office:value-type="percentage" office:value="0.00101713480948285" calcext:value-type="percentage">
            <text:p>0,10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65159377316531" calcext:value-type="percentage">
            <text:p>46,52 %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00500632716009271" calcext:value-type="float">
            <text:p>5,01E-03</text:p>
          </table:table-cell>
          <table:table-cell office:value-type="percentage" office:value="0.000938893670291874" calcext:value-type="percentage">
            <text:p>0,09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62564862861379" calcext:value-type="percentage">
            <text:p>46,26 %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00452516541178027" calcext:value-type="float">
            <text:p>4,53E-03</text:p>
          </table:table-cell>
          <table:table-cell office:value-type="percentage" office:value="0.00101713480948285" calcext:value-type="percentage">
            <text:p>0,10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60340993328391" calcext:value-type="percentage">
            <text:p>46,03 %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00486585516024493" calcext:value-type="float">
            <text:p>4,87E-03</text:p>
          </table:table-cell>
          <table:table-cell office:value-type="percentage" office:value="0.000938893670291874" calcext:value-type="percentage">
            <text:p>0,09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54781319495923" calcext:value-type="percentage">
            <text:p>45,48 %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00455569875307933" calcext:value-type="float">
            <text:p>4,56E-03</text:p>
          </table:table-cell>
          <table:table-cell office:value-type="percentage" office:value="0.000938893670291874" calcext:value-type="percentage">
            <text:p>0,09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31060044477391" calcext:value-type="percentage">
            <text:p>43,11 %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00445892162654764" calcext:value-type="float">
            <text:p>4,46E-03</text:p>
          </table:table-cell>
          <table:table-cell office:value-type="percentage" office:value="0.000938893670291874" calcext:value-type="percentage">
            <text:p>0,09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43291326908821" calcext:value-type="percentage">
            <text:p>44,33 %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00439329685222772" calcext:value-type="float">
            <text:p>4,39E-03</text:p>
          </table:table-cell>
          <table:table-cell office:value-type="percentage" office:value="0.000938893670291874" calcext:value-type="percentage">
            <text:p>0,09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52557449962935" calcext:value-type="percentage">
            <text:p>45,26 %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00446914429314352" calcext:value-type="float">
            <text:p>4,47E-03</text:p>
          </table:table-cell>
          <table:table-cell office:value-type="percentage" office:value="0.000938893670291874" calcext:value-type="percentage">
            <text:p>0,09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29206819866568" calcext:value-type="percentage">
            <text:p>42,92 %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00439110515349434" calcext:value-type="float">
            <text:p>4,39E-03</text:p>
          </table:table-cell>
          <table:table-cell office:value-type="percentage" office:value="0.000938893670291874" calcext:value-type="percentage">
            <text:p>0,09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62194217939214" calcext:value-type="percentage">
            <text:p>46,22 %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0.00430194209999918" calcext:value-type="float">
            <text:p>4,30E-03</text:p>
          </table:table-cell>
          <table:table-cell office:value-type="percentage" office:value="0.000938893670291874" calcext:value-type="percentage">
            <text:p>0,09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71460340993328" calcext:value-type="percentage">
            <text:p>47,15 %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0430279562013028" calcext:value-type="float">
            <text:p>4,30E-03</text:p>
          </table:table-cell>
          <table:table-cell office:value-type="percentage" office:value="0.000938893670291874" calcext:value-type="percentage">
            <text:p>0,09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70348406226835" calcext:value-type="percentage">
            <text:p>47,03 %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0.0043043978325343" calcext:value-type="float">
            <text:p>4,30E-03</text:p>
          </table:table-cell>
          <table:table-cell office:value-type="percentage" office:value="0.00101713480948285" calcext:value-type="percentage">
            <text:p>0,10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55893254262417" calcext:value-type="percentage">
            <text:p>45,59 %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0.0043861565534459" calcext:value-type="float">
            <text:p>4,39E-03</text:p>
          </table:table-cell>
          <table:table-cell office:value-type="percentage" office:value="0.000938893670291874" calcext:value-type="percentage">
            <text:p>0,09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65530022238695" calcext:value-type="percentage">
            <text:p>46,55 %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0.00423063564012187" calcext:value-type="float">
            <text:p>4,23E-03</text:p>
          </table:table-cell>
          <table:table-cell office:value-type="percentage" office:value="0.00109537594867382" calcext:value-type="percentage">
            <text:p>0,11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69607116382506" calcext:value-type="percentage">
            <text:p>46,96 %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0.00421860133005764" calcext:value-type="float">
            <text:p>4,22E-03</text:p>
          </table:table-cell>
          <table:table-cell office:value-type="percentage" office:value="0.000938893670291874" calcext:value-type="percentage">
            <text:p>0,09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79243884358784" calcext:value-type="percentage">
            <text:p>47,92 %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0.00430422021158561" calcext:value-type="float">
            <text:p>4,30E-03</text:p>
          </table:table-cell>
          <table:table-cell office:value-type="percentage" office:value="0.000938893670291874" calcext:value-type="percentage">
            <text:p>0,09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82579688658265" calcext:value-type="percentage">
            <text:p>48,26 %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0.00421203369618157" calcext:value-type="float">
            <text:p>4,21E-03</text:p>
          </table:table-cell>
          <table:table-cell office:value-type="percentage" office:value="0.000938893670291874" calcext:value-type="percentage">
            <text:p>0,09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70719051148999" calcext:value-type="percentage">
            <text:p>47,07 %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0.00420823597442998" calcext:value-type="float">
            <text:p>4,21E-03</text:p>
          </table:table-cell>
          <table:table-cell office:value-type="percentage" office:value="0.000938893670291874" calcext:value-type="percentage">
            <text:p>0,09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77390659747961" calcext:value-type="percentage">
            <text:p>47,74 %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00426528914322548" calcext:value-type="float">
            <text:p>4,27E-03</text:p>
          </table:table-cell>
          <table:table-cell office:value-type="percentage" office:value="0.000938893670291874" calcext:value-type="percentage">
            <text:p>0,09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79243884358784" calcext:value-type="percentage">
            <text:p>47,92 %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0.00430600646529962" calcext:value-type="float">
            <text:p>4,31E-03</text:p>
          </table:table-cell>
          <table:table-cell office:value-type="percentage" office:value="0.00109537594867382" calcext:value-type="percentage">
            <text:p>0,11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77761304670126" calcext:value-type="percentage">
            <text:p>47,78 %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00413195938232714" calcext:value-type="float">
            <text:p>4,13E-03</text:p>
          </table:table-cell>
          <table:table-cell office:value-type="percentage" office:value="0.000938893670291874" calcext:value-type="percentage">
            <text:p>0,09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88880652335063" calcext:value-type="percentage">
            <text:p>48,89 %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0.00402359198417318" calcext:value-type="float">
            <text:p>4,02E-03</text:p>
          </table:table-cell>
          <table:table-cell office:value-type="percentage" office:value="0.000938893670291874" calcext:value-type="percentage">
            <text:p>0,09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87398072646405" calcext:value-type="percentage">
            <text:p>48,74 %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0.00400802991534789" calcext:value-type="float">
            <text:p>4,01E-03</text:p>
          </table:table-cell>
          <table:table-cell office:value-type="percentage" office:value="0.00117361708786479" calcext:value-type="percentage">
            <text:p>0,12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92587101556709" calcext:value-type="percentage">
            <text:p>49,26 %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0.00407113362606729" calcext:value-type="float">
            <text:p>4,07E-03</text:p>
          </table:table-cell>
          <table:table-cell office:value-type="percentage" office:value="0.00101713480948285" calcext:value-type="percentage">
            <text:p>0,10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98146775389177" calcext:value-type="percentage">
            <text:p>49,81 %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0.00410214750921142" calcext:value-type="float">
            <text:p>4,10E-03</text:p>
          </table:table-cell>
          <table:table-cell office:value-type="percentage" office:value="0.00101713480948285" calcext:value-type="percentage">
            <text:p>0,10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97034840622683" calcext:value-type="percentage">
            <text:p>49,70 %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0.00409372827738139" calcext:value-type="float">
            <text:p>4,09E-03</text:p>
          </table:table-cell>
          <table:table-cell office:value-type="percentage" office:value="0.00109537594867382" calcext:value-type="percentage">
            <text:p>0,11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84062268346924" calcext:value-type="percentage">
            <text:p>48,41 %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0.00406101066740296" calcext:value-type="float">
            <text:p>4,06E-03</text:p>
          </table:table-cell>
          <table:table-cell office:value-type="percentage" office:value="0.00109537594867382" calcext:value-type="percentage">
            <text:p>0,11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504447739065975" calcext:value-type="percentage">
            <text:p>50,44 %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0.00547666562445434" calcext:value-type="float">
            <text:p>5,48E-03</text:p>
          </table:table-cell>
          <table:table-cell office:value-type="percentage" office:value="0.00109537594867382" calcext:value-type="percentage">
            <text:p>0,11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98146775389177" calcext:value-type="percentage">
            <text:p>49,81 %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402720555772629" calcext:value-type="float">
            <text:p>4,03E-03</text:p>
          </table:table-cell>
          <table:table-cell office:value-type="percentage" office:value="0.00117361708786479" calcext:value-type="percentage">
            <text:p>0,12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526686434395849" calcext:value-type="percentage">
            <text:p>52,67 %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0.00492187380810802" calcext:value-type="float">
            <text:p>4,92E-03</text:p>
          </table:table-cell>
          <table:table-cell office:value-type="percentage" office:value="0.00125185822705576" calcext:value-type="percentage">
            <text:p>0,13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520756115641216" calcext:value-type="percentage">
            <text:p>52,08 %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0.00768091668846988" calcext:value-type="float">
            <text:p>7,68E-03</text:p>
          </table:table-cell>
          <table:table-cell office:value-type="percentage" office:value="0.00109537594867382" calcext:value-type="percentage">
            <text:p>0,11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517790956263899" calcext:value-type="percentage">
            <text:p>51,78 %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0.00483917800145075" calcext:value-type="float">
            <text:p>4,84E-03</text:p>
          </table:table-cell>
          <table:table-cell office:value-type="percentage" office:value="0.00164306392301072" calcext:value-type="percentage">
            <text:p>0,16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524091919940697" calcext:value-type="percentage">
            <text:p>52,41 %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0.00411123906405802" calcext:value-type="float">
            <text:p>4,11E-03</text:p>
          </table:table-cell>
          <table:table-cell office:value-type="percentage" office:value="0.00133009936624673" calcext:value-type="percentage">
            <text:p>0,13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68124536693847" calcext:value-type="percentage">
            <text:p>46,81 %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0.00371844420787921" calcext:value-type="float">
            <text:p>3,72E-03</text:p>
          </table:table-cell>
          <table:table-cell office:value-type="percentage" office:value="0.00109537594867382" calcext:value-type="percentage">
            <text:p>0,11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511119347664937" calcext:value-type="percentage">
            <text:p>51,11 %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0.00397987165251507" calcext:value-type="float">
            <text:p>3,98E-03</text:p>
          </table:table-cell>
          <table:table-cell office:value-type="percentage" office:value="0.00101713480948285" calcext:value-type="percentage">
            <text:p>0,10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514084507042254" calcext:value-type="percentage">
            <text:p>51,41 %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0.00425373026971225" calcext:value-type="float">
            <text:p>4,25E-03</text:p>
          </table:table-cell>
          <table:table-cell office:value-type="percentage" office:value="0.00109537594867382" calcext:value-type="percentage">
            <text:p>0,11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521868050407709" calcext:value-type="percentage">
            <text:p>52,19 %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0.00375184096987229" calcext:value-type="float">
            <text:p>3,75E-03</text:p>
          </table:table-cell>
          <table:table-cell office:value-type="percentage" office:value="0.000938893670291874" calcext:value-type="percentage">
            <text:p>0,09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525574499629355" calcext:value-type="percentage">
            <text:p>52,56 %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0.00402683493614604" calcext:value-type="float">
            <text:p>4,03E-03</text:p>
          </table:table-cell>
          <table:table-cell office:value-type="percentage" office:value="0.00101713480948285" calcext:value-type="percentage">
            <text:p>0,10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514825796886583" calcext:value-type="percentage">
            <text:p>51,48 %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00408792855004239" calcext:value-type="float">
            <text:p>4,09E-03</text:p>
          </table:table-cell>
          <table:table-cell office:value-type="percentage" office:value="0.000938893670291874" calcext:value-type="percentage">
            <text:p>0,09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518161601186064" calcext:value-type="percentage">
            <text:p>51,82 %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0.00408997341797255" calcext:value-type="float">
            <text:p>4,09E-03</text:p>
          </table:table-cell>
          <table:table-cell office:value-type="percentage" office:value="0.000938893670291874" calcext:value-type="percentage">
            <text:p>0,09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513343217197924" calcext:value-type="percentage">
            <text:p>51,33 %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0.00398877655411418" calcext:value-type="float">
            <text:p>3,99E-03</text:p>
          </table:table-cell>
          <table:table-cell office:value-type="percentage" office:value="0.000938893670291874" calcext:value-type="percentage">
            <text:p>0,09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516308376575241" calcext:value-type="percentage">
            <text:p>51,63 %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0.00394231086007395" calcext:value-type="float">
            <text:p>3,94E-03</text:p>
          </table:table-cell>
          <table:table-cell office:value-type="percentage" office:value="0.00109537594867382" calcext:value-type="percentage">
            <text:p>0,11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510378057820608" calcext:value-type="percentage">
            <text:p>51,04 %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0402349390532391" calcext:value-type="float">
            <text:p>4,02E-03</text:p>
          </table:table-cell>
          <table:table-cell office:value-type="percentage" office:value="0.00101713480948285" calcext:value-type="percentage">
            <text:p>0,10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515196441808747" calcext:value-type="percentage">
            <text:p>51,52 %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0.00398032900151103" calcext:value-type="float">
            <text:p>3,98E-03</text:p>
          </table:table-cell>
          <table:table-cell office:value-type="percentage" office:value="0.00109537594867382" calcext:value-type="percentage">
            <text:p>0,11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516308376575241" calcext:value-type="percentage">
            <text:p>51,63 %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0.00398549043981676" calcext:value-type="float">
            <text:p>3,99E-03</text:p>
          </table:table-cell>
          <table:table-cell office:value-type="percentage" office:value="0.000938893670291874" calcext:value-type="percentage">
            <text:p>0,09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517790956263899" calcext:value-type="percentage">
            <text:p>51,78 %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0.00396448157918421" calcext:value-type="float">
            <text:p>3,96E-03</text:p>
          </table:table-cell>
          <table:table-cell office:value-type="percentage" office:value="0.00109537594867382" calcext:value-type="percentage">
            <text:p>0,11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514825796886583" calcext:value-type="percentage">
            <text:p>51,48 %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0.0038724430184718" calcext:value-type="float">
            <text:p>3,87E-03</text:p>
          </table:table-cell>
          <table:table-cell office:value-type="percentage" office:value="0.000938893670291874" calcext:value-type="percentage">
            <text:p>0,09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527057079318013" calcext:value-type="percentage">
            <text:p>52,71 %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0.0040048821916688" calcext:value-type="float">
            <text:p>4,00E-03</text:p>
          </table:table-cell>
          <table:table-cell office:value-type="percentage" office:value="0.00109537594867382" calcext:value-type="percentage">
            <text:p>0,11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531504818383988" calcext:value-type="percentage">
            <text:p>53,15 %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00396513118623097" calcext:value-type="float">
            <text:p>3,97E-03</text:p>
          </table:table-cell>
          <table:table-cell office:value-type="percentage" office:value="0.00101713480948285" calcext:value-type="percentage">
            <text:p>0,10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519273535952557" calcext:value-type="percentage">
            <text:p>51,93 %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0.00391941505516601" calcext:value-type="float">
            <text:p>3,92E-03</text:p>
          </table:table-cell>
          <table:table-cell office:value-type="percentage" office:value="0.00109537594867382" calcext:value-type="percentage">
            <text:p>0,11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524462564862861" calcext:value-type="percentage">
            <text:p>52,45 %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0.00417824224836502" calcext:value-type="float">
            <text:p>4,18E-03</text:p>
          </table:table-cell>
          <table:table-cell office:value-type="percentage" office:value="0.00101713480948285" calcext:value-type="percentage">
            <text:p>0,10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532987398072646" calcext:value-type="percentage">
            <text:p>53,30 %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0.00397150799976652" calcext:value-type="float">
            <text:p>3,97E-03</text:p>
          </table:table-cell>
          <table:table-cell office:value-type="percentage" office:value="0.000938893670291874" calcext:value-type="percentage">
            <text:p>0,09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520756115641216" calcext:value-type="percentage">
            <text:p>52,08 %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0.00400610777359009" calcext:value-type="float">
            <text:p>4,01E-03</text:p>
          </table:table-cell>
          <table:table-cell office:value-type="percentage" office:value="0.000938893670291874" calcext:value-type="percentage">
            <text:p>0,09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514825796886583" calcext:value-type="percentage">
            <text:p>51,48 %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0.00399650237334681" calcext:value-type="float">
            <text:p>4,00E-03</text:p>
          </table:table-cell>
          <table:table-cell office:value-type="percentage" office:value="0.00109537594867382" calcext:value-type="percentage">
            <text:p>0,11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522979985174203" calcext:value-type="percentage">
            <text:p>52,30 %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0.00409274617523018" calcext:value-type="float">
            <text:p>4,09E-03</text:p>
          </table:table-cell>
          <table:table-cell office:value-type="percentage" office:value="0.000938893670291874" calcext:value-type="percentage">
            <text:p>0,09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530392883617494" calcext:value-type="percentage">
            <text:p>53,04 %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0.00396058968115998" calcext:value-type="float">
            <text:p>3,96E-03</text:p>
          </table:table-cell>
          <table:table-cell office:value-type="percentage" office:value="0.000938893670291874" calcext:value-type="percentage">
            <text:p>0,09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537805782060786" calcext:value-type="percentage">
            <text:p>53,78 %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0.00397202916358055" calcext:value-type="float">
            <text:p>3,97E-03</text:p>
          </table:table-cell>
          <table:table-cell office:value-type="percentage" office:value="0.00109537594867382" calcext:value-type="percentage">
            <text:p>0,11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544848035581913" calcext:value-type="percentage">
            <text:p>54,48 %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0.00406158710619681" calcext:value-type="float">
            <text:p>4,06E-03</text:p>
          </table:table-cell>
          <table:table-cell office:value-type="percentage" office:value="0.00109537594867382" calcext:value-type="percentage">
            <text:p>0,11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532246108228317" calcext:value-type="percentage">
            <text:p>53,22 %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00401579421528631" calcext:value-type="float">
            <text:p>4,02E-03</text:p>
          </table:table-cell>
          <table:table-cell office:value-type="percentage" office:value="0.000938893670291874" calcext:value-type="percentage">
            <text:p>0,09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548183839881394" calcext:value-type="percentage">
            <text:p>54,82 %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0.00397812439796831" calcext:value-type="float">
            <text:p>3,98E-03</text:p>
          </table:table-cell>
          <table:table-cell office:value-type="percentage" office:value="0.000938893670291874" calcext:value-type="percentage">
            <text:p>0,09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508524833209785" calcext:value-type="percentage">
            <text:p>50,85 %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0.00399430040368554" calcext:value-type="float">
            <text:p>3,99E-03</text:p>
          </table:table-cell>
          <table:table-cell office:value-type="percentage" office:value="0.000938893670291874" calcext:value-type="percentage">
            <text:p>0,09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518532246108228" calcext:value-type="percentage">
            <text:p>51,85 %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0.00402111574950498" calcext:value-type="float">
            <text:p>4,02E-03</text:p>
          </table:table-cell>
          <table:table-cell office:value-type="percentage" office:value="0.00101713480948285" calcext:value-type="percentage">
            <text:p>0,10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528910303928836" calcext:value-type="percentage">
            <text:p>52,89 %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0.00394998925288634" calcext:value-type="float">
            <text:p>3,95E-03</text:p>
          </table:table-cell>
          <table:table-cell office:value-type="percentage" office:value="0.000938893670291874" calcext:value-type="percentage">
            <text:p>0,09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54299481097109" calcext:value-type="percentage">
            <text:p>54,30 %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0.0039396599974627" calcext:value-type="float">
            <text:p>3,94E-03</text:p>
          </table:table-cell>
          <table:table-cell office:value-type="percentage" office:value="0.000938893670291874" calcext:value-type="percentage">
            <text:p>0,09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504447739065975" calcext:value-type="percentage">
            <text:p>50,44 %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0.00398030380687682" calcext:value-type="float">
            <text:p>3,98E-03</text:p>
          </table:table-cell>
          <table:table-cell office:value-type="percentage" office:value="0.000938893670291874" calcext:value-type="percentage">
            <text:p>0,09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517420311341735" calcext:value-type="percentage">
            <text:p>51,74 %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0.00414185729577465" calcext:value-type="float">
            <text:p>4,14E-03</text:p>
          </table:table-cell>
          <table:table-cell office:value-type="percentage" office:value="0.00109537594867382" calcext:value-type="percentage">
            <text:p>0,11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541141586360267" calcext:value-type="percentage">
            <text:p>54,11 %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0.00377624960107048" calcext:value-type="float">
            <text:p>3,78E-03</text:p>
          </table:table-cell>
          <table:table-cell office:value-type="percentage" office:value="0.00133009936624673" calcext:value-type="percentage">
            <text:p>0,13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563380281690141" calcext:value-type="percentage">
            <text:p>56,34 %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0.00971839039521348" calcext:value-type="float">
            <text:p>9,72E-03</text:p>
          </table:table-cell>
          <table:table-cell office:value-type="percentage" office:value="0.00148658164462878" calcext:value-type="percentage">
            <text:p>0,15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41808747220163" calcext:value-type="percentage">
            <text:p>44,18 %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0037495336884027" calcext:value-type="float">
            <text:p>3,75E-03</text:p>
          </table:table-cell>
          <table:table-cell office:value-type="percentage" office:value="0.000938893670291874" calcext:value-type="percentage">
            <text:p>0,09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47739065974796" calcext:value-type="percentage">
            <text:p>44,77 %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0.00443762266048237" calcext:value-type="float">
            <text:p>4,44E-03</text:p>
          </table:table-cell>
          <table:table-cell office:value-type="percentage" office:value="0.00109537594867382" calcext:value-type="percentage">
            <text:p>0,11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41438102297999" calcext:value-type="percentage">
            <text:p>44,14 %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0.00392624945988506" calcext:value-type="float">
            <text:p>3,93E-03</text:p>
          </table:table-cell>
          <table:table-cell office:value-type="percentage" office:value="0.00109537594867382" calcext:value-type="percentage">
            <text:p>0,11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50704225352113" calcext:value-type="percentage">
            <text:p>45,07 %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0.00416762471823082" calcext:value-type="float">
            <text:p>4,17E-03</text:p>
          </table:table-cell>
          <table:table-cell office:value-type="percentage" office:value="0.00109537594867382" calcext:value-type="percentage">
            <text:p>0,11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513343217197924" calcext:value-type="percentage">
            <text:p>51,33 %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0.00393873389577642" calcext:value-type="float">
            <text:p>3,94E-03</text:p>
          </table:table-cell>
          <table:table-cell office:value-type="percentage" office:value="0.000938893670291874" calcext:value-type="percentage">
            <text:p>0,09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72201630837658" calcext:value-type="percentage">
            <text:p>47,22 %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0.00429381744895805" calcext:value-type="float">
            <text:p>4,29E-03</text:p>
          </table:table-cell>
          <table:table-cell office:value-type="percentage" office:value="0.000938893670291874" calcext:value-type="percentage">
            <text:p>0,09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7405485544848" calcext:value-type="percentage">
            <text:p>47,41 %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0.00389448505955671" calcext:value-type="float">
            <text:p>3,89E-03</text:p>
          </table:table-cell>
          <table:table-cell office:value-type="percentage" office:value="0.00109537594867382" calcext:value-type="percentage">
            <text:p>0,11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75537435137139" calcext:value-type="percentage">
            <text:p>47,55 %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0.00399350833315865" calcext:value-type="float">
            <text:p>3,99E-03</text:p>
          </table:table-cell>
          <table:table-cell office:value-type="percentage" office:value="0.000938893670291874" calcext:value-type="percentage">
            <text:p>0,09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85174203113417" calcext:value-type="percentage">
            <text:p>48,52 %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0.00398916792114024" calcext:value-type="float">
            <text:p>3,99E-03</text:p>
          </table:table-cell>
          <table:table-cell office:value-type="percentage" office:value="0.00109537594867382" calcext:value-type="percentage">
            <text:p>0,11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495181616011861" calcext:value-type="percentage">
            <text:p>49,52 %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0.00401875952410647" calcext:value-type="float">
            <text:p>4,02E-03</text:p>
          </table:table-cell>
          <table:table-cell office:value-type="percentage" office:value="0.000938893670291874" calcext:value-type="percentage">
            <text:p>0,09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502594514455152" calcext:value-type="percentage">
            <text:p>50,26 %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0396926852737344" calcext:value-type="float">
            <text:p>3,97E-03</text:p>
          </table:table-cell>
          <table:table-cell office:value-type="percentage" office:value="0.00101713480948285" calcext:value-type="percentage">
            <text:p>0,10 %</text:p>
          </table:table-cell>
          <table:table-cell office:value-type="percentage" office:value="0.00270635994587276" calcext:value-type="percentage">
            <text:p>0,27 %</text:p>
          </table:table-cell>
          <table:table-cell office:value-type="percentage" office:value="0.501111934766494" calcext:value-type="percentage">
            <text:p>50,11 %</text:p>
          </table:table-cell>
        </table:table-row>
      </table:table>
      <table:table table:name="Données Brutes 100 itérations NC5690" table:style-name="ta1">
        <table:table-column table:style-name="co1" table:number-columns-repeated="2" table:default-cell-style-name="Default"/>
        <table:table-column table:style-name="co10" table:default-cell-style-name="ce6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NC5690</text:p>
          </table:table-cell>
          <table:table-cell table:style-name="Default" office:value-type="string" calcext:value-type="string">
            <text:p>Taille du jeu de test …</text:p>
          </table:table-cell>
          <table:table-cell table:style-name="Default" office:value-type="string" calcext:value-type="string">
            <text:p>Entraînement :</text:p>
          </table:table-cell>
          <table:table-cell table:style-name="Default" office:value-type="float" office:value="47876" calcext:value-type="float">
            <text:p>47876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Test (Expérimentation 1) :</text:p>
          </table:table-cell>
          <table:table-cell table:style-name="Default" office:value-type="float" office:value="2840" calcext:value-type="float">
            <text:p>2840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Test (Expérimentation 2) :</text:p>
          </table:table-cell>
          <table:table-cell table:style-name="Default" office:value-type="float" office:value="13701" calcext:value-type="float">
            <text:p>13701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 calcext:value-type="string">
            <text:p>Nombre d’étiquette :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office:value-type="string" calcext:value-type="string">
            <text:p>Nombre maximal de variable :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office:value-type="string" calcext:value-type="string">
            <text:p>Taille du vocabulaire :</text:p>
          </table:table-cell>
          <table:table-cell table:style-name="Default" office:value-type="float" office:value="11553" calcext:value-type="float">
            <text:p>11553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Itération</text:p>
          </table:table-cell>
          <table:table-cell table:style-name="Default" office:value-type="string" calcext:value-type="string">
            <text:p>Moyenne des pertes</text:p>
          </table:table-cell>
          <table:table-cell table:style-name="Default" office:value-type="string" calcext:value-type="string">
            <text:p>Erreur d’apprentissage</text:p>
          </table:table-cell>
          <table:table-cell table:style-name="Default" office:value-type="string" calcext:value-type="string">
            <text:p>Erreur de généralisation(expérimentation 1)</text:p>
          </table:table-cell>
          <table:table-cell table:style-name="Default" office:value-type="string" calcext:value-type="string">
            <text:p>Erreur de généralisation(expérimentation 2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01946853730549" calcext:value-type="float">
            <text:p>1,02E+00</text:p>
          </table:table-cell>
          <table:table-cell office:value-type="percentage" office:value="0.200768652351909" calcext:value-type="percentage">
            <text:p>20,08 %</text:p>
          </table:table-cell>
          <table:table-cell office:value-type="percentage" office:value="0.201056338028169" calcext:value-type="percentage">
            <text:p>20,11 %</text:p>
          </table:table-cell>
          <table:table-cell office:value-type="percentage" office:value="0.763812860375155" calcext:value-type="percentage">
            <text:p>76,38 %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495979557315233" calcext:value-type="float">
            <text:p>4,96E-01</text:p>
          </table:table-cell>
          <table:table-cell office:value-type="percentage" office:value="0.186669730136185" calcext:value-type="percentage">
            <text:p>18,67 %</text:p>
          </table:table-cell>
          <table:table-cell office:value-type="percentage" office:value="0.195070422535211" calcext:value-type="percentage">
            <text:p>19,51 %</text:p>
          </table:table-cell>
          <table:table-cell office:value-type="percentage" office:value="0.761404277060069" calcext:value-type="percentage">
            <text:p>76,14 %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418048608529708" calcext:value-type="float">
            <text:p>4,18E-01</text:p>
          </table:table-cell>
          <table:table-cell office:value-type="percentage" office:value="0.185186732392013" calcext:value-type="percentage">
            <text:p>18,52 %</text:p>
          </table:table-cell>
          <table:table-cell office:value-type="percentage" office:value="0.187676056338028" calcext:value-type="percentage">
            <text:p>18,77 %</text:p>
          </table:table-cell>
          <table:table-cell office:value-type="percentage" office:value="0.758192832639953" calcext:value-type="percentage">
            <text:p>75,82 %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374626577430323" calcext:value-type="float">
            <text:p>3,75E-01</text:p>
          </table:table-cell>
          <table:table-cell office:value-type="percentage" office:value="0.178607235358008" calcext:value-type="percentage">
            <text:p>17,86 %</text:p>
          </table:table-cell>
          <table:table-cell office:value-type="percentage" office:value="0.186619718309859" calcext:value-type="percentage">
            <text:p>18,66 %</text:p>
          </table:table-cell>
          <table:table-cell office:value-type="percentage" office:value="0.755127362966207" calcext:value-type="percentage">
            <text:p>75,51 %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350917831324137" calcext:value-type="float">
            <text:p>3,51E-01</text:p>
          </table:table-cell>
          <table:table-cell office:value-type="percentage" office:value="0.169395939510402" calcext:value-type="percentage">
            <text:p>16,94 %</text:p>
          </table:table-cell>
          <table:table-cell office:value-type="percentage" office:value="0.18169014084507" calcext:value-type="percentage">
            <text:p>18,17 %</text:p>
          </table:table-cell>
          <table:table-cell office:value-type="percentage" office:value="0.75403255236844" calcext:value-type="percentage">
            <text:p>75,40 %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332295288936071" calcext:value-type="float">
            <text:p>3,32E-01</text:p>
          </table:table-cell>
          <table:table-cell office:value-type="percentage" office:value="0.164382989389256" calcext:value-type="percentage">
            <text:p>16,44 %</text:p>
          </table:table-cell>
          <table:table-cell office:value-type="percentage" office:value="0.168661971830986" calcext:value-type="percentage">
            <text:p>16,87 %</text:p>
          </table:table-cell>
          <table:table-cell office:value-type="percentage" office:value="0.74958032260419" calcext:value-type="percentage">
            <text:p>74,96 %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315673542731766" calcext:value-type="float">
            <text:p>3,16E-01</text:p>
          </table:table-cell>
          <table:table-cell office:value-type="percentage" office:value="0.155526777508564" calcext:value-type="percentage">
            <text:p>15,55 %</text:p>
          </table:table-cell>
          <table:table-cell office:value-type="percentage" office:value="0.171830985915493" calcext:value-type="percentage">
            <text:p>17,18 %</text:p>
          </table:table-cell>
          <table:table-cell office:value-type="percentage" office:value="0.741551711553901" calcext:value-type="percentage">
            <text:p>74,16 %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305188910298439" calcext:value-type="float">
            <text:p>3,05E-01</text:p>
          </table:table-cell>
          <table:table-cell office:value-type="percentage" office:value="0.153312724538391" calcext:value-type="percentage">
            <text:p>15,33 %</text:p>
          </table:table-cell>
          <table:table-cell office:value-type="percentage" office:value="0.175" calcext:value-type="percentage">
            <text:p>17,50 %</text:p>
          </table:table-cell>
          <table:table-cell office:value-type="percentage" office:value="0.734252974235457" calcext:value-type="percentage">
            <text:p>73,43 %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29429639932388" calcext:value-type="float">
            <text:p>2,94E-01</text:p>
          </table:table-cell>
          <table:table-cell office:value-type="percentage" office:value="0.148884618598045" calcext:value-type="percentage">
            <text:p>14,89 %</text:p>
          </table:table-cell>
          <table:table-cell office:value-type="percentage" office:value="0.166901408450704" calcext:value-type="percentage">
            <text:p>16,69 %</text:p>
          </table:table-cell>
          <table:table-cell office:value-type="percentage" office:value="0.733304138384059" calcext:value-type="percentage">
            <text:p>73,33 %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28529454165265" calcext:value-type="float">
            <text:p>2,85E-01</text:p>
          </table:table-cell>
          <table:table-cell office:value-type="percentage" office:value="0.145312891636728" calcext:value-type="percentage">
            <text:p>14,53 %</text:p>
          </table:table-cell>
          <table:table-cell office:value-type="percentage" office:value="0.164788732394366" calcext:value-type="percentage">
            <text:p>16,48 %</text:p>
          </table:table-cell>
          <table:table-cell office:value-type="percentage" office:value="0.732282315159477" calcext:value-type="percentage">
            <text:p>73,23 %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281173796377953" calcext:value-type="float">
            <text:p>2,81E-01</text:p>
          </table:table-cell>
          <table:table-cell office:value-type="percentage" office:value="0.148049126911187" calcext:value-type="percentage">
            <text:p>14,80 %</text:p>
          </table:table-cell>
          <table:table-cell office:value-type="percentage" office:value="0.166549295774648" calcext:value-type="percentage">
            <text:p>16,65 %</text:p>
          </table:table-cell>
          <table:table-cell office:value-type="percentage" office:value="0.727538135902489" calcext:value-type="percentage">
            <text:p>72,75 %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274935267885751" calcext:value-type="float">
            <text:p>2,75E-01</text:p>
          </table:table-cell>
          <table:table-cell office:value-type="percentage" office:value="0.144247639735985" calcext:value-type="percentage">
            <text:p>14,42 %</text:p>
          </table:table-cell>
          <table:table-cell office:value-type="percentage" office:value="0.166901408450704" calcext:value-type="percentage">
            <text:p>16,69 %</text:p>
          </table:table-cell>
          <table:table-cell office:value-type="percentage" office:value="0.734034012115904" calcext:value-type="percentage">
            <text:p>73,40 %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268575361805721" calcext:value-type="float">
            <text:p>2,69E-01</text:p>
          </table:table-cell>
          <table:table-cell office:value-type="percentage" office:value="0.14433118890467" calcext:value-type="percentage">
            <text:p>14,43 %</text:p>
          </table:table-cell>
          <table:table-cell office:value-type="percentage" office:value="0.164788732394366" calcext:value-type="percentage">
            <text:p>16,48 %</text:p>
          </table:table-cell>
          <table:table-cell office:value-type="percentage" office:value="0.734106999489088" calcext:value-type="percentage">
            <text:p>73,41 %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263869331605867" calcext:value-type="float">
            <text:p>2,64E-01</text:p>
          </table:table-cell>
          <table:table-cell office:value-type="percentage" office:value="0.148195337956387" calcext:value-type="percentage">
            <text:p>14,82 %</text:p>
          </table:table-cell>
          <table:table-cell office:value-type="percentage" office:value="0.171478873239437" calcext:value-type="percentage">
            <text:p>17,15 %</text:p>
          </table:table-cell>
          <table:table-cell office:value-type="percentage" office:value="0.727903072768411" calcext:value-type="percentage">
            <text:p>72,79 %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259000997223615" calcext:value-type="float">
            <text:p>2,59E-01</text:p>
          </table:table-cell>
          <table:table-cell office:value-type="percentage" office:value="0.142430445317069" calcext:value-type="percentage">
            <text:p>14,24 %</text:p>
          </table:table-cell>
          <table:table-cell office:value-type="percentage" office:value="0.162676056338028" calcext:value-type="percentage">
            <text:p>16,27 %</text:p>
          </table:table-cell>
          <table:table-cell office:value-type="percentage" office:value="0.733158163637691" calcext:value-type="percentage">
            <text:p>73,32 %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256083752122456" calcext:value-type="float">
            <text:p>2,56E-01</text:p>
          </table:table-cell>
          <table:table-cell office:value-type="percentage" office:value="0.142096248642326" calcext:value-type="percentage">
            <text:p>14,21 %</text:p>
          </table:table-cell>
          <table:table-cell office:value-type="percentage" office:value="0.178169014084507" calcext:value-type="percentage">
            <text:p>17,82 %</text:p>
          </table:table-cell>
          <table:table-cell office:value-type="percentage" office:value="0.737318443909204" calcext:value-type="percentage">
            <text:p>73,73 %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251923644929707" calcext:value-type="float">
            <text:p>2,52E-01</text:p>
          </table:table-cell>
          <table:table-cell office:value-type="percentage" office:value="0.141260756955468" calcext:value-type="percentage">
            <text:p>14,13 %</text:p>
          </table:table-cell>
          <table:table-cell office:value-type="percentage" office:value="0.166197183098592" calcext:value-type="percentage">
            <text:p>16,62 %</text:p>
          </table:table-cell>
          <table:table-cell office:value-type="percentage" office:value="0.731552441427633" calcext:value-type="percentage">
            <text:p>73,16 %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249062298010693" calcext:value-type="float">
            <text:p>2,49E-01</text:p>
          </table:table-cell>
          <table:table-cell office:value-type="percentage" office:value="0.140738574651182" calcext:value-type="percentage">
            <text:p>14,07 %</text:p>
          </table:table-cell>
          <table:table-cell office:value-type="percentage" office:value="0.179225352112676" calcext:value-type="percentage">
            <text:p>17,92 %</text:p>
          </table:table-cell>
          <table:table-cell office:value-type="percentage" office:value="0.734909860594117" calcext:value-type="percentage">
            <text:p>73,49 %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246385977283106" calcext:value-type="float">
            <text:p>2,46E-01</text:p>
          </table:table-cell>
          <table:table-cell office:value-type="percentage" office:value="0.136686439969922" calcext:value-type="percentage">
            <text:p>13,67 %</text:p>
          </table:table-cell>
          <table:table-cell office:value-type="percentage" office:value="0.167253521126761" calcext:value-type="percentage">
            <text:p>16,73 %</text:p>
          </table:table-cell>
          <table:table-cell office:value-type="percentage" office:value="0.727465148529304" calcext:value-type="percentage">
            <text:p>72,75 %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243613378698744" calcext:value-type="float">
            <text:p>2,44E-01</text:p>
          </table:table-cell>
          <table:table-cell office:value-type="percentage" office:value="0.139443562536553" calcext:value-type="percentage">
            <text:p>13,94 %</text:p>
          </table:table-cell>
          <table:table-cell office:value-type="percentage" office:value="0.166901408450704" calcext:value-type="percentage">
            <text:p>16,69 %</text:p>
          </table:table-cell>
          <table:table-cell office:value-type="percentage" office:value="0.735274797460039" calcext:value-type="percentage">
            <text:p>73,53 %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241148680092728" calcext:value-type="float">
            <text:p>2,41E-01</text:p>
          </table:table-cell>
          <table:table-cell office:value-type="percentage" office:value="0.135119893057064" calcext:value-type="percentage">
            <text:p>13,51 %</text:p>
          </table:table-cell>
          <table:table-cell office:value-type="percentage" office:value="0.162676056338028" calcext:value-type="percentage">
            <text:p>16,27 %</text:p>
          </table:table-cell>
          <table:table-cell office:value-type="percentage" office:value="0.733450113130429" calcext:value-type="percentage">
            <text:p>73,35 %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241507604813054" calcext:value-type="float">
            <text:p>2,42E-01</text:p>
          </table:table-cell>
          <table:table-cell office:value-type="percentage" office:value="0.132133010276548" calcext:value-type="percentage">
            <text:p>13,21 %</text:p>
          </table:table-cell>
          <table:table-cell office:value-type="percentage" office:value="0.16056338028169" calcext:value-type="percentage">
            <text:p>16,06 %</text:p>
          </table:table-cell>
          <table:table-cell office:value-type="percentage" office:value="0.727246186409751" calcext:value-type="percentage">
            <text:p>72,72 %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240390779012701" calcext:value-type="float">
            <text:p>2,40E-01</text:p>
          </table:table-cell>
          <table:table-cell office:value-type="percentage" office:value="0.134514161584092" calcext:value-type="percentage">
            <text:p>13,45 %</text:p>
          </table:table-cell>
          <table:table-cell office:value-type="percentage" office:value="0.158802816901408" calcext:value-type="percentage">
            <text:p>15,88 %</text:p>
          </table:table-cell>
          <table:table-cell office:value-type="percentage" office:value="0.728122034887964" calcext:value-type="percentage">
            <text:p>72,81 %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238579297163051" calcext:value-type="float">
            <text:p>2,39E-01</text:p>
          </table:table-cell>
          <table:table-cell office:value-type="percentage" office:value="0.137501044364609" calcext:value-type="percentage">
            <text:p>13,75 %</text:p>
          </table:table-cell>
          <table:table-cell office:value-type="percentage" office:value="0.157394366197183" calcext:value-type="percentage">
            <text:p>15,74 %</text:p>
          </table:table-cell>
          <table:table-cell office:value-type="percentage" office:value="0.734471936355011" calcext:value-type="percentage">
            <text:p>73,45 %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236324416548606" calcext:value-type="float">
            <text:p>2,36E-01</text:p>
          </table:table-cell>
          <table:table-cell office:value-type="percentage" office:value="0.134221739493692" calcext:value-type="percentage">
            <text:p>13,42 %</text:p>
          </table:table-cell>
          <table:table-cell office:value-type="percentage" office:value="0.162676056338028" calcext:value-type="percentage">
            <text:p>16,27 %</text:p>
          </table:table-cell>
          <table:table-cell office:value-type="percentage" office:value="0.736223633311437" calcext:value-type="percentage">
            <text:p>73,62 %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236698086212916" calcext:value-type="float">
            <text:p>2,37E-01</text:p>
          </table:table-cell>
          <table:table-cell office:value-type="percentage" office:value="0.132780516333862" calcext:value-type="percentage">
            <text:p>13,28 %</text:p>
          </table:table-cell>
          <table:table-cell office:value-type="percentage" office:value="0.160211267605634" calcext:value-type="percentage">
            <text:p>16,02 %</text:p>
          </table:table-cell>
          <table:table-cell office:value-type="percentage" office:value="0.732209327786293" calcext:value-type="percentage">
            <text:p>73,22 %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234419468892672" calcext:value-type="float">
            <text:p>2,34E-01</text:p>
          </table:table-cell>
          <table:table-cell office:value-type="percentage" office:value="0.133866655526777" calcext:value-type="percentage">
            <text:p>13,39 %</text:p>
          </table:table-cell>
          <table:table-cell office:value-type="percentage" office:value="0.158450704225352" calcext:value-type="percentage">
            <text:p>15,85 %</text:p>
          </table:table-cell>
          <table:table-cell office:value-type="percentage" office:value="0.72870593387344" calcext:value-type="percentage">
            <text:p>72,87 %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233088624649366" calcext:value-type="float">
            <text:p>2,33E-01</text:p>
          </table:table-cell>
          <table:table-cell office:value-type="percentage" office:value="0.136164257665636" calcext:value-type="percentage">
            <text:p>13,62 %</text:p>
          </table:table-cell>
          <table:table-cell office:value-type="percentage" office:value="0.163380281690141" calcext:value-type="percentage">
            <text:p>16,34 %</text:p>
          </table:table-cell>
          <table:table-cell office:value-type="percentage" office:value="0.731260491934895" calcext:value-type="percentage">
            <text:p>73,13 %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231827125029684" calcext:value-type="float">
            <text:p>2,32E-01</text:p>
          </table:table-cell>
          <table:table-cell office:value-type="percentage" office:value="0.134994569304035" calcext:value-type="percentage">
            <text:p>13,50 %</text:p>
          </table:table-cell>
          <table:table-cell office:value-type="percentage" office:value="0.166901408450704" calcext:value-type="percentage">
            <text:p>16,69 %</text:p>
          </table:table-cell>
          <table:table-cell office:value-type="percentage" office:value="0.718706663747172" calcext:value-type="percentage">
            <text:p>71,87 %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234560155568417" calcext:value-type="float">
            <text:p>2,35E-01</text:p>
          </table:table-cell>
          <table:table-cell office:value-type="percentage" office:value="0.130942434622776" calcext:value-type="percentage">
            <text:p>13,09 %</text:p>
          </table:table-cell>
          <table:table-cell office:value-type="percentage" office:value="0.16056338028169" calcext:value-type="percentage">
            <text:p>16,06 %</text:p>
          </table:table-cell>
          <table:table-cell office:value-type="percentage" office:value="0.722064082913656" calcext:value-type="percentage">
            <text:p>72,21 %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0.230339057371038" calcext:value-type="float">
            <text:p>2,30E-01</text:p>
          </table:table-cell>
          <table:table-cell office:value-type="percentage" office:value="0.137145960397694" calcext:value-type="percentage">
            <text:p>13,71 %</text:p>
          </table:table-cell>
          <table:table-cell office:value-type="percentage" office:value="0.167605633802817" calcext:value-type="percentage">
            <text:p>16,76 %</text:p>
          </table:table-cell>
          <table:table-cell office:value-type="percentage" office:value="0.731771403547186" calcext:value-type="percentage">
            <text:p>73,18 %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230391269208746" calcext:value-type="float">
            <text:p>2,30E-01</text:p>
          </table:table-cell>
          <table:table-cell office:value-type="percentage" office:value="0.132550756119977" calcext:value-type="percentage">
            <text:p>13,26 %</text:p>
          </table:table-cell>
          <table:table-cell office:value-type="percentage" office:value="0.161971830985916" calcext:value-type="percentage">
            <text:p>16,20 %</text:p>
          </table:table-cell>
          <table:table-cell office:value-type="percentage" office:value="0.731187504561711" calcext:value-type="percentage">
            <text:p>73,12 %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0.22593014421831" calcext:value-type="float">
            <text:p>2,26E-01</text:p>
          </table:table-cell>
          <table:table-cell office:value-type="percentage" office:value="0.144456512657699" calcext:value-type="percentage">
            <text:p>14,45 %</text:p>
          </table:table-cell>
          <table:table-cell office:value-type="percentage" office:value="0.167253521126761" calcext:value-type="percentage">
            <text:p>16,73 %</text:p>
          </table:table-cell>
          <table:table-cell office:value-type="percentage" office:value="0.73133347930808" calcext:value-type="percentage">
            <text:p>73,13 %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0.226977188987131" calcext:value-type="float">
            <text:p>2,27E-01</text:p>
          </table:table-cell>
          <table:table-cell office:value-type="percentage" office:value="0.133302698638149" calcext:value-type="percentage">
            <text:p>13,33 %</text:p>
          </table:table-cell>
          <table:table-cell office:value-type="percentage" office:value="0.166901408450704" calcext:value-type="percentage">
            <text:p>16,69 %</text:p>
          </table:table-cell>
          <table:table-cell office:value-type="percentage" office:value="0.728778921246624" calcext:value-type="percentage">
            <text:p>72,88 %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0.225701318589424" calcext:value-type="float">
            <text:p>2,26E-01</text:p>
          </table:table-cell>
          <table:table-cell office:value-type="percentage" office:value="0.142806416576155" calcext:value-type="percentage">
            <text:p>14,28 %</text:p>
          </table:table-cell>
          <table:table-cell office:value-type="percentage" office:value="0.175704225352113" calcext:value-type="percentage">
            <text:p>17,57 %</text:p>
          </table:table-cell>
          <table:table-cell office:value-type="percentage" office:value="0.73199036566674" calcext:value-type="percentage">
            <text:p>73,20 %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0.223744219675913" calcext:value-type="float">
            <text:p>2,24E-01</text:p>
          </table:table-cell>
          <table:table-cell office:value-type="percentage" office:value="0.125595287826886" calcext:value-type="percentage">
            <text:p>12,56 %</text:p>
          </table:table-cell>
          <table:table-cell office:value-type="percentage" office:value="0.156338028169014" calcext:value-type="percentage">
            <text:p>15,63 %</text:p>
          </table:table-cell>
          <table:table-cell office:value-type="percentage" office:value="0.72476461572148" calcext:value-type="percentage">
            <text:p>72,48 %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0.224131981384795" calcext:value-type="float">
            <text:p>2,24E-01</text:p>
          </table:table-cell>
          <table:table-cell office:value-type="percentage" office:value="0.127120060155401" calcext:value-type="percentage">
            <text:p>12,71 %</text:p>
          </table:table-cell>
          <table:table-cell office:value-type="percentage" office:value="0.160915492957746" calcext:value-type="percentage">
            <text:p>16,09 %</text:p>
          </table:table-cell>
          <table:table-cell office:value-type="percentage" office:value="0.719728486971754" calcext:value-type="percentage">
            <text:p>71,97 %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0.220707318320559" calcext:value-type="float">
            <text:p>2,21E-01</text:p>
          </table:table-cell>
          <table:table-cell office:value-type="percentage" office:value="0.121543153145626" calcext:value-type="percentage">
            <text:p>12,15 %</text:p>
          </table:table-cell>
          <table:table-cell office:value-type="percentage" office:value="0.15387323943662" calcext:value-type="percentage">
            <text:p>15,39 %</text:p>
          </table:table-cell>
          <table:table-cell office:value-type="percentage" office:value="0.731625428800817" calcext:value-type="percentage">
            <text:p>73,16 %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0.222355969282039" calcext:value-type="float">
            <text:p>2,22E-01</text:p>
          </table:table-cell>
          <table:table-cell office:value-type="percentage" office:value="0.14172027738324" calcext:value-type="percentage">
            <text:p>14,17 %</text:p>
          </table:table-cell>
          <table:table-cell office:value-type="percentage" office:value="0.177464788732394" calcext:value-type="percentage">
            <text:p>17,75 %</text:p>
          </table:table-cell>
          <table:table-cell office:value-type="percentage" office:value="0.732793226771769" calcext:value-type="percentage">
            <text:p>73,28 %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221321906396272" calcext:value-type="float">
            <text:p>2,21E-01</text:p>
          </table:table-cell>
          <table:table-cell office:value-type="percentage" office:value="0.131485504219233" calcext:value-type="percentage">
            <text:p>13,15 %</text:p>
          </table:table-cell>
          <table:table-cell office:value-type="percentage" office:value="0.166549295774648" calcext:value-type="percentage">
            <text:p>16,65 %</text:p>
          </table:table-cell>
          <table:table-cell office:value-type="percentage" office:value="0.737245456536019" calcext:value-type="percentage">
            <text:p>73,72 %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0.238440161475431" calcext:value-type="float">
            <text:p>2,38E-01</text:p>
          </table:table-cell>
          <table:table-cell office:value-type="percentage" office:value="0.100071016793383" calcext:value-type="percentage">
            <text:p>10,01 %</text:p>
          </table:table-cell>
          <table:table-cell office:value-type="percentage" office:value="0.15" calcext:value-type="percentage">
            <text:p>15,00 %</text:p>
          </table:table-cell>
          <table:table-cell office:value-type="percentage" office:value="0.714108459236552" calcext:value-type="percentage">
            <text:p>71,41 %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219034827080255" calcext:value-type="float">
            <text:p>2,19E-01</text:p>
          </table:table-cell>
          <table:table-cell office:value-type="percentage" office:value="0.135830060990893" calcext:value-type="percentage">
            <text:p>13,58 %</text:p>
          </table:table-cell>
          <table:table-cell office:value-type="percentage" office:value="0.170070422535211" calcext:value-type="percentage">
            <text:p>17,01 %</text:p>
          </table:table-cell>
          <table:table-cell office:value-type="percentage" office:value="0.726808262170644" calcext:value-type="percentage">
            <text:p>72,68 %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0.217228299532648" calcext:value-type="float">
            <text:p>2,17E-01</text:p>
          </table:table-cell>
          <table:table-cell office:value-type="percentage" office:value="0.128122650179631" calcext:value-type="percentage">
            <text:p>12,81 %</text:p>
          </table:table-cell>
          <table:table-cell office:value-type="percentage" office:value="0.161619718309859" calcext:value-type="percentage">
            <text:p>16,16 %</text:p>
          </table:table-cell>
          <table:table-cell office:value-type="percentage" office:value="0.730749580322604" calcext:value-type="percentage">
            <text:p>73,07 %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0.217363125353014" calcext:value-type="float">
            <text:p>2,17E-01</text:p>
          </table:table-cell>
          <table:table-cell office:value-type="percentage" office:value="0.127308045784944" calcext:value-type="percentage">
            <text:p>12,73 %</text:p>
          </table:table-cell>
          <table:table-cell office:value-type="percentage" office:value="0.154577464788732" calcext:value-type="percentage">
            <text:p>15,46 %</text:p>
          </table:table-cell>
          <table:table-cell office:value-type="percentage" office:value="0.731187504561711" calcext:value-type="percentage">
            <text:p>73,12 %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0.219038090734881" calcext:value-type="float">
            <text:p>2,19E-01</text:p>
          </table:table-cell>
          <table:table-cell office:value-type="percentage" office:value="0.129062578327346" calcext:value-type="percentage">
            <text:p>12,91 %</text:p>
          </table:table-cell>
          <table:table-cell office:value-type="percentage" office:value="0.16056338028169" calcext:value-type="percentage">
            <text:p>16,06 %</text:p>
          </table:table-cell>
          <table:table-cell office:value-type="percentage" office:value="0.724034741989636" calcext:value-type="percentage">
            <text:p>72,40 %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0.230956144614648" calcext:value-type="float">
            <text:p>2,31E-01</text:p>
          </table:table-cell>
          <table:table-cell office:value-type="percentage" office:value="0.0981493859136101" calcext:value-type="percentage">
            <text:p>9,81 %</text:p>
          </table:table-cell>
          <table:table-cell office:value-type="percentage" office:value="0.148591549295775" calcext:value-type="percentage">
            <text:p>14,86 %</text:p>
          </table:table-cell>
          <table:table-cell office:value-type="percentage" office:value="0.716225093058901" calcext:value-type="percentage">
            <text:p>71,62 %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0.219828079388528" calcext:value-type="float">
            <text:p>2,20E-01</text:p>
          </table:table-cell>
          <table:table-cell office:value-type="percentage" office:value="0.121772913359512" calcext:value-type="percentage">
            <text:p>12,18 %</text:p>
          </table:table-cell>
          <table:table-cell office:value-type="percentage" office:value="0.159859154929577" calcext:value-type="percentage">
            <text:p>15,99 %</text:p>
          </table:table-cell>
          <table:table-cell office:value-type="percentage" office:value="0.726881249543829" calcext:value-type="percentage">
            <text:p>72,69 %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0.215405815953807" calcext:value-type="float">
            <text:p>2,15E-01</text:p>
          </table:table-cell>
          <table:table-cell office:value-type="percentage" office:value="0.129814520845518" calcext:value-type="percentage">
            <text:p>12,98 %</text:p>
          </table:table-cell>
          <table:table-cell office:value-type="percentage" office:value="0.165492957746479" calcext:value-type="percentage">
            <text:p>16,55 %</text:p>
          </table:table-cell>
          <table:table-cell office:value-type="percentage" office:value="0.725567476826509" calcext:value-type="percentage">
            <text:p>72,56 %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0.214429214536491" calcext:value-type="float">
            <text:p>2,14E-01</text:p>
          </table:table-cell>
          <table:table-cell office:value-type="percentage" office:value="0.127830228089231" calcext:value-type="percentage">
            <text:p>12,78 %</text:p>
          </table:table-cell>
          <table:table-cell office:value-type="percentage" office:value="0.158098591549296" calcext:value-type="percentage">
            <text:p>15,81 %</text:p>
          </table:table-cell>
          <table:table-cell office:value-type="percentage" office:value="0.717757827895774" calcext:value-type="percentage">
            <text:p>71,78 %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215385624890231" calcext:value-type="float">
            <text:p>2,15E-01</text:p>
          </table:table-cell>
          <table:table-cell office:value-type="percentage" office:value="0.130315815857632" calcext:value-type="percentage">
            <text:p>13,03 %</text:p>
          </table:table-cell>
          <table:table-cell office:value-type="percentage" office:value="0.169366197183099" calcext:value-type="percentage">
            <text:p>16,94 %</text:p>
          </table:table-cell>
          <table:table-cell office:value-type="percentage" office:value="0.730822567695789" calcext:value-type="percentage">
            <text:p>73,08 %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0.210801421710625" calcext:value-type="float">
            <text:p>2,11E-01</text:p>
          </table:table-cell>
          <table:table-cell office:value-type="percentage" office:value="0.12941766229426" calcext:value-type="percentage">
            <text:p>12,94 %</text:p>
          </table:table-cell>
          <table:table-cell office:value-type="percentage" office:value="0.159507042253521" calcext:value-type="percentage">
            <text:p>15,95 %</text:p>
          </table:table-cell>
          <table:table-cell office:value-type="percentage" office:value="0.727903072768411" calcext:value-type="percentage">
            <text:p>72,79 %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0.214790244269776" calcext:value-type="float">
            <text:p>2,15E-01</text:p>
          </table:table-cell>
          <table:table-cell office:value-type="percentage" office:value="0.127475144122316" calcext:value-type="percentage">
            <text:p>12,75 %</text:p>
          </table:table-cell>
          <table:table-cell office:value-type="percentage" office:value="0.154577464788732" calcext:value-type="percentage">
            <text:p>15,46 %</text:p>
          </table:table-cell>
          <table:table-cell office:value-type="percentage" office:value="0.713524560251077" calcext:value-type="percentage">
            <text:p>71,35 %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0.222916812516253" calcext:value-type="float">
            <text:p>2,23E-01</text:p>
          </table:table-cell>
          <table:table-cell office:value-type="percentage" office:value="0.0961859804494946" calcext:value-type="percentage">
            <text:p>9,62 %</text:p>
          </table:table-cell>
          <table:table-cell office:value-type="percentage" office:value="0.158802816901408" calcext:value-type="percentage">
            <text:p>15,88 %</text:p>
          </table:table-cell>
          <table:table-cell office:value-type="percentage" office:value="0.704109189110284" calcext:value-type="percentage">
            <text:p>70,41 %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0.217578704342032" calcext:value-type="float">
            <text:p>2,18E-01</text:p>
          </table:table-cell>
          <table:table-cell office:value-type="percentage" office:value="0.126013033670315" calcext:value-type="percentage">
            <text:p>12,60 %</text:p>
          </table:table-cell>
          <table:table-cell office:value-type="percentage" office:value="0.156338028169014" calcext:value-type="percentage">
            <text:p>15,63 %</text:p>
          </table:table-cell>
          <table:table-cell office:value-type="percentage" office:value="0.71440040872929" calcext:value-type="percentage">
            <text:p>71,44 %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0.217383955923568" calcext:value-type="float">
            <text:p>2,17E-01</text:p>
          </table:table-cell>
          <table:table-cell office:value-type="percentage" office:value="0.0998830311638399" calcext:value-type="percentage">
            <text:p>9,99 %</text:p>
          </table:table-cell>
          <table:table-cell office:value-type="percentage" office:value="0.15" calcext:value-type="percentage">
            <text:p>15,00 %</text:p>
          </table:table-cell>
          <table:table-cell office:value-type="percentage" office:value="0.707101671410846" calcext:value-type="percentage">
            <text:p>70,71 %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0.21356059636811" calcext:value-type="float">
            <text:p>2,14E-01</text:p>
          </table:table-cell>
          <table:table-cell office:value-type="percentage" office:value="0.123757206115799" calcext:value-type="percentage">
            <text:p>12,38 %</text:p>
          </table:table-cell>
          <table:table-cell office:value-type="percentage" office:value="0.15669014084507" calcext:value-type="percentage">
            <text:p>15,67 %</text:p>
          </table:table-cell>
          <table:table-cell office:value-type="percentage" office:value="0.710386103204146" calcext:value-type="percentage">
            <text:p>71,04 %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0.22730693611219" calcext:value-type="float">
            <text:p>2,27E-01</text:p>
          </table:table-cell>
          <table:table-cell office:value-type="percentage" office:value="0.101595789121898" calcext:value-type="percentage">
            <text:p>10,16 %</text:p>
          </table:table-cell>
          <table:table-cell office:value-type="percentage" office:value="0.168661971830986" calcext:value-type="percentage">
            <text:p>16,87 %</text:p>
          </table:table-cell>
          <table:table-cell office:value-type="percentage" office:value="0.713889497116999" calcext:value-type="percentage">
            <text:p>71,39 %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0.222619206253298" calcext:value-type="float">
            <text:p>2,23E-01</text:p>
          </table:table-cell>
          <table:table-cell office:value-type="percentage" office:value="0.125407302197343" calcext:value-type="percentage">
            <text:p>12,54 %</text:p>
          </table:table-cell>
          <table:table-cell office:value-type="percentage" office:value="0.160211267605634" calcext:value-type="percentage">
            <text:p>16,02 %</text:p>
          </table:table-cell>
          <table:table-cell office:value-type="percentage" office:value="0.717100941537114" calcext:value-type="percentage">
            <text:p>71,71 %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0.218202836391068" calcext:value-type="float">
            <text:p>2,18E-01</text:p>
          </table:table-cell>
          <table:table-cell office:value-type="percentage" office:value="0.129626535215975" calcext:value-type="percentage">
            <text:p>12,96 %</text:p>
          </table:table-cell>
          <table:table-cell office:value-type="percentage" office:value="0.158802816901408" calcext:value-type="percentage">
            <text:p>15,88 %</text:p>
          </table:table-cell>
          <table:table-cell office:value-type="percentage" office:value="0.721626158674549" calcext:value-type="percentage">
            <text:p>72,16 %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207853431273245" calcext:value-type="float">
            <text:p>2,08E-01</text:p>
          </table:table-cell>
          <table:table-cell office:value-type="percentage" office:value="0.125720611579915" calcext:value-type="percentage">
            <text:p>12,57 %</text:p>
          </table:table-cell>
          <table:table-cell office:value-type="percentage" office:value="0.155281690140845" calcext:value-type="percentage">
            <text:p>15,53 %</text:p>
          </table:table-cell>
          <table:table-cell office:value-type="percentage" office:value="0.719509524852201" calcext:value-type="percentage">
            <text:p>71,95 %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0.232150180840629" calcext:value-type="float">
            <text:p>2,32E-01</text:p>
          </table:table-cell>
          <table:table-cell office:value-type="percentage" office:value="0.102828139360013" calcext:value-type="percentage">
            <text:p>10,28 %</text:p>
          </table:table-cell>
          <table:table-cell office:value-type="percentage" office:value="0.151408450704225" calcext:value-type="percentage">
            <text:p>15,14 %</text:p>
          </table:table-cell>
          <table:table-cell office:value-type="percentage" office:value="0.706736734544924" calcext:value-type="percentage">
            <text:p>70,67 %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0.227464889754409" calcext:value-type="float">
            <text:p>2,27E-01</text:p>
          </table:table-cell>
          <table:table-cell office:value-type="percentage" office:value="0.122399532124655" calcext:value-type="percentage">
            <text:p>12,24 %</text:p>
          </table:table-cell>
          <table:table-cell office:value-type="percentage" office:value="0.164788732394366" calcext:value-type="percentage">
            <text:p>16,48 %</text:p>
          </table:table-cell>
          <table:table-cell office:value-type="percentage" office:value="0.728486971753887" calcext:value-type="percentage">
            <text:p>72,85 %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0.20997509059591" calcext:value-type="float">
            <text:p>2,10E-01</text:p>
          </table:table-cell>
          <table:table-cell office:value-type="percentage" office:value="0.120937421672654" calcext:value-type="percentage">
            <text:p>12,09 %</text:p>
          </table:table-cell>
          <table:table-cell office:value-type="percentage" office:value="0.162676056338028" calcext:value-type="percentage">
            <text:p>16,27 %</text:p>
          </table:table-cell>
          <table:table-cell office:value-type="percentage" office:value="0.721991095540471" calcext:value-type="percentage">
            <text:p>72,20 %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22530686815971" calcext:value-type="float">
            <text:p>2,25E-01</text:p>
          </table:table-cell>
          <table:table-cell office:value-type="percentage" office:value="0.0975227671484669" calcext:value-type="percentage">
            <text:p>9,75 %</text:p>
          </table:table-cell>
          <table:table-cell office:value-type="percentage" office:value="0.158098591549296" calcext:value-type="percentage">
            <text:p>15,81 %</text:p>
          </table:table-cell>
          <table:table-cell office:value-type="percentage" office:value="0.724837603094665" calcext:value-type="percentage">
            <text:p>72,48 %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0.224821198433337" calcext:value-type="float">
            <text:p>2,25E-01</text:p>
          </table:table-cell>
          <table:table-cell office:value-type="percentage" office:value="0.0951625031330938" calcext:value-type="percentage">
            <text:p>9,52 %</text:p>
          </table:table-cell>
          <table:table-cell office:value-type="percentage" office:value="0.150704225352113" calcext:value-type="percentage">
            <text:p>15,07 %</text:p>
          </table:table-cell>
          <table:table-cell office:value-type="percentage" office:value="0.720969272315889" calcext:value-type="percentage">
            <text:p>72,10 %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0.20978641306097" calcext:value-type="float">
            <text:p>2,10E-01</text:p>
          </table:table-cell>
          <table:table-cell office:value-type="percentage" office:value="0.125052218230429" calcext:value-type="percentage">
            <text:p>12,51 %</text:p>
          </table:table-cell>
          <table:table-cell office:value-type="percentage" office:value="0.145422535211268" calcext:value-type="percentage">
            <text:p>14,54 %</text:p>
          </table:table-cell>
          <table:table-cell office:value-type="percentage" office:value="0.72213707028684" calcext:value-type="percentage">
            <text:p>72,21 %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0.265877071667785" calcext:value-type="float">
            <text:p>2,66E-01</text:p>
          </table:table-cell>
          <table:table-cell office:value-type="percentage" office:value="0.0925098170273205" calcext:value-type="percentage">
            <text:p>9,25 %</text:p>
          </table:table-cell>
          <table:table-cell office:value-type="percentage" office:value="0.137323943661972" calcext:value-type="percentage">
            <text:p>13,73 %</text:p>
          </table:table-cell>
          <table:table-cell office:value-type="percentage" office:value="0.720385373330414" calcext:value-type="percentage">
            <text:p>72,04 %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0.223543137392335" calcext:value-type="float">
            <text:p>2,24E-01</text:p>
          </table:table-cell>
          <table:table-cell office:value-type="percentage" office:value="0.131088645667976" calcext:value-type="percentage">
            <text:p>13,11 %</text:p>
          </table:table-cell>
          <table:table-cell office:value-type="percentage" office:value="0.156338028169014" calcext:value-type="percentage">
            <text:p>15,63 %</text:p>
          </table:table-cell>
          <table:table-cell office:value-type="percentage" office:value="0.743157433763959" calcext:value-type="percentage">
            <text:p>74,32 %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0.252829201615397" calcext:value-type="float">
            <text:p>2,53E-01</text:p>
          </table:table-cell>
          <table:table-cell office:value-type="percentage" office:value="0.0971259085972095" calcext:value-type="percentage">
            <text:p>9,71 %</text:p>
          </table:table-cell>
          <table:table-cell office:value-type="percentage" office:value="0.158802816901408" calcext:value-type="percentage">
            <text:p>15,88 %</text:p>
          </table:table-cell>
          <table:table-cell office:value-type="percentage" office:value="0.725932413692431" calcext:value-type="percentage">
            <text:p>72,59 %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243312019638652" calcext:value-type="float">
            <text:p>2,43E-01</text:p>
          </table:table-cell>
          <table:table-cell office:value-type="percentage" office:value="0.0982120477901245" calcext:value-type="percentage">
            <text:p>9,82 %</text:p>
          </table:table-cell>
          <table:table-cell office:value-type="percentage" office:value="0.159859154929577" calcext:value-type="percentage">
            <text:p>15,99 %</text:p>
          </table:table-cell>
          <table:table-cell office:value-type="percentage" office:value="0.719290562732647" calcext:value-type="percentage">
            <text:p>71,93 %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style-name="Default" office:value-type="string" calcext:value-type="string">
            <text:p>nan</text:p>
          </table:table-cell>
          <table:table-cell office:value-type="percentage" office:value="0.993232517336452" calcext:value-type="percentage">
            <text:p>99,32 %</text:p>
          </table:table-cell>
          <table:table-cell office:value-type="percentage" office:value="0.996830985915493" calcext:value-type="percentage">
            <text:p>99,68 %</text:p>
          </table:table-cell>
          <table:table-cell office:value-type="percentage" office:value="0.992993212174294" calcext:value-type="percentage">
            <text:p>99,30 %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style-name="Default" office:value-type="string" calcext:value-type="string">
            <text:p>nan</text:p>
          </table:table-cell>
          <table:table-cell office:value-type="percentage" office:value="0.993232517336452" calcext:value-type="percentage">
            <text:p>99,32 %</text:p>
          </table:table-cell>
          <table:table-cell office:value-type="percentage" office:value="0.996830985915493" calcext:value-type="percentage">
            <text:p>99,68 %</text:p>
          </table:table-cell>
          <table:table-cell office:value-type="percentage" office:value="0.992993212174294" calcext:value-type="percentage">
            <text:p>99,30 %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style-name="Default" office:value-type="string" calcext:value-type="string">
            <text:p>nan</text:p>
          </table:table-cell>
          <table:table-cell office:value-type="percentage" office:value="0.993232517336452" calcext:value-type="percentage">
            <text:p>99,32 %</text:p>
          </table:table-cell>
          <table:table-cell office:value-type="percentage" office:value="0.996830985915493" calcext:value-type="percentage">
            <text:p>99,68 %</text:p>
          </table:table-cell>
          <table:table-cell office:value-type="percentage" office:value="0.992993212174294" calcext:value-type="percentage">
            <text:p>99,30 %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style-name="Default" office:value-type="string" calcext:value-type="string">
            <text:p>nan</text:p>
          </table:table-cell>
          <table:table-cell office:value-type="percentage" office:value="0.993232517336452" calcext:value-type="percentage">
            <text:p>99,32 %</text:p>
          </table:table-cell>
          <table:table-cell office:value-type="percentage" office:value="0.996830985915493" calcext:value-type="percentage">
            <text:p>99,68 %</text:p>
          </table:table-cell>
          <table:table-cell office:value-type="percentage" office:value="0.992993212174294" calcext:value-type="percentage">
            <text:p>99,30 %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style-name="Default" office:value-type="string" calcext:value-type="string">
            <text:p>nan</text:p>
          </table:table-cell>
          <table:table-cell office:value-type="percentage" office:value="0.993232517336452" calcext:value-type="percentage">
            <text:p>99,32 %</text:p>
          </table:table-cell>
          <table:table-cell office:value-type="percentage" office:value="0.996830985915493" calcext:value-type="percentage">
            <text:p>99,68 %</text:p>
          </table:table-cell>
          <table:table-cell office:value-type="percentage" office:value="0.992993212174294" calcext:value-type="percentage">
            <text:p>99,30 %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style-name="Default" office:value-type="string" calcext:value-type="string">
            <text:p>nan</text:p>
          </table:table-cell>
          <table:table-cell office:value-type="percentage" office:value="0.993232517336452" calcext:value-type="percentage">
            <text:p>99,32 %</text:p>
          </table:table-cell>
          <table:table-cell office:value-type="percentage" office:value="0.996830985915493" calcext:value-type="percentage">
            <text:p>99,68 %</text:p>
          </table:table-cell>
          <table:table-cell office:value-type="percentage" office:value="0.992993212174294" calcext:value-type="percentage">
            <text:p>99,30 %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style-name="Default" office:value-type="string" calcext:value-type="string">
            <text:p>nan</text:p>
          </table:table-cell>
          <table:table-cell office:value-type="percentage" office:value="0.993232517336452" calcext:value-type="percentage">
            <text:p>99,32 %</text:p>
          </table:table-cell>
          <table:table-cell office:value-type="percentage" office:value="0.996830985915493" calcext:value-type="percentage">
            <text:p>99,68 %</text:p>
          </table:table-cell>
          <table:table-cell office:value-type="percentage" office:value="0.992993212174294" calcext:value-type="percentage">
            <text:p>99,30 %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style-name="Default" office:value-type="string" calcext:value-type="string">
            <text:p>nan</text:p>
          </table:table-cell>
          <table:table-cell office:value-type="percentage" office:value="0.993232517336452" calcext:value-type="percentage">
            <text:p>99,32 %</text:p>
          </table:table-cell>
          <table:table-cell office:value-type="percentage" office:value="0.996830985915493" calcext:value-type="percentage">
            <text:p>99,68 %</text:p>
          </table:table-cell>
          <table:table-cell office:value-type="percentage" office:value="0.992993212174294" calcext:value-type="percentage">
            <text:p>99,30 %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style-name="Default" office:value-type="string" calcext:value-type="string">
            <text:p>nan</text:p>
          </table:table-cell>
          <table:table-cell office:value-type="percentage" office:value="0.993232517336452" calcext:value-type="percentage">
            <text:p>99,32 %</text:p>
          </table:table-cell>
          <table:table-cell office:value-type="percentage" office:value="0.996830985915493" calcext:value-type="percentage">
            <text:p>99,68 %</text:p>
          </table:table-cell>
          <table:table-cell office:value-type="percentage" office:value="0.992993212174294" calcext:value-type="percentage">
            <text:p>99,30 %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Default" office:value-type="string" calcext:value-type="string">
            <text:p>nan</text:p>
          </table:table-cell>
          <table:table-cell office:value-type="percentage" office:value="0.993232517336452" calcext:value-type="percentage">
            <text:p>99,32 %</text:p>
          </table:table-cell>
          <table:table-cell office:value-type="percentage" office:value="0.996830985915493" calcext:value-type="percentage">
            <text:p>99,68 %</text:p>
          </table:table-cell>
          <table:table-cell office:value-type="percentage" office:value="0.992993212174294" calcext:value-type="percentage">
            <text:p>99,30 %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style-name="Default" office:value-type="string" calcext:value-type="string">
            <text:p>nan</text:p>
          </table:table-cell>
          <table:table-cell office:value-type="percentage" office:value="0.993232517336452" calcext:value-type="percentage">
            <text:p>99,32 %</text:p>
          </table:table-cell>
          <table:table-cell office:value-type="percentage" office:value="0.996830985915493" calcext:value-type="percentage">
            <text:p>99,68 %</text:p>
          </table:table-cell>
          <table:table-cell office:value-type="percentage" office:value="0.992993212174294" calcext:value-type="percentage">
            <text:p>99,30 %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style-name="Default" office:value-type="string" calcext:value-type="string">
            <text:p>nan</text:p>
          </table:table-cell>
          <table:table-cell office:value-type="percentage" office:value="0.993232517336452" calcext:value-type="percentage">
            <text:p>99,32 %</text:p>
          </table:table-cell>
          <table:table-cell office:value-type="percentage" office:value="0.996830985915493" calcext:value-type="percentage">
            <text:p>99,68 %</text:p>
          </table:table-cell>
          <table:table-cell office:value-type="percentage" office:value="0.992993212174294" calcext:value-type="percentage">
            <text:p>99,30 %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style-name="Default" office:value-type="string" calcext:value-type="string">
            <text:p>nan</text:p>
          </table:table-cell>
          <table:table-cell office:value-type="percentage" office:value="0.993232517336452" calcext:value-type="percentage">
            <text:p>99,32 %</text:p>
          </table:table-cell>
          <table:table-cell office:value-type="percentage" office:value="0.996830985915493" calcext:value-type="percentage">
            <text:p>99,68 %</text:p>
          </table:table-cell>
          <table:table-cell office:value-type="percentage" office:value="0.992993212174294" calcext:value-type="percentage">
            <text:p>99,30 %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style-name="Default" office:value-type="string" calcext:value-type="string">
            <text:p>nan</text:p>
          </table:table-cell>
          <table:table-cell office:value-type="percentage" office:value="0.993232517336452" calcext:value-type="percentage">
            <text:p>99,32 %</text:p>
          </table:table-cell>
          <table:table-cell office:value-type="percentage" office:value="0.996830985915493" calcext:value-type="percentage">
            <text:p>99,68 %</text:p>
          </table:table-cell>
          <table:table-cell office:value-type="percentage" office:value="0.992993212174294" calcext:value-type="percentage">
            <text:p>99,30 %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style-name="Default" office:value-type="string" calcext:value-type="string">
            <text:p>nan</text:p>
          </table:table-cell>
          <table:table-cell office:value-type="percentage" office:value="0.993232517336452" calcext:value-type="percentage">
            <text:p>99,32 %</text:p>
          </table:table-cell>
          <table:table-cell office:value-type="percentage" office:value="0.996830985915493" calcext:value-type="percentage">
            <text:p>99,68 %</text:p>
          </table:table-cell>
          <table:table-cell office:value-type="percentage" office:value="0.992993212174294" calcext:value-type="percentage">
            <text:p>99,30 %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style-name="Default" office:value-type="string" calcext:value-type="string">
            <text:p>nan</text:p>
          </table:table-cell>
          <table:table-cell office:value-type="percentage" office:value="0.993232517336452" calcext:value-type="percentage">
            <text:p>99,32 %</text:p>
          </table:table-cell>
          <table:table-cell office:value-type="percentage" office:value="0.996830985915493" calcext:value-type="percentage">
            <text:p>99,68 %</text:p>
          </table:table-cell>
          <table:table-cell office:value-type="percentage" office:value="0.992993212174294" calcext:value-type="percentage">
            <text:p>99,30 %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style-name="Default" office:value-type="string" calcext:value-type="string">
            <text:p>nan</text:p>
          </table:table-cell>
          <table:table-cell office:value-type="percentage" office:value="0.993232517336452" calcext:value-type="percentage">
            <text:p>99,32 %</text:p>
          </table:table-cell>
          <table:table-cell office:value-type="percentage" office:value="0.996830985915493" calcext:value-type="percentage">
            <text:p>99,68 %</text:p>
          </table:table-cell>
          <table:table-cell office:value-type="percentage" office:value="0.992993212174294" calcext:value-type="percentage">
            <text:p>99,30 %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style-name="Default" office:value-type="string" calcext:value-type="string">
            <text:p>nan</text:p>
          </table:table-cell>
          <table:table-cell office:value-type="percentage" office:value="0.993232517336452" calcext:value-type="percentage">
            <text:p>99,32 %</text:p>
          </table:table-cell>
          <table:table-cell office:value-type="percentage" office:value="0.996830985915493" calcext:value-type="percentage">
            <text:p>99,68 %</text:p>
          </table:table-cell>
          <table:table-cell office:value-type="percentage" office:value="0.992993212174294" calcext:value-type="percentage">
            <text:p>99,30 %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style-name="Default" office:value-type="string" calcext:value-type="string">
            <text:p>nan</text:p>
          </table:table-cell>
          <table:table-cell office:value-type="percentage" office:value="0.993232517336452" calcext:value-type="percentage">
            <text:p>99,32 %</text:p>
          </table:table-cell>
          <table:table-cell office:value-type="percentage" office:value="0.996830985915493" calcext:value-type="percentage">
            <text:p>99,68 %</text:p>
          </table:table-cell>
          <table:table-cell office:value-type="percentage" office:value="0.992993212174294" calcext:value-type="percentage">
            <text:p>99,30 %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Default" office:value-type="string" calcext:value-type="string">
            <text:p>nan</text:p>
          </table:table-cell>
          <table:table-cell office:value-type="percentage" office:value="0.993232517336452" calcext:value-type="percentage">
            <text:p>99,32 %</text:p>
          </table:table-cell>
          <table:table-cell office:value-type="percentage" office:value="0.996830985915493" calcext:value-type="percentage">
            <text:p>99,68 %</text:p>
          </table:table-cell>
          <table:table-cell office:value-type="percentage" office:value="0.992993212174294" calcext:value-type="percentage">
            <text:p>99,30 %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style-name="Default" office:value-type="string" calcext:value-type="string">
            <text:p>nan</text:p>
          </table:table-cell>
          <table:table-cell office:value-type="percentage" office:value="0.993232517336452" calcext:value-type="percentage">
            <text:p>99,32 %</text:p>
          </table:table-cell>
          <table:table-cell office:value-type="percentage" office:value="0.996830985915493" calcext:value-type="percentage">
            <text:p>99,68 %</text:p>
          </table:table-cell>
          <table:table-cell office:value-type="percentage" office:value="0.992993212174294" calcext:value-type="percentage">
            <text:p>99,30 %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style-name="Default" office:value-type="string" calcext:value-type="string">
            <text:p>nan</text:p>
          </table:table-cell>
          <table:table-cell office:value-type="percentage" office:value="0.993232517336452" calcext:value-type="percentage">
            <text:p>99,32 %</text:p>
          </table:table-cell>
          <table:table-cell office:value-type="percentage" office:value="0.996830985915493" calcext:value-type="percentage">
            <text:p>99,68 %</text:p>
          </table:table-cell>
          <table:table-cell office:value-type="percentage" office:value="0.992993212174294" calcext:value-type="percentage">
            <text:p>99,30 %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style-name="Default" office:value-type="string" calcext:value-type="string">
            <text:p>nan</text:p>
          </table:table-cell>
          <table:table-cell office:value-type="percentage" office:value="0.993232517336452" calcext:value-type="percentage">
            <text:p>99,32 %</text:p>
          </table:table-cell>
          <table:table-cell office:value-type="percentage" office:value="0.996830985915493" calcext:value-type="percentage">
            <text:p>99,68 %</text:p>
          </table:table-cell>
          <table:table-cell office:value-type="percentage" office:value="0.992993212174294" calcext:value-type="percentage">
            <text:p>99,30 %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style-name="Default" office:value-type="string" calcext:value-type="string">
            <text:p>nan</text:p>
          </table:table-cell>
          <table:table-cell office:value-type="percentage" office:value="0.993232517336452" calcext:value-type="percentage">
            <text:p>99,32 %</text:p>
          </table:table-cell>
          <table:table-cell office:value-type="percentage" office:value="0.996830985915493" calcext:value-type="percentage">
            <text:p>99,68 %</text:p>
          </table:table-cell>
          <table:table-cell office:value-type="percentage" office:value="0.992993212174294" calcext:value-type="percentage">
            <text:p>99,30 %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style-name="Default" office:value-type="string" calcext:value-type="string">
            <text:p>nan</text:p>
          </table:table-cell>
          <table:table-cell office:value-type="percentage" office:value="0.993232517336452" calcext:value-type="percentage">
            <text:p>99,32 %</text:p>
          </table:table-cell>
          <table:table-cell office:value-type="percentage" office:value="0.996830985915493" calcext:value-type="percentage">
            <text:p>99,68 %</text:p>
          </table:table-cell>
          <table:table-cell office:value-type="percentage" office:value="0.992993212174294" calcext:value-type="percentage">
            <text:p>99,30 %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style-name="Default" office:value-type="string" calcext:value-type="string">
            <text:p>nan</text:p>
          </table:table-cell>
          <table:table-cell office:value-type="percentage" office:value="0.993232517336452" calcext:value-type="percentage">
            <text:p>99,32 %</text:p>
          </table:table-cell>
          <table:table-cell office:value-type="percentage" office:value="0.996830985915493" calcext:value-type="percentage">
            <text:p>99,68 %</text:p>
          </table:table-cell>
          <table:table-cell office:value-type="percentage" office:value="0.992993212174294" calcext:value-type="percentage">
            <text:p>99,30 %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style-name="Default" office:value-type="string" calcext:value-type="string">
            <text:p>nan</text:p>
          </table:table-cell>
          <table:table-cell office:value-type="percentage" office:value="0.993232517336452" calcext:value-type="percentage">
            <text:p>99,32 %</text:p>
          </table:table-cell>
          <table:table-cell office:value-type="percentage" office:value="0.996830985915493" calcext:value-type="percentage">
            <text:p>99,68 %</text:p>
          </table:table-cell>
          <table:table-cell office:value-type="percentage" office:value="0.992993212174294" calcext:value-type="percentage">
            <text:p>99,30 %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style-name="Default" office:value-type="string" calcext:value-type="string">
            <text:p>nan</text:p>
          </table:table-cell>
          <table:table-cell office:value-type="percentage" office:value="0.993232517336452" calcext:value-type="percentage">
            <text:p>99,32 %</text:p>
          </table:table-cell>
          <table:table-cell office:value-type="percentage" office:value="0.996830985915493" calcext:value-type="percentage">
            <text:p>99,68 %</text:p>
          </table:table-cell>
          <table:table-cell office:value-type="percentage" office:value="0.992993212174294" calcext:value-type="percentage">
            <text:p>99,30 %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style-name="Default" office:value-type="string" calcext:value-type="string">
            <text:p>nan</text:p>
          </table:table-cell>
          <table:table-cell office:value-type="percentage" office:value="0.993232517336452" calcext:value-type="percentage">
            <text:p>99,32 %</text:p>
          </table:table-cell>
          <table:table-cell office:value-type="percentage" office:value="0.996830985915493" calcext:value-type="percentage">
            <text:p>99,68 %</text:p>
          </table:table-cell>
          <table:table-cell office:value-type="percentage" office:value="0.992993212174294" calcext:value-type="percentage">
            <text:p>99,30 %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string" calcext:value-type="string">
            <text:p>nan</text:p>
          </table:table-cell>
          <table:table-cell office:value-type="percentage" office:value="0.993232517336452" calcext:value-type="percentage">
            <text:p>99,32 %</text:p>
          </table:table-cell>
          <table:table-cell office:value-type="percentage" office:value="0.996830985915493" calcext:value-type="percentage">
            <text:p>99,68 %</text:p>
          </table:table-cell>
          <table:table-cell office:value-type="percentage" office:value="0.992993212174294" calcext:value-type="percentage">
            <text:p>99,30 %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</table:table-row>
      </table:table>
      <table:table table:name="Graphiques" table:style-name="ta1">
        <table:shapes>
          <draw:frame draw:z-index="0" draw:style-name="gr1" draw:text-style-name="P1" svg:width="15.997cm" svg:height="9.934cm" svg:x="0.495cm" svg:y="0.291cm">
            <draw:object draw:notify-on-update-of-ranges="'Données Brutes'.B10:'Données Brutes'.B19 'Données Brutes'.B2:'Données Brutes'.B2 'Données Brutes'.C10:'Données Brutes'.C19 'Données Brutes'.B33:'Données Brutes'.B42 'Données Brutes'.B25:'Données Brutes'.B25 'Données Brutes'.C33:'Données Brutes'.C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0.459cm" svg:y="10.912cm">
            <draw:object draw:notify-on-update-of-ranges="'Données Brutes'.B10:'Données Brutes'.B19 'Données Brutes'.E9:'Données Brutes'.E9 'Données Brutes'.E10:'Données Brutes'.E19 'Données Brutes'.B10:'Données Brutes'.B19 'Données Brutes'.F9:'Données Brutes'.F9 'Données Brutes'.F10:'Données Brutes'.F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7.237cm" svg:y="11.104cm">
            <draw:object draw:notify-on-update-of-ranges="'Données Brutes'.B33:'Données Brutes'.B42 'Données Brutes'.E32:'Données Brutes'.E32 'Données Brutes'.E33:'Données Brutes'.E42 'Données Brutes'.B33:'Données Brutes'.B42 'Données Brutes'.F32:'Données Brutes'.F32 'Données Brutes'.F33:'Données Brutes'.F4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17.061cm" svg:y="0.471cm">
            <draw:object draw:notify-on-update-of-ranges="'Données Brutes'.B10:'Données Brutes'.B19 'Données Brutes'.B2:'Données Brutes'.B2 'Données Brutes'.D10:'Données Brutes'.D19 'Données Brutes'.B10:'Données Brutes'.B19 'Données Brutes'.B25:'Données Brutes'.B25 'Données Brutes'.D33:'Données Brutes'.D4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6.19cm" svg:height="11.13cm" svg:x="1.845cm" svg:y="20.638cm">
            <draw:object draw:notify-on-update-of-ranges="'Données Brutes'.D10:'Données Brutes'.D19 'Données Brutes'.D33:'Données Brutes'.D42 'Données Brutes'.E10:'Données Brutes'.E19 'Données Brutes'.E33:'Données Brutes'.E4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.391cm" svg:height="12.298cm" svg:x="17.567cm" svg:y="32.405cm">
            <draw:object draw:notify-on-update-of-ranges="'Données Brutes 100 itérations NC1014'.B2:'Données Brutes 100 itérations NC1014'.B2 'Données Brutes 100 itérations NC1014'.C10:'Données Brutes 100 itérations NC1014'.C109 'Données Brutes 100 itérations NC5690'.B2:'Données Brutes 100 itérations NC5690'.B2 'Données Brutes 100 itérations NC5690'.C10:'Données Brutes 100 itérations NC5690'.C10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7.319cm" svg:height="11.236cm" svg:x="0.165cm" svg:y="32.512cm">
            <draw:object draw:notify-on-update-of-ranges="'Données Brutes 100 itérations NC1014'.D10:'Données Brutes 100 itérations NC1014'.D109 'Données Brutes 100 itérations NC5690'.D10:'Données Brutes 100 itérations NC5690'.D79 'Données Brutes 100 itérations NC1014'.E10:'Données Brutes 100 itérations NC1014'.E109 'Données Brutes 100 itérations NC5690'.E10:'Données Brutes 100 itérations NC5690'.E7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5.999cm" svg:height="8.999cm" svg:x="0.734cm" svg:y="45.281cm">
            <draw:object draw:notify-on-update-of-ranges="'Données Brutes 100 itérations NC1014'.E9:'Données Brutes 100 itérations NC1014'.E9 'Données Brutes 100 itérations NC1014'.E10:'Données Brutes 100 itérations NC1014'.E109 'Données Brutes 100 itérations NC1014'.F9:'Données Brutes 100 itérations NC1014'.F9 'Données Brutes 100 itérations NC1014'.F10:'Données Brutes 100 itérations NC1014'.F10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5.997cm" svg:height="9.004cm" svg:x="17.179cm" svg:y="45.393cm">
            <draw:object draw:notify-on-update-of-ranges="'Données Brutes 100 itérations NC5690'.E9:'Données Brutes 100 itérations NC5690'.E9 'Données Brutes 100 itérations NC5690'.E10:'Données Brutes 100 itérations NC5690'.E79 'Données Brutes 100 itérations NC5690'.F9:'Données Brutes 100 itérations NC5690'.F9 'Données Brutes 100 itérations NC5690'.F10:'Données Brutes 100 itérations NC5690'.F7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scientific-number number:decimal-places="4" loext:min-decimal-places="4" number:min-integer-digits="1" number:min-exponent-digits="2" loext:exponent-interval="1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7">00/00/0000</text:date>, <text:time style:data-style-name="N2" text:time-value="11:48:09.5245634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8T11:29:16.695989677</meta:creation-date>
    <dc:date>2021-09-27T14:40:17.034469335</dc:date>
    <meta:editing-duration>PT1H13M56S</meta:editing-duration>
    <meta:editing-cycles>10</meta:editing-cycles>
    <meta:generator>LibreOffice/6.4.7.2$Linux_X86_64 LibreOffice_project/40$Build-2</meta:generator>
    <meta:document-statistic meta:table-count="4" meta:cell-count="1176" meta:object-count="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7">
      <number:scientific-number number:decimal-places="4" loext:min-decimal-places="4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7">
      <style:chart-properties chart:symbol-type="named-symbol" chart:symbol-name="square" chart:symbol-width="0.25cm" chart:symbol-height="0.25cm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1" style:family="chart" style:data-style-name="N61">
      <style:chart-properties chart:symbol-type="named-symbol" chart:symbol-name="diamond" chart:symbol-width="0.25cm" chart:symbol-height="0.25cm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935cm" xlink:href=".." xlink:type="simple" chart:class="chart:scatter" chart:style-name="ch1">
        <chart:title svg:x="0.296cm" svg:y="0.333cm" chart:style-name="ch2">
          <text:p>Moyenne des pertes du réseau de neurones en fonction du nombre d'itération d'entraînement</text:p>
        </chart:title>
        <chart:legend chart:legend-position="bottom" svg:x="5.648cm" svg:y="9.336cm" style:legend-expansion="wide" chart:style-name="ch3"/>
        <chart:plot-area chart:style-name="ch4" table:cell-range-address="'Données Brutes'.B10:'Données Brutes'.C19 'Données Brutes'.B2:'Données Brutes'.B2 'Données Brutes'.B25:'Données Brutes'.B25 'Données Brutes'.C33:'Données Brutes'.C42" chart:data-source-has-labels="row" svg:x="1.33cm" svg:y="1.814cm" svg:width="14.349cm" svg:height="6.159cm">
          <chartooo:coordinate-region svg:x="3.063cm" svg:y="2.014cm" svg:width="12.429cm" svg:height="5.312cm"/>
          <chart:axis chart:dimension="x" chart:name="primary-x" chart:style-name="ch5">
            <chart:title svg:x="7.124cm" svg:y="8.171cm" chart:style-name="ch6">
              <text:p>Nombre d'itération</text:p>
            </chart:title>
          </chart:axis>
          <chart:axis chart:dimension="y" chart:name="primary-y" chart:style-name="ch7">
            <chart:title svg:x="0.451cm" svg:y="6.419cm" chart:style-name="ch8">
              <text:p>Moyenne des pertes</text:p>
            </chart:title>
            <chart:grid chart:style-name="ch9" chart:class="major"/>
          </chart:axis>
          <chart:series chart:style-name="ch10" chart:values-cell-range-address="'Données Brutes'.C10:'Données Brutes'.C19" chart:label-cell-address="'Données Brutes'.B2:'Données Brutes'.B2" chart:class="chart:scatter">
            <chart:domain table:cell-range-address="'Données Brutes'.B10:'Données Brutes'.B19"/>
            <chart:data-point chart:repeated="10"/>
          </chart:series>
          <chart:series chart:style-name="ch11" chart:values-cell-range-address="'Données Brutes'.C33:'Données Brutes'.C42" chart:label-cell-address="'Données Brutes'.B25:'Données Brutes'.B25" chart:class="chart:scatter">
            <chart:domain table:cell-range-address="'Données Brutes'.B33:'Données Brutes'.B42"/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NC1014</text:p>
                <draw:g>
                  <svg:desc>'Données Brutes'.B2:'Données Brutes'.B2</svg:desc>
                </draw:g>
              </table:table-cell>
              <table:table-cell office:value-type="string">
                <text:p>Colonne B</text:p>
              </table:table-cell>
              <table:table-cell office:value-type="string">
                <text:p>NC5690</text:p>
                <draw:g>
                  <svg:desc>'Données Brutes'.B25:'Données Brutes'.B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onnées Brutes'.B10:'Données Brutes'.B19</svg:desc>
                </draw:g>
              </table:table-cell>
              <table:table-cell office:value-type="float" office:value="0.135001186557753">
                <text:p>0.135001186557753</text:p>
                <draw:g>
                  <svg:desc>'Données Brutes'.C10:'Données Brutes'.C19</svg:desc>
                </draw:g>
              </table:table-cell>
              <table:table-cell office:value-type="float" office:value="1">
                <text:p>1</text:p>
                <draw:g>
                  <svg:desc>'Données Brutes'.B33:'Données Brutes'.B42</svg:desc>
                </draw:g>
              </table:table-cell>
              <table:table-cell office:value-type="float" office:value="1.02613675501189">
                <text:p>1.02613675501189</text:p>
                <draw:g>
                  <svg:desc>'Données Brutes'.C33:'Données Brutes'.C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221815801601008">
                <text:p>0.0221815801601008</text:p>
              </table:table-cell>
              <table:table-cell office:value-type="float" office:value="2">
                <text:p>2</text:p>
              </table:table-cell>
              <table:table-cell office:value-type="float" office:value="0.502039359550215">
                <text:p>0.5020393595502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149380891131667">
                <text:p>0.0149380891131667</text:p>
              </table:table-cell>
              <table:table-cell office:value-type="float" office:value="3">
                <text:p>3</text:p>
              </table:table-cell>
              <table:table-cell office:value-type="float" office:value="0.414642395676661">
                <text:p>0.4146423956766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135358812164346">
                <text:p>0.0135358812164346</text:p>
              </table:table-cell>
              <table:table-cell office:value-type="float" office:value="4">
                <text:p>4</text:p>
              </table:table-cell>
              <table:table-cell office:value-type="float" office:value="0.375661311525904">
                <text:p>0.3756613115259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109084340288918">
                <text:p>0.0109084340288918</text:p>
              </table:table-cell>
              <table:table-cell office:value-type="float" office:value="5">
                <text:p>5</text:p>
              </table:table-cell>
              <table:table-cell office:value-type="float" office:value="0.34745766152614">
                <text:p>0.347457661526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932026243643093">
                <text:p>0.00932026243643093</text:p>
              </table:table-cell>
              <table:table-cell office:value-type="float" office:value="6">
                <text:p>6</text:p>
              </table:table-cell>
              <table:table-cell office:value-type="float" office:value="0.328456183896148">
                <text:p>0.3284561838961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825846622212292">
                <text:p>0.00825846622212292</text:p>
              </table:table-cell>
              <table:table-cell office:value-type="float" office:value="7">
                <text:p>7</text:p>
              </table:table-cell>
              <table:table-cell office:value-type="float" office:value="0.313542779203661">
                <text:p>0.3135427792036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826540325880707">
                <text:p>0.00826540325880707</text:p>
              </table:table-cell>
              <table:table-cell office:value-type="float" office:value="8">
                <text:p>8</text:p>
              </table:table-cell>
              <table:table-cell office:value-type="float" office:value="0.302332561908038">
                <text:p>0.3023325619080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708383382500514">
                <text:p>0.00708383382500514</text:p>
              </table:table-cell>
              <table:table-cell office:value-type="float" office:value="9">
                <text:p>9</text:p>
              </table:table-cell>
              <table:table-cell office:value-type="float" office:value="0.290125244094077">
                <text:p>0.2901252440940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633035702914292">
                <text:p>0.00633035702914292</text:p>
              </table:table-cell>
              <table:table-cell office:value-type="float" office:value="10">
                <text:p>10</text:p>
              </table:table-cell>
              <table:table-cell office:value-type="float" office:value="0.283031649818828">
                <text:p>0.2830316498188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0.68cm" svg:y="0.315cm" chart:style-name="ch2">
          <text:p>Erreurs de généralisation sur les différents jeux de donnée en fonction du nombre d'itération pour NC1014</text:p>
        </chart:title>
        <chart:legend chart:legend-position="bottom" svg:x="0.304cm" svg:y="8.401cm" style:legend-expansion="wide" chart:style-name="ch3"/>
        <chart:plot-area chart:style-name="ch4" table:cell-range-address="'Données Brutes'.B10:'Données Brutes'.B19 'Données Brutes'.E9:'Données Brutes'.F19" chart:data-source-has-labels="row" svg:x="1.331cm" svg:y="1.778cm" svg:width="14.349cm" svg:height="5.278cm">
          <chartooo:coordinate-region svg:x="2.852cm" svg:y="1.978cm" svg:width="12.641cm" svg:height="4.431cm"/>
          <chart:axis chart:dimension="x" chart:name="primary-x" chart:style-name="ch5">
            <chart:title svg:x="7.125cm" svg:y="7.236cm" chart:style-name="ch6">
              <text:p>Nombre d'itération</text:p>
            </chart:title>
          </chart:axis>
          <chart:axis chart:dimension="y" chart:name="primary-y" chart:style-name="ch7">
            <chart:title svg:x="0.451cm" svg:y="6.101cm" chart:style-name="ch8">
              <text:p>Erreur en pourcentage</text:p>
            </chart:title>
            <chart:grid chart:style-name="ch9" chart:class="major"/>
          </chart:axis>
          <chart:series chart:style-name="ch10" chart:values-cell-range-address="'Données Brutes'.E10:'Données Brutes'.E19" chart:label-cell-address="'Données Brutes'.E9:'Données Brutes'.E9" chart:class="chart:scatter">
            <chart:domain table:cell-range-address="'Données Brutes'.B10:'Données Brutes'.B19"/>
            <chart:data-point chart:repeated="10"/>
          </chart:series>
          <chart:series chart:style-name="ch11" chart:values-cell-range-address="'Données Brutes'.F10:'Données Brutes'.F19" chart:label-cell-address="'Données Brutes'.F9:'Données Brutes'.F9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Erreur de généralisation(expérimentation 1)</text:p>
                <draw:g>
                  <svg:desc>'Données Brutes'.E9:'Données Brutes'.E9</svg:desc>
                </draw:g>
              </table:table-cell>
              <table:table-cell office:value-type="string">
                <text:p>Erreur de généralisation(expérimentation 2)</text:p>
                <draw:g>
                  <svg:desc>'Données Brutes'.F9:'Données Brutes'.F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onnées Brutes'.B10:'Données Brutes'.B19</svg:desc>
                </draw:g>
              </table:table-cell>
              <table:table-cell office:value-type="float" office:value="0.00405953991880925">
                <text:p>0.00405953991880925</text:p>
                <draw:g>
                  <svg:desc>'Données Brutes'.E10:'Données Brutes'.E19</svg:desc>
                </draw:g>
              </table:table-cell>
              <table:table-cell office:value-type="float" office:value="0.462564862861379">
                <text:p>0.462564862861379</text:p>
                <draw:g>
                  <svg:desc>'Données Brutes'.F10:'Données Brutes'.F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135317997293638">
                <text:p>0.00135317997293638</text:p>
              </table:table-cell>
              <table:table-cell office:value-type="float" office:value="0.533728687916976">
                <text:p>0.5337286879169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135317997293638">
                <text:p>0.00135317997293638</text:p>
              </table:table-cell>
              <table:table-cell office:value-type="float" office:value="0.541882876204596">
                <text:p>0.5418828762045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135317997293638">
                <text:p>0.00135317997293638</text:p>
              </table:table-cell>
              <table:table-cell office:value-type="float" office:value="0.57227575982209">
                <text:p>0.572275759822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36323202372128">
                <text:p>0.5363232023721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27057079318013">
                <text:p>0.5270570793180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59303187546331">
                <text:p>0.5593031875463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58932542624166">
                <text:p>0.5589325426241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23350630096368">
                <text:p>0.5233506300963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54855448480356">
                <text:p>0.5548554484803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0.68cm" svg:y="0.315cm" chart:style-name="ch2">
          <text:p>Erreurs de généralisation sur les différents jeux de donnée en fonction du nombre d'itération pour NC5690</text:p>
        </chart:title>
        <chart:legend chart:legend-position="bottom" svg:x="0.304cm" svg:y="8.401cm" style:legend-expansion="wide" chart:style-name="ch3"/>
        <chart:plot-area chart:style-name="ch4" table:cell-range-address="'Données Brutes'.B33:'Données Brutes'.B42 'Données Brutes'.E32:'Données Brutes'.F42" chart:data-source-has-labels="row" svg:x="1.331cm" svg:y="1.778cm" svg:width="14.349cm" svg:height="5.278cm">
          <chartooo:coordinate-region svg:x="2.852cm" svg:y="1.977cm" svg:width="12.641cm" svg:height="4.432cm"/>
          <chart:axis chart:dimension="x" chart:name="primary-x" chart:style-name="ch5">
            <chart:title svg:x="7.125cm" svg:y="7.236cm" chart:style-name="ch6">
              <text:p>Nombre d'itération</text:p>
            </chart:title>
          </chart:axis>
          <chart:axis chart:dimension="y" chart:name="primary-y" chart:style-name="ch7">
            <chart:title svg:x="0.451cm" svg:y="5.427cm" chart:style-name="ch8">
              <text:p>Taux d'erreur</text:p>
            </chart:title>
            <chart:grid chart:style-name="ch9" chart:class="major"/>
          </chart:axis>
          <chart:series chart:style-name="ch10" chart:values-cell-range-address="'Données Brutes'.E33:'Données Brutes'.E42" chart:label-cell-address="'Données Brutes'.E32:'Données Brutes'.E32" chart:class="chart:scatter">
            <chart:domain table:cell-range-address="'Données Brutes'.B33:'Données Brutes'.B42"/>
            <chart:data-point chart:repeated="10"/>
          </chart:series>
          <chart:series chart:style-name="ch11" chart:values-cell-range-address="'Données Brutes'.F33:'Données Brutes'.F42" chart:label-cell-address="'Données Brutes'.F32:'Données Brutes'.F32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Erreur de généralisation(expérimentation 1)</text:p>
                <draw:g>
                  <svg:desc>'Données Brutes'.E32:'Données Brutes'.E32</svg:desc>
                </draw:g>
              </table:table-cell>
              <table:table-cell office:value-type="string">
                <text:p>Erreur de généralisation(expérimentation 2)</text:p>
                <draw:g>
                  <svg:desc>'Données Brutes'.F32:'Données Brutes'.F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onnées Brutes'.B33:'Données Brutes'.B42</svg:desc>
                </draw:g>
              </table:table-cell>
              <table:table-cell office:value-type="float" office:value="0.203521126760563">
                <text:p>0.203521126760563</text:p>
                <draw:g>
                  <svg:desc>'Données Brutes'.E33:'Données Brutes'.E42</svg:desc>
                </draw:g>
              </table:table-cell>
              <table:table-cell office:value-type="float" office:value="0.752499817531567">
                <text:p>0.752499817531567</text:p>
                <draw:g>
                  <svg:desc>'Données Brutes'.F33:'Données Brutes'.F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93661971830986">
                <text:p>0.193661971830986</text:p>
              </table:table-cell>
              <table:table-cell office:value-type="float" office:value="0.748120575140501">
                <text:p>0.7481205751405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188732394366197">
                <text:p>0.188732394366197</text:p>
              </table:table-cell>
              <table:table-cell office:value-type="float" office:value="0.742646522151668">
                <text:p>0.7426465221516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87676056338028">
                <text:p>0.187676056338028</text:p>
              </table:table-cell>
              <table:table-cell office:value-type="float" office:value="0.741916648419823">
                <text:p>0.7419166484198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183802816901408">
                <text:p>0.183802816901408</text:p>
              </table:table-cell>
              <table:table-cell office:value-type="float" office:value="0.743376395883512">
                <text:p>0.7433763958835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173239436619718">
                <text:p>0.173239436619718</text:p>
              </table:table-cell>
              <table:table-cell office:value-type="float" office:value="0.732793226771769">
                <text:p>0.7327932267717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17112676056338">
                <text:p>0.17112676056338</text:p>
              </table:table-cell>
              <table:table-cell office:value-type="float" office:value="0.730384643456682">
                <text:p>0.7303846434566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164084507042254">
                <text:p>0.164084507042254</text:p>
              </table:table-cell>
              <table:table-cell office:value-type="float" office:value="0.730457630829867">
                <text:p>0.7304576308298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166197183098592">
                <text:p>0.166197183098592</text:p>
              </table:table-cell>
              <table:table-cell office:value-type="float" office:value="0.725056565214218">
                <text:p>0.7250565652142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159154929577465">
                <text:p>0.159154929577465</text:p>
              </table:table-cell>
              <table:table-cell office:value-type="float" office:value="0.721626158674549">
                <text:p>0.7216261586745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0.217cm" svg:y="0.315cm" chart:style-name="ch2">
          <text:p>L'erreur d'apprentissage du réseau de neurones en fonction du nombre d'itération</text:p>
        </chart:title>
        <chart:legend chart:legend-position="bottom" svg:x="5.649cm" svg:y="8.401cm" style:legend-expansion="wide" chart:style-name="ch3"/>
        <chart:plot-area chart:style-name="ch4" table:cell-range-address="'Données Brutes'.B10:'Données Brutes'.B19 'Données Brutes'.B2:'Données Brutes'.B2 'Données Brutes'.D10:'Données Brutes'.D19 'Données Brutes'.B25:'Données Brutes'.B25 'Données Brutes'.D33:'Données Brutes'.D42" chart:data-source-has-labels="row" svg:x="1.331cm" svg:y="1.778cm" svg:width="14.349cm" svg:height="5.278cm">
          <chartooo:coordinate-region svg:x="2.852cm" svg:y="1.977cm" svg:width="12.641cm" svg:height="4.432cm"/>
          <chart:axis chart:dimension="x" chart:name="primary-x" chart:style-name="ch5">
            <chart:title svg:x="7.125cm" svg:y="7.236cm" chart:style-name="ch6">
              <text:p>Nombre d'itération</text:p>
            </chart:title>
          </chart:axis>
          <chart:axis chart:dimension="y" chart:name="primary-y" chart:style-name="ch7">
            <chart:title svg:x="0.451cm" svg:y="5.427cm" chart:style-name="ch8">
              <text:p>Taux d'erreur</text:p>
            </chart:title>
            <chart:grid chart:style-name="ch9" chart:class="major"/>
          </chart:axis>
          <chart:series chart:style-name="ch10" chart:values-cell-range-address="'Données Brutes'.D10:'Données Brutes'.D19" chart:label-cell-address="'Données Brutes'.B2:'Données Brutes'.B2" chart:class="chart:scatter">
            <chart:domain table:cell-range-address="'Données Brutes'.B10:'Données Brutes'.B19"/>
            <chart:data-point chart:repeated="10"/>
          </chart:series>
          <chart:series chart:style-name="ch11" chart:values-cell-range-address="'Données Brutes'.D33:'Données Brutes'.D42" chart:label-cell-address="'Données Brutes'.B25:'Données Brutes'.B25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NC1014</text:p>
                <draw:g>
                  <svg:desc>'Données Brutes'.B2:'Données Brutes'.B2</svg:desc>
                </draw:g>
              </table:table-cell>
              <table:table-cell office:value-type="string">
                <text:p>NC5690</text:p>
                <draw:g>
                  <svg:desc>'Données Brutes'.B25:'Données Brutes'.B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onnées Brutes'.B10:'Données Brutes'.B19</svg:desc>
                </draw:g>
              </table:table-cell>
              <table:table-cell office:value-type="float" office:value="0.0132227525232768">
                <text:p>0.0132227525232768</text:p>
                <draw:g>
                  <svg:desc>'Données Brutes'.D10:'Données Brutes'.D19</svg:desc>
                </draw:g>
              </table:table-cell>
              <table:table-cell office:value-type="float" office:value="0.205739827888712">
                <text:p>0.205739827888712</text:p>
                <draw:g>
                  <svg:desc>'Données Brutes'.D33:'Données Brutes'.D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555512088256005">
                <text:p>0.00555512088256005</text:p>
              </table:table-cell>
              <table:table-cell office:value-type="float" office:value="0.186983039518757">
                <text:p>0.1869830395187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578984430013296">
                <text:p>0.00578984430013296</text:p>
              </table:table-cell>
              <table:table-cell office:value-type="float" office:value="0.180152894978695">
                <text:p>0.1801528949786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375557468116738">
                <text:p>0.00375557468116738</text:p>
              </table:table-cell>
              <table:table-cell office:value-type="float" office:value="0.174074692956805">
                <text:p>0.1740746929568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22689930365386">
                <text:p>0.0022689930365386</text:p>
              </table:table-cell>
              <table:table-cell office:value-type="float" office:value="0.168811095329602">
                <text:p>0.1688110953296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219075189734763">
                <text:p>0.00219075189734763</text:p>
              </table:table-cell>
              <table:table-cell office:value-type="float" office:value="0.162691118723369">
                <text:p>0.1626911187233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25819575933026">
                <text:p>0.0025819575933026</text:p>
              </table:table-cell>
              <table:table-cell office:value-type="float" office:value="0.157991477984794">
                <text:p>0.1579914779847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211251075815666">
                <text:p>0.00211251075815666</text:p>
              </table:table-cell>
              <table:table-cell office:value-type="float" office:value="0.154837496866906">
                <text:p>0.1548374968669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195602847977472">
                <text:p>0.00195602847977472</text:p>
              </table:table-cell>
              <table:table-cell office:value-type="float" office:value="0.150952460523018">
                <text:p>0.1509524605230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156482278381975">
                <text:p>0.00156482278381975</text:p>
              </table:table-cell>
              <table:table-cell office:value-type="float" office:value="0.149991645083131">
                <text:p>0.14999164508313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191cm" svg:height="11.131cm" xlink:href=".." xlink:type="simple" chart:class="chart:line" chart:style-name="ch1">
        <chart:title svg:x="0.379cm" svg:y="0.357cm" chart:style-name="ch2">
          <text:p>Erreur d'apprentissage et de généralisation des différents jeux de données en fonction du nombre d'itération</text:p>
        </chart:title>
        <chart:legend chart:legend-position="end" svg:x="0.272cm" svg:y="8.538cm" style:legend-expansion="custom" chartooo:width="14.134cm" chartooo:height="2.585cm" style:legend-expansion-aspect-ratio="5.46769825918762" chart:style-name="ch3"/>
        <chart:plot-area chart:style-name="ch4" table:cell-range-address="'Données Brutes'.D10:'Données Brutes'.E19 'Données Brutes'.D33:'Données Brutes'.E42" chart:data-source-has-labels="row" svg:x="1.086cm" svg:y="1.861cm" svg:width="13.422cm" svg:height="6.283cm">
          <chartooo:coordinate-region svg:x="2.607cm" svg:y="2.06cm" svg:width="11.714cm" svg:height="5.437cm"/>
          <chart:axis chart:dimension="x" chart:name="primary-x" chart:style-name="ch5">
            <chart:title svg:x="6.417cm" svg:y="8.366cm" chart:style-name="ch6">
              <text:p>Nombre d'itération</text:p>
            </chart:title>
          </chart:axis>
          <chart:axis chart:dimension="y" chart:name="primary-y" chart:style-name="ch7">
            <chart:title svg:x="0.203cm" svg:y="6.012cm" chart:style-name="ch8">
              <text:p>Taux d'erreur</text:p>
            </chart:title>
            <chart:grid chart:style-name="ch9" chart:class="major"/>
          </chart:axis>
          <chart:series chart:style-name="ch10" chart:values-cell-range-address="'Données Brutes'.D10:'Données Brutes'.D19" loext:label-string="nc1014_training" chart:class="chart:line">
            <chart:data-point chart:repeated="10"/>
          </chart:series>
          <chart:series chart:style-name="ch11" chart:values-cell-range-address="'Données Brutes'.D33:'Données Brutes'.D42" loext:label-string="nc5690_training" chart:class="chart:line">
            <chart:data-point chart:repeated="10"/>
          </chart:series>
          <chart:series chart:style-name="ch12" chart:values-cell-range-address="'Données Brutes'.E10:'Données Brutes'.E19" loext:label-string="nc1014_test" chart:class="chart:line">
            <chart:data-point chart:repeated="10"/>
          </chart:series>
          <chart:series chart:style-name="ch13" chart:values-cell-range-address="'Données Brutes'.E33:'Données Brutes'.E42" loext:label-string="nc5690_test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c1014_training</text:p>
              </table:table-cell>
              <table:table-cell office:value-type="string">
                <text:p>nc5690_training</text:p>
              </table:table-cell>
              <table:table-cell office:value-type="string">
                <text:p>nc1014_test</text:p>
              </table:table-cell>
              <table:table-cell office:value-type="string">
                <text:p>nc5690_tes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32227525232768">
                <text:p>0.0132227525232768</text:p>
                <draw:g>
                  <svg:desc>'Données Brutes'.D10:'Données Brutes'.D19</svg:desc>
                </draw:g>
              </table:table-cell>
              <table:table-cell office:value-type="float" office:value="0.205739827888712">
                <text:p>0.205739827888712</text:p>
                <draw:g>
                  <svg:desc>'Données Brutes'.D33:'Données Brutes'.D42</svg:desc>
                </draw:g>
              </table:table-cell>
              <table:table-cell office:value-type="float" office:value="0.00405953991880925">
                <text:p>0.00405953991880925</text:p>
                <draw:g>
                  <svg:desc>'Données Brutes'.E10:'Données Brutes'.E19</svg:desc>
                </draw:g>
              </table:table-cell>
              <table:table-cell office:value-type="float" office:value="0.203521126760563">
                <text:p>0.203521126760563</text:p>
                <draw:g>
                  <svg:desc>'Données Brutes'.E33:'Données Brutes'.E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555512088256005">
                <text:p>0.00555512088256005</text:p>
              </table:table-cell>
              <table:table-cell office:value-type="float" office:value="0.186983039518757">
                <text:p>0.186983039518757</text:p>
              </table:table-cell>
              <table:table-cell office:value-type="float" office:value="0.00135317997293638">
                <text:p>0.00135317997293638</text:p>
              </table:table-cell>
              <table:table-cell office:value-type="float" office:value="0.193661971830986">
                <text:p>0.1936619718309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578984430013296">
                <text:p>0.00578984430013296</text:p>
              </table:table-cell>
              <table:table-cell office:value-type="float" office:value="0.180152894978695">
                <text:p>0.180152894978695</text:p>
              </table:table-cell>
              <table:table-cell office:value-type="float" office:value="0.00135317997293638">
                <text:p>0.00135317997293638</text:p>
              </table:table-cell>
              <table:table-cell office:value-type="float" office:value="0.188732394366197">
                <text:p>0.1887323943661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75557468116738">
                <text:p>0.00375557468116738</text:p>
              </table:table-cell>
              <table:table-cell office:value-type="float" office:value="0.174074692956805">
                <text:p>0.174074692956805</text:p>
              </table:table-cell>
              <table:table-cell office:value-type="float" office:value="0.00135317997293638">
                <text:p>0.00135317997293638</text:p>
              </table:table-cell>
              <table:table-cell office:value-type="float" office:value="0.187676056338028">
                <text:p>0.1876760563380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2689930365386">
                <text:p>0.0022689930365386</text:p>
              </table:table-cell>
              <table:table-cell office:value-type="float" office:value="0.168811095329602">
                <text:p>0.168811095329602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83802816901408">
                <text:p>0.1838028169014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219075189734763">
                <text:p>0.00219075189734763</text:p>
              </table:table-cell>
              <table:table-cell office:value-type="float" office:value="0.162691118723369">
                <text:p>0.162691118723369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73239436619718">
                <text:p>0.1732394366197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5819575933026">
                <text:p>0.0025819575933026</text:p>
              </table:table-cell>
              <table:table-cell office:value-type="float" office:value="0.157991477984794">
                <text:p>0.157991477984794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7112676056338">
                <text:p>0.171126760563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211251075815666">
                <text:p>0.00211251075815666</text:p>
              </table:table-cell>
              <table:table-cell office:value-type="float" office:value="0.154837496866906">
                <text:p>0.154837496866906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64084507042254">
                <text:p>0.1640845070422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95602847977472">
                <text:p>0.00195602847977472</text:p>
              </table:table-cell>
              <table:table-cell office:value-type="float" office:value="0.150952460523018">
                <text:p>0.150952460523018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66197183098592">
                <text:p>0.1661971830985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56482278381975">
                <text:p>0.00156482278381975</text:p>
              </table:table-cell>
              <table:table-cell office:value-type="float" office:value="0.149991645083131">
                <text:p>0.149991645083131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59154929577465">
                <text:p>0.15915492957746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 style:data-style-name="N6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392cm" svg:height="12.299cm" xlink:href=".." xlink:type="simple" chart:class="chart:line" chart:style-name="ch1">
        <chart:title svg:x="-0.131cm" svg:y="0.717cm" chart:style-name="ch2">
          <text:p>Moyenne des pertes du réseau de neurone en fonction du nombre d'itération d'entraînement        


</text:p>
        </chart:title>
        <chart:legend chart:legend-position="end" svg:x="1.825cm" svg:y="10.801cm" style:legend-expansion="custom" chartooo:width="11.187cm" chartooo:height="1.496cm" style:legend-expansion-aspect-ratio="7.47794117647059" chart:style-name="ch3"/>
        <chart:plot-area chart:style-name="ch4" table:cell-range-address="'Données Brutes 100 itérations NC1014'.B2:'Données Brutes 100 itérations NC1014'.B2 'Données Brutes 100 itérations NC1014'.C10:'Données Brutes 100 itérations NC1014'.C109 'Données Brutes 100 itérations NC5690'.B2:'Données Brutes 100 itérations NC5690'.B2 'Données Brutes 100 itérations NC5690'.C10:'Données Brutes 100 itérations NC5690'.C109" chart:data-source-has-labels="row" svg:x="0.671cm" svg:y="1.84cm" svg:width="14.079cm" svg:height="8.027cm">
          <chartooo:coordinate-region svg:x="2.404cm" svg:y="2.04cm" svg:width="12.346cm" svg:height="7.035cm"/>
          <chart:axis chart:dimension="x" chart:name="primary-x" chart:style-name="ch5">
            <chart:title svg:x="6.33cm" svg:y="10.112cm" chart:style-name="ch6">
              <text:p>Nombre d'itération</text:p>
            </chart:title>
          </chart:axis>
          <chart:axis chart:dimension="y" chart:name="primary-y" chart:style-name="ch7">
            <chart:title svg:x="0cm" svg:y="7.379cm" chart:style-name="ch8">
              <text:p>Moyenne des pertes</text:p>
            </chart:title>
            <chart:grid chart:style-name="ch9" chart:class="major"/>
          </chart:axis>
          <chart:series chart:style-name="ch10" chart:values-cell-range-address="'Données Brutes 100 itérations NC1014'.C10:'Données Brutes 100 itérations NC1014'.C109" chart:label-cell-address="'Données Brutes 100 itérations NC1014'.B2:'Données Brutes 100 itérations NC1014'.B2" chart:class="chart:line">
            <chart:data-point chart:repeated="26"/>
            <chart:data-point chart:style-name="ch11"/>
            <chart:data-point chart:repeated="73"/>
          </chart:series>
          <chart:series chart:style-name="ch12" chart:values-cell-range-address="'Données Brutes 100 itérations NC5690'.C10:'Données Brutes 100 itérations NC5690'.C109" chart:label-cell-address="'Données Brutes 100 itérations NC5690'.B2:'Données Brutes 100 itérations NC5690'.B2" chart:class="chart:line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C1014</text:p>
                <draw:g>
                  <svg:desc>'Données Brutes 100 itérations NC1014'.B2:'Données Brutes 100 itérations NC1014'.B2</svg:desc>
                </draw:g>
              </table:table-cell>
              <table:table-cell office:value-type="string">
                <text:p>NC5690</text:p>
                <draw:g>
                  <svg:desc>'Données Brutes 100 itérations NC5690'.B2:'Données Brutes 100 itérations NC5690'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43177080435074">
                <text:p>0.143177080435074</text:p>
                <draw:g>
                  <svg:desc>'Données Brutes 100 itérations NC1014'.C10:'Données Brutes 100 itérations NC1014'.C109</svg:desc>
                </draw:g>
              </table:table-cell>
              <table:table-cell office:value-type="float" office:value="1.01946853730549">
                <text:p>1.01946853730549</text:p>
                <draw:g>
                  <svg:desc>'Données Brutes 100 itérations NC5690'.C10:'Données Brutes 100 itérations NC5690'.C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36136659630584">
                <text:p>0.0236136659630584</text:p>
              </table:table-cell>
              <table:table-cell office:value-type="float" office:value="0.495979557315233">
                <text:p>0.4959795573152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60128886268792">
                <text:p>0.0160128886268792</text:p>
              </table:table-cell>
              <table:table-cell office:value-type="float" office:value="0.418048608529708">
                <text:p>0.4180486085297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36623602306481">
                <text:p>0.0136623602306481</text:p>
              </table:table-cell>
              <table:table-cell office:value-type="float" office:value="0.374626577430323">
                <text:p>0.3746265774303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20494515448357">
                <text:p>0.0120494515448357</text:p>
              </table:table-cell>
              <table:table-cell office:value-type="float" office:value="0.350917831324137">
                <text:p>0.3509178313241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1005100326754">
                <text:p>0.011005100326754</text:p>
              </table:table-cell>
              <table:table-cell office:value-type="float" office:value="0.332295288936071">
                <text:p>0.3322952889360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0263848419062">
                <text:p>0.010263848419062</text:p>
              </table:table-cell>
              <table:table-cell office:value-type="float" office:value="0.315673542731766">
                <text:p>0.3156735427317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905465959110786">
                <text:p>0.00905465959110786</text:p>
              </table:table-cell>
              <table:table-cell office:value-type="float" office:value="0.305188910298439">
                <text:p>0.3051889102984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78536481809101">
                <text:p>0.0078536481809101</text:p>
              </table:table-cell>
              <table:table-cell office:value-type="float" office:value="0.29429639932388">
                <text:p>0.294296399323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702675883955133">
                <text:p>0.00702675883955133</text:p>
              </table:table-cell>
              <table:table-cell office:value-type="float" office:value="0.28529454165265">
                <text:p>0.285294541652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721407233699501">
                <text:p>0.00721407233699501</text:p>
              </table:table-cell>
              <table:table-cell office:value-type="float" office:value="0.281173796377953">
                <text:p>0.2811737963779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607837994172896">
                <text:p>0.00607837994172896</text:p>
              </table:table-cell>
              <table:table-cell office:value-type="float" office:value="0.274935267885751">
                <text:p>0.2749352678857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636474465318675">
                <text:p>0.00636474465318675</text:p>
              </table:table-cell>
              <table:table-cell office:value-type="float" office:value="0.268575361805721">
                <text:p>0.2685753618057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66097191198833">
                <text:p>0.0066097191198833</text:p>
              </table:table-cell>
              <table:table-cell office:value-type="float" office:value="0.263869331605867">
                <text:p>0.2638693316058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607930366401065">
                <text:p>0.00607930366401065</text:p>
              </table:table-cell>
              <table:table-cell office:value-type="float" office:value="0.259000997223615">
                <text:p>0.2590009972236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551931182724703">
                <text:p>0.00551931182724703</text:p>
              </table:table-cell>
              <table:table-cell office:value-type="float" office:value="0.256083752122456">
                <text:p>0.2560837521224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576213135160473">
                <text:p>0.00576213135160473</text:p>
              </table:table-cell>
              <table:table-cell office:value-type="float" office:value="0.251923644929707">
                <text:p>0.2519236449297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542424193143138">
                <text:p>0.00542424193143138</text:p>
              </table:table-cell>
              <table:table-cell office:value-type="float" office:value="0.249062298010693">
                <text:p>0.2490622980106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557944734574115">
                <text:p>0.00557944734574115</text:p>
              </table:table-cell>
              <table:table-cell office:value-type="float" office:value="0.246385977283106">
                <text:p>0.2463859772831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489023814100699">
                <text:p>0.00489023814100699</text:p>
              </table:table-cell>
              <table:table-cell office:value-type="float" office:value="0.243613378698744">
                <text:p>0.2436133786987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504887861418973">
                <text:p>0.00504887861418973</text:p>
              </table:table-cell>
              <table:table-cell office:value-type="float" office:value="0.241148680092728">
                <text:p>0.2411486800927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476080623070309">
                <text:p>0.00476080623070309</text:p>
              </table:table-cell>
              <table:table-cell office:value-type="float" office:value="0.241507604813054">
                <text:p>0.2415076048130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500632716009271">
                <text:p>0.00500632716009271</text:p>
              </table:table-cell>
              <table:table-cell office:value-type="float" office:value="0.240390779012701">
                <text:p>0.2403907790127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452516541178027">
                <text:p>0.00452516541178027</text:p>
              </table:table-cell>
              <table:table-cell office:value-type="float" office:value="0.238579297163051">
                <text:p>0.2385792971630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486585516024493">
                <text:p>0.00486585516024493</text:p>
              </table:table-cell>
              <table:table-cell office:value-type="float" office:value="0.236324416548606">
                <text:p>0.2363244165486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455569875307933">
                <text:p>0.00455569875307933</text:p>
              </table:table-cell>
              <table:table-cell office:value-type="float" office:value="0.236698086212916">
                <text:p>0.2366980862129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445892162654764">
                <text:p>0.00445892162654764</text:p>
              </table:table-cell>
              <table:table-cell office:value-type="float" office:value="0.234419468892672">
                <text:p>0.2344194688926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439329685222772">
                <text:p>0.00439329685222772</text:p>
              </table:table-cell>
              <table:table-cell office:value-type="float" office:value="0.233088624649366">
                <text:p>0.2330886246493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446914429314352">
                <text:p>0.00446914429314352</text:p>
              </table:table-cell>
              <table:table-cell office:value-type="float" office:value="0.231827125029684">
                <text:p>0.231827125029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439110515349434">
                <text:p>0.00439110515349434</text:p>
              </table:table-cell>
              <table:table-cell office:value-type="float" office:value="0.234560155568417">
                <text:p>0.2345601555684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430194209999918">
                <text:p>0.00430194209999918</text:p>
              </table:table-cell>
              <table:table-cell office:value-type="float" office:value="0.230339057371038">
                <text:p>0.2303390573710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430279562013028">
                <text:p>0.00430279562013028</text:p>
              </table:table-cell>
              <table:table-cell office:value-type="float" office:value="0.230391269208746">
                <text:p>0.2303912692087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43043978325343">
                <text:p>0.0043043978325343</text:p>
              </table:table-cell>
              <table:table-cell office:value-type="float" office:value="0.22593014421831">
                <text:p>0.225930144218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43861565534459">
                <text:p>0.0043861565534459</text:p>
              </table:table-cell>
              <table:table-cell office:value-type="float" office:value="0.226977188987131">
                <text:p>0.2269771889871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423063564012187">
                <text:p>0.00423063564012187</text:p>
              </table:table-cell>
              <table:table-cell office:value-type="float" office:value="0.225701318589424">
                <text:p>0.2257013185894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421860133005764">
                <text:p>0.00421860133005764</text:p>
              </table:table-cell>
              <table:table-cell office:value-type="float" office:value="0.223744219675913">
                <text:p>0.2237442196759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430422021158561">
                <text:p>0.00430422021158561</text:p>
              </table:table-cell>
              <table:table-cell office:value-type="float" office:value="0.224131981384795">
                <text:p>0.2241319813847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421203369618157">
                <text:p>0.00421203369618157</text:p>
              </table:table-cell>
              <table:table-cell office:value-type="float" office:value="0.220707318320559">
                <text:p>0.2207073183205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420823597442998">
                <text:p>0.00420823597442998</text:p>
              </table:table-cell>
              <table:table-cell office:value-type="float" office:value="0.222355969282039">
                <text:p>0.2223559692820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426528914322548">
                <text:p>0.00426528914322548</text:p>
              </table:table-cell>
              <table:table-cell office:value-type="float" office:value="0.221321906396272">
                <text:p>0.2213219063962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430600646529962">
                <text:p>0.00430600646529962</text:p>
              </table:table-cell>
              <table:table-cell office:value-type="float" office:value="0.238440161475431">
                <text:p>0.2384401614754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413195938232714">
                <text:p>0.00413195938232714</text:p>
              </table:table-cell>
              <table:table-cell office:value-type="float" office:value="0.219034827080255">
                <text:p>0.2190348270802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402359198417318">
                <text:p>0.00402359198417318</text:p>
              </table:table-cell>
              <table:table-cell office:value-type="float" office:value="0.217228299532648">
                <text:p>0.2172282995326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400802991534789">
                <text:p>0.00400802991534789</text:p>
              </table:table-cell>
              <table:table-cell office:value-type="float" office:value="0.217363125353014">
                <text:p>0.2173631253530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407113362606729">
                <text:p>0.00407113362606729</text:p>
              </table:table-cell>
              <table:table-cell office:value-type="float" office:value="0.219038090734881">
                <text:p>0.2190380907348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410214750921142">
                <text:p>0.00410214750921142</text:p>
              </table:table-cell>
              <table:table-cell office:value-type="float" office:value="0.230956144614648">
                <text:p>0.2309561446146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409372827738139">
                <text:p>0.00409372827738139</text:p>
              </table:table-cell>
              <table:table-cell office:value-type="float" office:value="0.219828079388528">
                <text:p>0.2198280793885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406101066740296">
                <text:p>0.00406101066740296</text:p>
              </table:table-cell>
              <table:table-cell office:value-type="float" office:value="0.215405815953807">
                <text:p>0.2154058159538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547666562445434">
                <text:p>0.00547666562445434</text:p>
              </table:table-cell>
              <table:table-cell office:value-type="float" office:value="0.214429214536491">
                <text:p>0.2144292145364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402720555772629">
                <text:p>0.00402720555772629</text:p>
              </table:table-cell>
              <table:table-cell office:value-type="float" office:value="0.215385624890231">
                <text:p>0.2153856248902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492187380810802">
                <text:p>0.00492187380810802</text:p>
              </table:table-cell>
              <table:table-cell office:value-type="float" office:value="0.210801421710625">
                <text:p>0.2108014217106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768091668846988">
                <text:p>0.00768091668846988</text:p>
              </table:table-cell>
              <table:table-cell office:value-type="float" office:value="0.214790244269776">
                <text:p>0.2147902442697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483917800145075">
                <text:p>0.00483917800145075</text:p>
              </table:table-cell>
              <table:table-cell office:value-type="float" office:value="0.222916812516253">
                <text:p>0.2229168125162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411123906405802">
                <text:p>0.00411123906405802</text:p>
              </table:table-cell>
              <table:table-cell office:value-type="float" office:value="0.217578704342032">
                <text:p>0.2175787043420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371844420787921">
                <text:p>0.00371844420787921</text:p>
              </table:table-cell>
              <table:table-cell office:value-type="float" office:value="0.217383955923568">
                <text:p>0.2173839559235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397987165251507">
                <text:p>0.00397987165251507</text:p>
              </table:table-cell>
              <table:table-cell office:value-type="float" office:value="0.21356059636811">
                <text:p>0.213560596368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425373026971225">
                <text:p>0.00425373026971225</text:p>
              </table:table-cell>
              <table:table-cell office:value-type="float" office:value="0.22730693611219">
                <text:p>0.227306936112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375184096987229">
                <text:p>0.00375184096987229</text:p>
              </table:table-cell>
              <table:table-cell office:value-type="float" office:value="0.222619206253298">
                <text:p>0.2226192062532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402683493614604">
                <text:p>0.00402683493614604</text:p>
              </table:table-cell>
              <table:table-cell office:value-type="float" office:value="0.218202836391068">
                <text:p>0.2182028363910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408792855004239">
                <text:p>0.00408792855004239</text:p>
              </table:table-cell>
              <table:table-cell office:value-type="float" office:value="0.207853431273245">
                <text:p>0.2078534312732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408997341797255">
                <text:p>0.00408997341797255</text:p>
              </table:table-cell>
              <table:table-cell office:value-type="float" office:value="0.232150180840629">
                <text:p>0.2321501808406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398877655411418">
                <text:p>0.00398877655411418</text:p>
              </table:table-cell>
              <table:table-cell office:value-type="float" office:value="0.227464889754409">
                <text:p>0.2274648897544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394231086007395">
                <text:p>0.00394231086007395</text:p>
              </table:table-cell>
              <table:table-cell office:value-type="float" office:value="0.20997509059591">
                <text:p>0.209975090595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402349390532391">
                <text:p>0.00402349390532391</text:p>
              </table:table-cell>
              <table:table-cell office:value-type="float" office:value="0.22530686815971">
                <text:p>0.225306868159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398032900151103">
                <text:p>0.00398032900151103</text:p>
              </table:table-cell>
              <table:table-cell office:value-type="float" office:value="0.224821198433337">
                <text:p>0.2248211984333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398549043981676">
                <text:p>0.00398549043981676</text:p>
              </table:table-cell>
              <table:table-cell office:value-type="float" office:value="0.20978641306097">
                <text:p>0.209786413060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396448157918421">
                <text:p>0.00396448157918421</text:p>
              </table:table-cell>
              <table:table-cell office:value-type="float" office:value="0.265877071667785">
                <text:p>0.2658770716677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38724430184718">
                <text:p>0.0038724430184718</text:p>
              </table:table-cell>
              <table:table-cell office:value-type="float" office:value="0.223543137392335">
                <text:p>0.2235431373923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40048821916688">
                <text:p>0.0040048821916688</text:p>
              </table:table-cell>
              <table:table-cell office:value-type="float" office:value="0.252829201615397">
                <text:p>0.2528292016153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396513118623097">
                <text:p>0.00396513118623097</text:p>
              </table:table-cell>
              <table:table-cell office:value-type="float" office:value="0.243312019638652">
                <text:p>0.2433120196386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391941505516601">
                <text:p>0.00391941505516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417824224836502">
                <text:p>0.004178242248365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397150799976652">
                <text:p>0.003971507999766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400610777359009">
                <text:p>0.004006107773590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399650237334681">
                <text:p>0.003996502373346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409274617523018">
                <text:p>0.00409274617523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396058968115998">
                <text:p>0.00396058968115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397202916358055">
                <text:p>0.00397202916358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406158710619681">
                <text:p>0.004061587106196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401579421528631">
                <text:p>0.004015794215286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397812439796831">
                <text:p>0.003978124397968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399430040368554">
                <text:p>0.003994300403685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402111574950498">
                <text:p>0.00402111574950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394998925288634">
                <text:p>0.00394998925288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39396599974627">
                <text:p>0.00393965999746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398030380687682">
                <text:p>0.003980303806876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414185729577465">
                <text:p>0.004141857295774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377624960107048">
                <text:p>0.00377624960107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971839039521348">
                <text:p>0.00971839039521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37495336884027">
                <text:p>0.0037495336884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443762266048237">
                <text:p>0.00443762266048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392624945988506">
                <text:p>0.00392624945988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416762471823082">
                <text:p>0.004167624718230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393873389577642">
                <text:p>0.003938733895776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429381744895805">
                <text:p>0.00429381744895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389448505955671">
                <text:p>0.00389448505955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399350833315865">
                <text:p>0.003993508333158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398916792114024">
                <text:p>0.0039891679211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401875952410647">
                <text:p>0.00401875952410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396926852737344">
                <text:p>0.0039692685273734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32cm" svg:height="11.237cm" xlink:href=".." xlink:type="simple" chart:class="chart:scatter" chart:style-name="ch1">
        <chart:title svg:x="0.097cm" svg:y="0.359cm" chart:style-name="ch2">
          <text:p>Erreur d'apprentissage et de généralisation des différents jeux de données en fonction du nombre d'itération</text:p>
        </chart:title>
        <chart:legend chart:legend-position="bottom" svg:x="2.105cm" svg:y="10.638cm" style:legend-expansion="wide" chart:style-name="ch3"/>
        <chart:plot-area chart:style-name="ch4" table:cell-range-address="'Données Brutes 100 itérations NC1014'.D10:'Données Brutes 100 itérations NC1014'.E109 'Données Brutes 100 itérations NC5690'.D10:'Données Brutes 100 itérations NC5690'.E79" chart:data-source-has-labels="row" svg:x="1.357cm" svg:y="1.866cm" svg:width="15.617cm" svg:height="7.383cm">
          <chartooo:coordinate-region svg:x="2.878cm" svg:y="2.065cm" svg:width="13.816cm" svg:height="6.537cm"/>
          <chart:axis chart:dimension="x" chart:name="primary-x" chart:style-name="ch5">
            <chart:title svg:x="7.785cm" svg:y="9.473cm" chart:style-name="ch6">
              <text:p>Nombre d'itération</text:p>
            </chart:title>
          </chart:axis>
          <chart:axis chart:dimension="y" chart:name="primary-y" chart:style-name="ch7">
            <chart:title svg:x="0.451cm" svg:y="6.567cm" chart:style-name="ch8">
              <text:p>Taux d'erreur</text:p>
            </chart:title>
            <chart:grid chart:style-name="ch9" chart:class="major"/>
          </chart:axis>
          <chart:series chart:style-name="ch10" chart:values-cell-range-address="'Données Brutes 100 itérations NC1014'.D10:'Données Brutes 100 itérations NC1014'.D109" loext:label-string="nc1014_training" chart:class="chart:scatter">
            <chart:data-point chart:repeated="100"/>
          </chart:series>
          <chart:series chart:style-name="ch11" chart:values-cell-range-address="'Données Brutes 100 itérations NC5690'.D10:'Données Brutes 100 itérations NC5690'.D79" loext:label-string="nc5690_training" chart:class="chart:scatter">
            <chart:data-point chart:repeated="70"/>
          </chart:series>
          <chart:series chart:style-name="ch12" chart:values-cell-range-address="'Données Brutes 100 itérations NC1014'.E10:'Données Brutes 100 itérations NC1014'.E109" loext:label-string="nc1014_test" chart:class="chart:scatter">
            <chart:data-point chart:repeated="100"/>
          </chart:series>
          <chart:series chart:style-name="ch13" chart:values-cell-range-address="'Données Brutes 100 itérations NC5690'.E10:'Données Brutes 100 itérations NC5690'.E79" loext:label-string="nc5690_test" chart:class="chart:scatter">
            <chart:data-point chart:repeated="7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c1014_training</text:p>
              </table:table-cell>
              <table:table-cell office:value-type="string">
                <text:p>nc5690_training</text:p>
              </table:table-cell>
              <table:table-cell office:value-type="string">
                <text:p>nc1014_test</text:p>
              </table:table-cell>
              <table:table-cell office:value-type="string">
                <text:p>nc5690_tes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1579688600266">
                <text:p>0.011579688600266</text:p>
                <draw:g>
                  <svg:desc>'Données Brutes 100 itérations NC1014'.D10:'Données Brutes 100 itérations NC1014'.D109</svg:desc>
                </draw:g>
              </table:table-cell>
              <table:table-cell office:value-type="float" office:value="0.200768652351909">
                <text:p>0.200768652351909</text:p>
                <draw:g>
                  <svg:desc>'Données Brutes 100 itérations NC5690'.D10:'Données Brutes 100 itérations NC5690'.D79</svg:desc>
                </draw:g>
              </table:table-cell>
              <table:table-cell office:value-type="float" office:value="0.00270635994587276">
                <text:p>0.00270635994587276</text:p>
                <draw:g>
                  <svg:desc>'Données Brutes 100 itérations NC1014'.E10:'Données Brutes 100 itérations NC1014'.E109</svg:desc>
                </draw:g>
              </table:table-cell>
              <table:table-cell office:value-type="float" office:value="0.201056338028169">
                <text:p>0.201056338028169</text:p>
                <draw:g>
                  <svg:desc>'Données Brutes 100 itérations NC5690'.E10:'Données Brutes 100 itérations NC5690'.E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92919176903217">
                <text:p>0.00492919176903217</text:p>
              </table:table-cell>
              <table:table-cell office:value-type="float" office:value="0.186669730136185">
                <text:p>0.186669730136185</text:p>
              </table:table-cell>
              <table:table-cell office:value-type="float" office:value="0.00135317997293638">
                <text:p>0.00135317997293638</text:p>
              </table:table-cell>
              <table:table-cell office:value-type="float" office:value="0.195070422535211">
                <text:p>0.1950704225352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92919176903217">
                <text:p>0.00492919176903217</text:p>
              </table:table-cell>
              <table:table-cell office:value-type="float" office:value="0.185186732392013">
                <text:p>0.185186732392013</text:p>
              </table:table-cell>
              <table:table-cell office:value-type="float" office:value="0.00135317997293638">
                <text:p>0.00135317997293638</text:p>
              </table:table-cell>
              <table:table-cell office:value-type="float" office:value="0.187676056338028">
                <text:p>0.1876760563380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83381582035835">
                <text:p>0.00383381582035835</text:p>
              </table:table-cell>
              <table:table-cell office:value-type="float" office:value="0.178607235358008">
                <text:p>0.178607235358008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86619718309859">
                <text:p>0.1866197183098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28612784602145">
                <text:p>0.00328612784602145</text:p>
              </table:table-cell>
              <table:table-cell office:value-type="float" office:value="0.169395939510402">
                <text:p>0.169395939510402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8169014084507">
                <text:p>0.181690140845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344261012440339">
                <text:p>0.00344261012440339</text:p>
              </table:table-cell>
              <table:table-cell office:value-type="float" office:value="0.164382989389256">
                <text:p>0.164382989389256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68661971830986">
                <text:p>0.1686619718309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05140442844842">
                <text:p>0.00305140442844842</text:p>
              </table:table-cell>
              <table:table-cell office:value-type="float" office:value="0.155526777508564">
                <text:p>0.155526777508564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71830985915493">
                <text:p>0.1718309859154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281668101087551">
                <text:p>0.00281668101087551</text:p>
              </table:table-cell>
              <table:table-cell office:value-type="float" office:value="0.153312724538391">
                <text:p>0.153312724538391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203426961896569">
                <text:p>0.00203426961896569</text:p>
              </table:table-cell>
              <table:table-cell office:value-type="float" office:value="0.148884618598045">
                <text:p>0.148884618598045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66901408450704">
                <text:p>0.1669014084507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203426961896569">
                <text:p>0.00203426961896569</text:p>
              </table:table-cell>
              <table:table-cell office:value-type="float" office:value="0.145312891636728">
                <text:p>0.145312891636728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64788732394366">
                <text:p>0.1647887323943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56482278381975">
                <text:p>0.00156482278381975</text:p>
              </table:table-cell>
              <table:table-cell office:value-type="float" office:value="0.148049126911187">
                <text:p>0.148049126911187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66549295774648">
                <text:p>0.1665492957746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56482278381975">
                <text:p>0.00156482278381975</text:p>
              </table:table-cell>
              <table:table-cell office:value-type="float" office:value="0.144247639735985">
                <text:p>0.144247639735985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66901408450704">
                <text:p>0.1669014084507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64306392301072">
                <text:p>0.00164306392301072</text:p>
              </table:table-cell>
              <table:table-cell office:value-type="float" office:value="0.14433118890467">
                <text:p>0.14433118890467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64788732394366">
                <text:p>0.1647887323943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156482278381975">
                <text:p>0.00156482278381975</text:p>
              </table:table-cell>
              <table:table-cell office:value-type="float" office:value="0.148195337956387">
                <text:p>0.148195337956387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71478873239437">
                <text:p>0.1714788732394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179954620139267">
                <text:p>0.00179954620139267</text:p>
              </table:table-cell>
              <table:table-cell office:value-type="float" office:value="0.142430445317069">
                <text:p>0.142430445317069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62676056338028">
                <text:p>0.1626760563380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172130506220169">
                <text:p>0.00172130506220169</text:p>
              </table:table-cell>
              <table:table-cell office:value-type="float" office:value="0.142096248642326">
                <text:p>0.142096248642326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78169014084507">
                <text:p>0.1781690140845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164306392301072">
                <text:p>0.00164306392301072</text:p>
              </table:table-cell>
              <table:table-cell office:value-type="float" office:value="0.141260756955468">
                <text:p>0.141260756955468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66197183098592">
                <text:p>0.1661971830985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938893670291874">
                <text:p>0.000938893670291874</text:p>
              </table:table-cell>
              <table:table-cell office:value-type="float" office:value="0.140738574651182">
                <text:p>0.140738574651182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79225352112676">
                <text:p>0.1792253521126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148658164462878">
                <text:p>0.00148658164462878</text:p>
              </table:table-cell>
              <table:table-cell office:value-type="float" office:value="0.136686439969922">
                <text:p>0.136686439969922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67253521126761">
                <text:p>0.1672535211267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101713480948285">
                <text:p>0.00101713480948285</text:p>
              </table:table-cell>
              <table:table-cell office:value-type="float" office:value="0.139443562536553">
                <text:p>0.139443562536553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66901408450704">
                <text:p>0.1669014084507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938893670291874">
                <text:p>0.000938893670291874</text:p>
              </table:table-cell>
              <table:table-cell office:value-type="float" office:value="0.135119893057064">
                <text:p>0.135119893057064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62676056338028">
                <text:p>0.1626760563380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101713480948285">
                <text:p>0.00101713480948285</text:p>
              </table:table-cell>
              <table:table-cell office:value-type="float" office:value="0.132133010276548">
                <text:p>0.132133010276548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6056338028169">
                <text:p>0.160563380281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938893670291874">
                <text:p>0.000938893670291874</text:p>
              </table:table-cell>
              <table:table-cell office:value-type="float" office:value="0.134514161584092">
                <text:p>0.134514161584092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58802816901408">
                <text:p>0.1588028169014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101713480948285">
                <text:p>0.00101713480948285</text:p>
              </table:table-cell>
              <table:table-cell office:value-type="float" office:value="0.137501044364609">
                <text:p>0.137501044364609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57394366197183">
                <text:p>0.1573943661971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938893670291874">
                <text:p>0.000938893670291874</text:p>
              </table:table-cell>
              <table:table-cell office:value-type="float" office:value="0.134221739493692">
                <text:p>0.134221739493692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62676056338028">
                <text:p>0.1626760563380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938893670291874">
                <text:p>0.000938893670291874</text:p>
              </table:table-cell>
              <table:table-cell office:value-type="float" office:value="0.132780516333862">
                <text:p>0.132780516333862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60211267605634">
                <text:p>0.1602112676056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938893670291874">
                <text:p>0.000938893670291874</text:p>
              </table:table-cell>
              <table:table-cell office:value-type="float" office:value="0.133866655526777">
                <text:p>0.133866655526777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58450704225352">
                <text:p>0.1584507042253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938893670291874">
                <text:p>0.000938893670291874</text:p>
              </table:table-cell>
              <table:table-cell office:value-type="float" office:value="0.136164257665636">
                <text:p>0.136164257665636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63380281690141">
                <text:p>0.1633802816901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938893670291874">
                <text:p>0.000938893670291874</text:p>
              </table:table-cell>
              <table:table-cell office:value-type="float" office:value="0.134994569304035">
                <text:p>0.134994569304035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66901408450704">
                <text:p>0.1669014084507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938893670291874">
                <text:p>0.000938893670291874</text:p>
              </table:table-cell>
              <table:table-cell office:value-type="float" office:value="0.130942434622776">
                <text:p>0.130942434622776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6056338028169">
                <text:p>0.160563380281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938893670291874">
                <text:p>0.000938893670291874</text:p>
              </table:table-cell>
              <table:table-cell office:value-type="float" office:value="0.137145960397694">
                <text:p>0.137145960397694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67605633802817">
                <text:p>0.1676056338028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938893670291874">
                <text:p>0.000938893670291874</text:p>
              </table:table-cell>
              <table:table-cell office:value-type="float" office:value="0.132550756119977">
                <text:p>0.132550756119977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61971830985916">
                <text:p>0.1619718309859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101713480948285">
                <text:p>0.00101713480948285</text:p>
              </table:table-cell>
              <table:table-cell office:value-type="float" office:value="0.144456512657699">
                <text:p>0.144456512657699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67253521126761">
                <text:p>0.1672535211267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938893670291874">
                <text:p>0.000938893670291874</text:p>
              </table:table-cell>
              <table:table-cell office:value-type="float" office:value="0.133302698638149">
                <text:p>0.133302698638149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66901408450704">
                <text:p>0.1669014084507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109537594867382">
                <text:p>0.00109537594867382</text:p>
              </table:table-cell>
              <table:table-cell office:value-type="float" office:value="0.142806416576155">
                <text:p>0.142806416576155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75704225352113">
                <text:p>0.1757042253521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938893670291874">
                <text:p>0.000938893670291874</text:p>
              </table:table-cell>
              <table:table-cell office:value-type="float" office:value="0.125595287826886">
                <text:p>0.125595287826886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56338028169014">
                <text:p>0.1563380281690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938893670291874">
                <text:p>0.000938893670291874</text:p>
              </table:table-cell>
              <table:table-cell office:value-type="float" office:value="0.127120060155401">
                <text:p>0.127120060155401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60915492957746">
                <text:p>0.1609154929577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938893670291874">
                <text:p>0.000938893670291874</text:p>
              </table:table-cell>
              <table:table-cell office:value-type="float" office:value="0.121543153145626">
                <text:p>0.121543153145626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5387323943662">
                <text:p>0.153873239436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938893670291874">
                <text:p>0.000938893670291874</text:p>
              </table:table-cell>
              <table:table-cell office:value-type="float" office:value="0.14172027738324">
                <text:p>0.14172027738324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77464788732394">
                <text:p>0.1774647887323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938893670291874">
                <text:p>0.000938893670291874</text:p>
              </table:table-cell>
              <table:table-cell office:value-type="float" office:value="0.131485504219233">
                <text:p>0.131485504219233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66549295774648">
                <text:p>0.1665492957746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109537594867382">
                <text:p>0.00109537594867382</text:p>
              </table:table-cell>
              <table:table-cell office:value-type="float" office:value="0.100071016793383">
                <text:p>0.100071016793383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938893670291874">
                <text:p>0.000938893670291874</text:p>
              </table:table-cell>
              <table:table-cell office:value-type="float" office:value="0.135830060990893">
                <text:p>0.135830060990893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70070422535211">
                <text:p>0.1700704225352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938893670291874">
                <text:p>0.000938893670291874</text:p>
              </table:table-cell>
              <table:table-cell office:value-type="float" office:value="0.128122650179631">
                <text:p>0.128122650179631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61619718309859">
                <text:p>0.1616197183098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117361708786479">
                <text:p>0.00117361708786479</text:p>
              </table:table-cell>
              <table:table-cell office:value-type="float" office:value="0.127308045784944">
                <text:p>0.127308045784944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54577464788732">
                <text:p>0.1545774647887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101713480948285">
                <text:p>0.00101713480948285</text:p>
              </table:table-cell>
              <table:table-cell office:value-type="float" office:value="0.129062578327346">
                <text:p>0.129062578327346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6056338028169">
                <text:p>0.160563380281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101713480948285">
                <text:p>0.00101713480948285</text:p>
              </table:table-cell>
              <table:table-cell office:value-type="float" office:value="0.0981493859136101">
                <text:p>0.0981493859136101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48591549295775">
                <text:p>0.1485915492957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109537594867382">
                <text:p>0.00109537594867382</text:p>
              </table:table-cell>
              <table:table-cell office:value-type="float" office:value="0.121772913359512">
                <text:p>0.121772913359512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59859154929577">
                <text:p>0.1598591549295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109537594867382">
                <text:p>0.00109537594867382</text:p>
              </table:table-cell>
              <table:table-cell office:value-type="float" office:value="0.129814520845518">
                <text:p>0.129814520845518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65492957746479">
                <text:p>0.1654929577464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109537594867382">
                <text:p>0.00109537594867382</text:p>
              </table:table-cell>
              <table:table-cell office:value-type="float" office:value="0.127830228089231">
                <text:p>0.127830228089231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58098591549296">
                <text:p>0.1580985915492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117361708786479">
                <text:p>0.00117361708786479</text:p>
              </table:table-cell>
              <table:table-cell office:value-type="float" office:value="0.130315815857632">
                <text:p>0.130315815857632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69366197183099">
                <text:p>0.1693661971830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125185822705576">
                <text:p>0.00125185822705576</text:p>
              </table:table-cell>
              <table:table-cell office:value-type="float" office:value="0.12941766229426">
                <text:p>0.12941766229426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59507042253521">
                <text:p>0.1595070422535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109537594867382">
                <text:p>0.00109537594867382</text:p>
              </table:table-cell>
              <table:table-cell office:value-type="float" office:value="0.127475144122316">
                <text:p>0.127475144122316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54577464788732">
                <text:p>0.1545774647887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164306392301072">
                <text:p>0.00164306392301072</text:p>
              </table:table-cell>
              <table:table-cell office:value-type="float" office:value="0.0961859804494946">
                <text:p>0.0961859804494946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58802816901408">
                <text:p>0.1588028169014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133009936624673">
                <text:p>0.00133009936624673</text:p>
              </table:table-cell>
              <table:table-cell office:value-type="float" office:value="0.126013033670315">
                <text:p>0.126013033670315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56338028169014">
                <text:p>0.1563380281690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109537594867382">
                <text:p>0.00109537594867382</text:p>
              </table:table-cell>
              <table:table-cell office:value-type="float" office:value="0.0998830311638399">
                <text:p>0.0998830311638399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101713480948285">
                <text:p>0.00101713480948285</text:p>
              </table:table-cell>
              <table:table-cell office:value-type="float" office:value="0.123757206115799">
                <text:p>0.123757206115799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5669014084507">
                <text:p>0.156690140845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109537594867382">
                <text:p>0.00109537594867382</text:p>
              </table:table-cell>
              <table:table-cell office:value-type="float" office:value="0.101595789121898">
                <text:p>0.101595789121898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68661971830986">
                <text:p>0.16866197183098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938893670291874">
                <text:p>0.000938893670291874</text:p>
              </table:table-cell>
              <table:table-cell office:value-type="float" office:value="0.125407302197343">
                <text:p>0.125407302197343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60211267605634">
                <text:p>0.1602112676056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101713480948285">
                <text:p>0.00101713480948285</text:p>
              </table:table-cell>
              <table:table-cell office:value-type="float" office:value="0.129626535215975">
                <text:p>0.129626535215975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58802816901408">
                <text:p>0.1588028169014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938893670291874">
                <text:p>0.000938893670291874</text:p>
              </table:table-cell>
              <table:table-cell office:value-type="float" office:value="0.125720611579915">
                <text:p>0.125720611579915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55281690140845">
                <text:p>0.1552816901408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938893670291874">
                <text:p>0.000938893670291874</text:p>
              </table:table-cell>
              <table:table-cell office:value-type="float" office:value="0.102828139360013">
                <text:p>0.102828139360013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51408450704225">
                <text:p>0.1514084507042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938893670291874">
                <text:p>0.000938893670291874</text:p>
              </table:table-cell>
              <table:table-cell office:value-type="float" office:value="0.122399532124655">
                <text:p>0.122399532124655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64788732394366">
                <text:p>0.1647887323943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109537594867382">
                <text:p>0.00109537594867382</text:p>
              </table:table-cell>
              <table:table-cell office:value-type="float" office:value="0.120937421672654">
                <text:p>0.120937421672654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62676056338028">
                <text:p>0.1626760563380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101713480948285">
                <text:p>0.00101713480948285</text:p>
              </table:table-cell>
              <table:table-cell office:value-type="float" office:value="0.0975227671484669">
                <text:p>0.0975227671484669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58098591549296">
                <text:p>0.1580985915492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109537594867382">
                <text:p>0.00109537594867382</text:p>
              </table:table-cell>
              <table:table-cell office:value-type="float" office:value="0.0951625031330938">
                <text:p>0.0951625031330938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50704225352113">
                <text:p>0.1507042253521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938893670291874">
                <text:p>0.000938893670291874</text:p>
              </table:table-cell>
              <table:table-cell office:value-type="float" office:value="0.125052218230429">
                <text:p>0.125052218230429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45422535211268">
                <text:p>0.1454225352112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109537594867382">
                <text:p>0.00109537594867382</text:p>
              </table:table-cell>
              <table:table-cell office:value-type="float" office:value="0.0925098170273205">
                <text:p>0.0925098170273205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37323943661972">
                <text:p>0.1373239436619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938893670291874">
                <text:p>0.000938893670291874</text:p>
              </table:table-cell>
              <table:table-cell office:value-type="float" office:value="0.131088645667976">
                <text:p>0.131088645667976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56338028169014">
                <text:p>0.1563380281690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109537594867382">
                <text:p>0.00109537594867382</text:p>
              </table:table-cell>
              <table:table-cell office:value-type="float" office:value="0.0971259085972095">
                <text:p>0.0971259085972095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58802816901408">
                <text:p>0.1588028169014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101713480948285">
                <text:p>0.00101713480948285</text:p>
              </table:table-cell>
              <table:table-cell office:value-type="float" office:value="0.0982120477901245">
                <text:p>0.0982120477901245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159859154929577">
                <text:p>0.1598591549295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109537594867382">
                <text:p>0.00109537594867382</text:p>
              </table:table-cell>
              <table:table-cell office:value-type="float" office:value="NaN">
                <text:p>NaN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101713480948285">
                <text:p>0.00101713480948285</text:p>
              </table:table-cell>
              <table:table-cell office:value-type="float" office:value="NaN">
                <text:p>NaN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938893670291874">
                <text:p>0.000938893670291874</text:p>
              </table:table-cell>
              <table:table-cell office:value-type="float" office:value="NaN">
                <text:p>NaN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938893670291874">
                <text:p>0.000938893670291874</text:p>
              </table:table-cell>
              <table:table-cell office:value-type="float" office:value="NaN">
                <text:p>NaN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109537594867382">
                <text:p>0.00109537594867382</text:p>
              </table:table-cell>
              <table:table-cell office:value-type="float" office:value="NaN">
                <text:p>NaN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938893670291874">
                <text:p>0.000938893670291874</text:p>
              </table:table-cell>
              <table:table-cell office:value-type="float" office:value="NaN">
                <text:p>NaN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938893670291874">
                <text:p>0.000938893670291874</text:p>
              </table:table-cell>
              <table:table-cell office:value-type="float" office:value="NaN">
                <text:p>NaN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109537594867382">
                <text:p>0.00109537594867382</text:p>
              </table:table-cell>
              <table:table-cell office:value-type="float" office:value="NaN">
                <text:p>NaN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109537594867382">
                <text:p>0.00109537594867382</text:p>
              </table:table-cell>
              <table:table-cell office:value-type="float" office:value="NaN">
                <text:p>NaN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938893670291874">
                <text:p>0.000938893670291874</text:p>
              </table:table-cell>
              <table:table-cell office:value-type="float" office:value="NaN">
                <text:p>NaN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938893670291874">
                <text:p>0.000938893670291874</text:p>
              </table:table-cell>
              <table:table-cell office:value-type="float" office:value="NaN">
                <text:p>NaN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938893670291874">
                <text:p>0.000938893670291874</text:p>
              </table:table-cell>
              <table:table-cell office:value-type="float" office:value="NaN">
                <text:p>NaN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101713480948285">
                <text:p>0.00101713480948285</text:p>
              </table:table-cell>
              <table:table-cell office:value-type="float" office:value="NaN">
                <text:p>NaN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938893670291874">
                <text:p>0.000938893670291874</text:p>
              </table:table-cell>
              <table:table-cell office:value-type="float" office:value="NaN">
                <text:p>NaN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938893670291874">
                <text:p>0.000938893670291874</text:p>
              </table:table-cell>
              <table:table-cell office:value-type="float" office:value="NaN">
                <text:p>NaN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938893670291874">
                <text:p>0.000938893670291874</text:p>
              </table:table-cell>
              <table:table-cell office:value-type="float" office:value="NaN">
                <text:p>NaN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109537594867382">
                <text:p>0.00109537594867382</text:p>
              </table:table-cell>
              <table:table-cell office:value-type="float" office:value="NaN">
                <text:p>NaN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133009936624673">
                <text:p>0.00133009936624673</text:p>
              </table:table-cell>
              <table:table-cell office:value-type="float" office:value="NaN">
                <text:p>NaN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148658164462878">
                <text:p>0.00148658164462878</text:p>
              </table:table-cell>
              <table:table-cell office:value-type="float" office:value="NaN">
                <text:p>NaN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938893670291874">
                <text:p>0.000938893670291874</text:p>
              </table:table-cell>
              <table:table-cell office:value-type="float" office:value="NaN">
                <text:p>NaN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109537594867382">
                <text:p>0.00109537594867382</text:p>
              </table:table-cell>
              <table:table-cell office:value-type="float" office:value="NaN">
                <text:p>NaN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109537594867382">
                <text:p>0.00109537594867382</text:p>
              </table:table-cell>
              <table:table-cell office:value-type="float" office:value="NaN">
                <text:p>NaN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109537594867382">
                <text:p>0.00109537594867382</text:p>
              </table:table-cell>
              <table:table-cell office:value-type="float" office:value="NaN">
                <text:p>NaN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938893670291874">
                <text:p>0.000938893670291874</text:p>
              </table:table-cell>
              <table:table-cell office:value-type="float" office:value="NaN">
                <text:p>NaN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938893670291874">
                <text:p>0.000938893670291874</text:p>
              </table:table-cell>
              <table:table-cell office:value-type="float" office:value="NaN">
                <text:p>NaN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109537594867382">
                <text:p>0.00109537594867382</text:p>
              </table:table-cell>
              <table:table-cell office:value-type="float" office:value="NaN">
                <text:p>NaN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938893670291874">
                <text:p>0.000938893670291874</text:p>
              </table:table-cell>
              <table:table-cell office:value-type="float" office:value="NaN">
                <text:p>NaN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109537594867382">
                <text:p>0.00109537594867382</text:p>
              </table:table-cell>
              <table:table-cell office:value-type="float" office:value="NaN">
                <text:p>NaN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938893670291874">
                <text:p>0.000938893670291874</text:p>
              </table:table-cell>
              <table:table-cell office:value-type="float" office:value="NaN">
                <text:p>NaN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101713480948285">
                <text:p>0.00101713480948285</text:p>
              </table:table-cell>
              <table:table-cell office:value-type="float" office:value="NaN">
                <text:p>NaN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0.799cm" svg:y="0.315cm" chart:style-name="ch2">
          <text:p>Erreurs de généralisation sur les différents jeu de donnée en fonction du nombre d'itération pour NC5690</text:p>
        </chart:title>
        <chart:legend chart:legend-position="bottom" svg:x="0.304cm" svg:y="8.401cm" style:legend-expansion="wide" chart:style-name="ch3"/>
        <chart:plot-area chart:style-name="ch4" table:cell-range-address="'Données Brutes 100 itérations NC1014'.E9:'Données Brutes 100 itérations NC1014'.F109" chart:data-source-has-labels="row" svg:x="1.331cm" svg:y="1.778cm" svg:width="14.349cm" svg:height="5.278cm">
          <chartooo:coordinate-region svg:x="2.852cm" svg:y="1.978cm" svg:width="12.549cm" svg:height="4.431cm"/>
          <chart:axis chart:dimension="x" chart:name="primary-x" chart:style-name="ch5">
            <chart:title svg:x="7.125cm" svg:y="7.236cm" chart:style-name="ch6">
              <text:p>Nombre d'itération</text:p>
            </chart:title>
          </chart:axis>
          <chart:axis chart:dimension="y" chart:name="primary-y" chart:style-name="ch7">
            <chart:title svg:x="0.451cm" svg:y="5.427cm" chart:style-name="ch8">
              <text:p>Taux d'erreur</text:p>
            </chart:title>
            <chart:grid chart:style-name="ch9" chart:class="major"/>
          </chart:axis>
          <chart:series chart:style-name="ch10" chart:values-cell-range-address="'Données Brutes 100 itérations NC1014'.E10:'Données Brutes 100 itérations NC1014'.E109" chart:label-cell-address="'Données Brutes 100 itérations NC1014'.E9:'Données Brutes 100 itérations NC1014'.E9" chart:class="chart:scatter">
            <chart:data-point chart:repeated="100"/>
          </chart:series>
          <chart:series chart:style-name="ch11" chart:values-cell-range-address="'Données Brutes 100 itérations NC1014'.F10:'Données Brutes 100 itérations NC1014'.F109" chart:label-cell-address="'Données Brutes 100 itérations NC1014'.F9:'Données Brutes 100 itérations NC1014'.F9" chart:class="chart:scatter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eur de généralisation(expérimentation 1)</text:p>
                <draw:g>
                  <svg:desc>'Données Brutes 100 itérations NC1014'.E9:'Données Brutes 100 itérations NC1014'.E9</svg:desc>
                </draw:g>
              </table:table-cell>
              <table:table-cell office:value-type="string">
                <text:p>Erreur de généralisation(expérimentation 2)</text:p>
                <draw:g>
                  <svg:desc>'Données Brutes 100 itérations NC1014'.F9:'Données Brutes 100 itérations NC1014'.F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70635994587276">
                <text:p>0.00270635994587276</text:p>
                <draw:g>
                  <svg:desc>'Données Brutes 100 itérations NC1014'.E10:'Données Brutes 100 itérations NC1014'.E109</svg:desc>
                </draw:g>
              </table:table-cell>
              <table:table-cell office:value-type="float" office:value="0.366938472942921">
                <text:p>0.366938472942921</text:p>
                <draw:g>
                  <svg:desc>'Données Brutes 100 itérations NC1014'.F10:'Données Brutes 100 itérations NC1014'.F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35317997293638">
                <text:p>0.00135317997293638</text:p>
              </table:table-cell>
              <table:table-cell office:value-type="float" office:value="0.491475166790215">
                <text:p>0.4914751667902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35317997293638">
                <text:p>0.00135317997293638</text:p>
              </table:table-cell>
              <table:table-cell office:value-type="float" office:value="0.483320978502594">
                <text:p>0.4833209785025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89992587101557">
                <text:p>0.4899925871015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97776130467013">
                <text:p>0.4977761304670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75166790214974">
                <text:p>0.4751667902149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7405485544848">
                <text:p>0.474054855448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6108228317272">
                <text:p>0.461082283172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67753891771683">
                <text:p>0.4677538917716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82209043736101">
                <text:p>0.4822090437361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63676797627872">
                <text:p>0.4636767976278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81838398813936">
                <text:p>0.4818383988139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02223869532987">
                <text:p>0.5022238695329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75166790214974">
                <text:p>0.4751667902149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84062268346924">
                <text:p>0.4840622683469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08821349147517">
                <text:p>0.4088213491475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53669384729429">
                <text:p>0.4536693847294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46627131208303">
                <text:p>0.4466271312083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32171979243884">
                <text:p>0.4321719792438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19199406968125">
                <text:p>0.419199406968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55893254262417">
                <text:p>0.4558932542624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65159377316531">
                <text:p>0.4651593773165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62564862861379">
                <text:p>0.4625648628613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60340993328391">
                <text:p>0.4603409933283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54781319495923">
                <text:p>0.4547813194959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31060044477391">
                <text:p>0.4310600444773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43291326908821">
                <text:p>0.4432913269088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52557449962935">
                <text:p>0.4525574499629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29206819866568">
                <text:p>0.4292068198665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62194217939214">
                <text:p>0.4621942179392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71460340993328">
                <text:p>0.4714603409933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70348406226835">
                <text:p>0.4703484062268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55893254262417">
                <text:p>0.4558932542624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65530022238695">
                <text:p>0.4655300222386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69607116382506">
                <text:p>0.4696071163825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79243884358784">
                <text:p>0.4792438843587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82579688658265">
                <text:p>0.4825796886582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70719051148999">
                <text:p>0.4707190511489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77390659747961">
                <text:p>0.4773906597479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79243884358784">
                <text:p>0.4792438843587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77761304670126">
                <text:p>0.4777613046701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88880652335063">
                <text:p>0.4888806523350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87398072646405">
                <text:p>0.4873980726464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92587101556709">
                <text:p>0.4925871015567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98146775389177">
                <text:p>0.4981467753891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97034840622683">
                <text:p>0.4970348406226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84062268346924">
                <text:p>0.4840622683469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04447739065975">
                <text:p>0.5044477390659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98146775389177">
                <text:p>0.4981467753891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26686434395849">
                <text:p>0.5266864343958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20756115641216">
                <text:p>0.5207561156412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17790956263899">
                <text:p>0.5177909562638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24091919940697">
                <text:p>0.5240919199406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68124536693847">
                <text:p>0.4681245366938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11119347664937">
                <text:p>0.5111193476649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14084507042254">
                <text:p>0.5140845070422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21868050407709">
                <text:p>0.52186805040770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25574499629355">
                <text:p>0.5255744996293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14825796886583">
                <text:p>0.5148257968865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18161601186064">
                <text:p>0.5181616011860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13343217197924">
                <text:p>0.5133432171979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16308376575241">
                <text:p>0.5163083765752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10378057820608">
                <text:p>0.5103780578206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15196441808747">
                <text:p>0.5151964418087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16308376575241">
                <text:p>0.5163083765752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17790956263899">
                <text:p>0.5177909562638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14825796886583">
                <text:p>0.5148257968865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27057079318013">
                <text:p>0.5270570793180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31504818383988">
                <text:p>0.5315048183839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19273535952557">
                <text:p>0.5192735359525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24462564862861">
                <text:p>0.5244625648628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32987398072646">
                <text:p>0.5329873980726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20756115641216">
                <text:p>0.5207561156412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14825796886583">
                <text:p>0.5148257968865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22979985174203">
                <text:p>0.5229799851742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30392883617494">
                <text:p>0.53039288361749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37805782060786">
                <text:p>0.5378057820607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44848035581913">
                <text:p>0.5448480355819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32246108228317">
                <text:p>0.5322461082283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48183839881394">
                <text:p>0.5481838398813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08524833209785">
                <text:p>0.5085248332097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18532246108228">
                <text:p>0.5185322461082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28910303928836">
                <text:p>0.5289103039288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4299481097109">
                <text:p>0.542994810971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04447739065975">
                <text:p>0.5044477390659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17420311341735">
                <text:p>0.5174203113417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41141586360267">
                <text:p>0.5411415863602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63380281690141">
                <text:p>0.5633802816901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41808747220163">
                <text:p>0.4418087472201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47739065974796">
                <text:p>0.4477390659747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41438102297999">
                <text:p>0.4414381022979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50704225352113">
                <text:p>0.4507042253521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13343217197924">
                <text:p>0.5133432171979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72201630837658">
                <text:p>0.4722016308376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7405485544848">
                <text:p>0.4740548554484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75537435137139">
                <text:p>0.4755374351371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85174203113417">
                <text:p>0.4851742031134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495181616011861">
                <text:p>0.49518161601186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02594514455152">
                <text:p>0.5025945144551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270635994587276">
                <text:p>0.00270635994587276</text:p>
              </table:table-cell>
              <table:table-cell office:value-type="float" office:value="0.501111934766494">
                <text:p>0.50111193476649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0.798cm" svg:y="0.315cm" chart:style-name="ch2">
          <text:p>Erreurs de généralisation sur les différents jeu de donnée en fonction du nombre d'itération pour NC1014</text:p>
        </chart:title>
        <chart:legend chart:legend-position="bottom" svg:x="0.303cm" svg:y="8.406cm" style:legend-expansion="wide" chart:style-name="ch3"/>
        <chart:plot-area chart:style-name="ch4" table:cell-range-address="'Données Brutes 100 itérations NC5690'.E9:'Données Brutes 100 itérations NC5690'.F79" chart:data-source-has-labels="row" svg:x="1.33cm" svg:y="1.778cm" svg:width="14.349cm" svg:height="5.283cm">
          <chartooo:coordinate-region svg:x="2.851cm" svg:y="1.977cm" svg:width="12.641cm" svg:height="4.437cm"/>
          <chart:axis chart:dimension="x" chart:name="primary-x" chart:style-name="ch5">
            <chart:title svg:x="7.124cm" svg:y="7.241cm" chart:style-name="ch6">
              <text:p>Nombre d'itération</text:p>
            </chart:title>
          </chart:axis>
          <chart:axis chart:dimension="y" chart:name="primary-y" chart:style-name="ch7">
            <chart:title svg:x="0.451cm" svg:y="4.9cm" chart:style-name="ch8">
              <text:p>Axe Y</text:p>
            </chart:title>
            <chart:grid chart:style-name="ch9" chart:class="major"/>
          </chart:axis>
          <chart:series chart:style-name="ch10" chart:values-cell-range-address="'Données Brutes 100 itérations NC5690'.E10:'Données Brutes 100 itérations NC5690'.E79" chart:label-cell-address="'Données Brutes 100 itérations NC5690'.E9:'Données Brutes 100 itérations NC5690'.E9" chart:class="chart:scatter">
            <chart:data-point chart:repeated="70"/>
          </chart:series>
          <chart:series chart:style-name="ch11" chart:values-cell-range-address="'Données Brutes 100 itérations NC5690'.F10:'Données Brutes 100 itérations NC5690'.F79" chart:label-cell-address="'Données Brutes 100 itérations NC5690'.F9:'Données Brutes 100 itérations NC5690'.F9" chart:class="chart:scatter">
            <chart:data-point chart:repeated="7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eur de généralisation(expérimentation 1)</text:p>
                <draw:g>
                  <svg:desc>'Données Brutes 100 itérations NC5690'.E9:'Données Brutes 100 itérations NC5690'.E9</svg:desc>
                </draw:g>
              </table:table-cell>
              <table:table-cell office:value-type="string">
                <text:p>Erreur de généralisation(expérimentation 2)</text:p>
                <draw:g>
                  <svg:desc>'Données Brutes 100 itérations NC5690'.F9:'Données Brutes 100 itérations NC5690'.F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01056338028169">
                <text:p>0.201056338028169</text:p>
                <draw:g>
                  <svg:desc>'Données Brutes 100 itérations NC5690'.E10:'Données Brutes 100 itérations NC5690'.E79</svg:desc>
                </draw:g>
              </table:table-cell>
              <table:table-cell office:value-type="float" office:value="0.763812860375155">
                <text:p>0.763812860375155</text:p>
                <draw:g>
                  <svg:desc>'Données Brutes 100 itérations NC5690'.F10:'Données Brutes 100 itérations NC5690'.F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95070422535211">
                <text:p>0.195070422535211</text:p>
              </table:table-cell>
              <table:table-cell office:value-type="float" office:value="0.761404277060069">
                <text:p>0.7614042770600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87676056338028">
                <text:p>0.187676056338028</text:p>
              </table:table-cell>
              <table:table-cell office:value-type="float" office:value="0.758192832639953">
                <text:p>0.7581928326399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6619718309859">
                <text:p>0.186619718309859</text:p>
              </table:table-cell>
              <table:table-cell office:value-type="float" office:value="0.755127362966207">
                <text:p>0.7551273629662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8169014084507">
                <text:p>0.18169014084507</text:p>
              </table:table-cell>
              <table:table-cell office:value-type="float" office:value="0.75403255236844">
                <text:p>0.754032552368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68661971830986">
                <text:p>0.168661971830986</text:p>
              </table:table-cell>
              <table:table-cell office:value-type="float" office:value="0.74958032260419">
                <text:p>0.749580322604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71830985915493">
                <text:p>0.171830985915493</text:p>
              </table:table-cell>
              <table:table-cell office:value-type="float" office:value="0.741551711553901">
                <text:p>0.7415517115539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5">
                <text:p>0.175</text:p>
              </table:table-cell>
              <table:table-cell office:value-type="float" office:value="0.734252974235457">
                <text:p>0.7342529742354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6901408450704">
                <text:p>0.166901408450704</text:p>
              </table:table-cell>
              <table:table-cell office:value-type="float" office:value="0.733304138384059">
                <text:p>0.7333041383840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64788732394366">
                <text:p>0.164788732394366</text:p>
              </table:table-cell>
              <table:table-cell office:value-type="float" office:value="0.732282315159477">
                <text:p>0.7322823151594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66549295774648">
                <text:p>0.166549295774648</text:p>
              </table:table-cell>
              <table:table-cell office:value-type="float" office:value="0.727538135902489">
                <text:p>0.7275381359024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66901408450704">
                <text:p>0.166901408450704</text:p>
              </table:table-cell>
              <table:table-cell office:value-type="float" office:value="0.734034012115904">
                <text:p>0.7340340121159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64788732394366">
                <text:p>0.164788732394366</text:p>
              </table:table-cell>
              <table:table-cell office:value-type="float" office:value="0.734106999489088">
                <text:p>0.7341069994890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71478873239437">
                <text:p>0.171478873239437</text:p>
              </table:table-cell>
              <table:table-cell office:value-type="float" office:value="0.727903072768411">
                <text:p>0.7279030727684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62676056338028">
                <text:p>0.162676056338028</text:p>
              </table:table-cell>
              <table:table-cell office:value-type="float" office:value="0.733158163637691">
                <text:p>0.7331581636376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78169014084507">
                <text:p>0.178169014084507</text:p>
              </table:table-cell>
              <table:table-cell office:value-type="float" office:value="0.737318443909204">
                <text:p>0.7373184439092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6197183098592">
                <text:p>0.166197183098592</text:p>
              </table:table-cell>
              <table:table-cell office:value-type="float" office:value="0.731552441427633">
                <text:p>0.7315524414276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9225352112676">
                <text:p>0.179225352112676</text:p>
              </table:table-cell>
              <table:table-cell office:value-type="float" office:value="0.734909860594117">
                <text:p>0.7349098605941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67253521126761">
                <text:p>0.167253521126761</text:p>
              </table:table-cell>
              <table:table-cell office:value-type="float" office:value="0.727465148529304">
                <text:p>0.7274651485293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66901408450704">
                <text:p>0.166901408450704</text:p>
              </table:table-cell>
              <table:table-cell office:value-type="float" office:value="0.735274797460039">
                <text:p>0.7352747974600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62676056338028">
                <text:p>0.162676056338028</text:p>
              </table:table-cell>
              <table:table-cell office:value-type="float" office:value="0.733450113130429">
                <text:p>0.7334501131304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6056338028169">
                <text:p>0.16056338028169</text:p>
              </table:table-cell>
              <table:table-cell office:value-type="float" office:value="0.727246186409751">
                <text:p>0.7272461864097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58802816901408">
                <text:p>0.158802816901408</text:p>
              </table:table-cell>
              <table:table-cell office:value-type="float" office:value="0.728122034887964">
                <text:p>0.7281220348879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57394366197183">
                <text:p>0.157394366197183</text:p>
              </table:table-cell>
              <table:table-cell office:value-type="float" office:value="0.734471936355011">
                <text:p>0.7344719363550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62676056338028">
                <text:p>0.162676056338028</text:p>
              </table:table-cell>
              <table:table-cell office:value-type="float" office:value="0.736223633311437">
                <text:p>0.7362236333114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60211267605634">
                <text:p>0.160211267605634</text:p>
              </table:table-cell>
              <table:table-cell office:value-type="float" office:value="0.732209327786293">
                <text:p>0.7322093277862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58450704225352">
                <text:p>0.158450704225352</text:p>
              </table:table-cell>
              <table:table-cell office:value-type="float" office:value="0.72870593387344">
                <text:p>0.728705933873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63380281690141">
                <text:p>0.163380281690141</text:p>
              </table:table-cell>
              <table:table-cell office:value-type="float" office:value="0.731260491934895">
                <text:p>0.7312604919348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66901408450704">
                <text:p>0.166901408450704</text:p>
              </table:table-cell>
              <table:table-cell office:value-type="float" office:value="0.718706663747172">
                <text:p>0.7187066637471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6056338028169">
                <text:p>0.16056338028169</text:p>
              </table:table-cell>
              <table:table-cell office:value-type="float" office:value="0.722064082913656">
                <text:p>0.7220640829136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67605633802817">
                <text:p>0.167605633802817</text:p>
              </table:table-cell>
              <table:table-cell office:value-type="float" office:value="0.731771403547186">
                <text:p>0.7317714035471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61971830985916">
                <text:p>0.161971830985916</text:p>
              </table:table-cell>
              <table:table-cell office:value-type="float" office:value="0.731187504561711">
                <text:p>0.7311875045617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67253521126761">
                <text:p>0.167253521126761</text:p>
              </table:table-cell>
              <table:table-cell office:value-type="float" office:value="0.73133347930808">
                <text:p>0.731333479308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66901408450704">
                <text:p>0.166901408450704</text:p>
              </table:table-cell>
              <table:table-cell office:value-type="float" office:value="0.728778921246624">
                <text:p>0.7287789212466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75704225352113">
                <text:p>0.175704225352113</text:p>
              </table:table-cell>
              <table:table-cell office:value-type="float" office:value="0.73199036566674">
                <text:p>0.731990365666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56338028169014">
                <text:p>0.156338028169014</text:p>
              </table:table-cell>
              <table:table-cell office:value-type="float" office:value="0.72476461572148">
                <text:p>0.724764615721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60915492957746">
                <text:p>0.160915492957746</text:p>
              </table:table-cell>
              <table:table-cell office:value-type="float" office:value="0.719728486971754">
                <text:p>0.7197284869717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5387323943662">
                <text:p>0.15387323943662</text:p>
              </table:table-cell>
              <table:table-cell office:value-type="float" office:value="0.731625428800817">
                <text:p>0.7316254288008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77464788732394">
                <text:p>0.177464788732394</text:p>
              </table:table-cell>
              <table:table-cell office:value-type="float" office:value="0.732793226771769">
                <text:p>0.7327932267717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66549295774648">
                <text:p>0.166549295774648</text:p>
              </table:table-cell>
              <table:table-cell office:value-type="float" office:value="0.737245456536019">
                <text:p>0.7372454565360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5">
                <text:p>0.15</text:p>
              </table:table-cell>
              <table:table-cell office:value-type="float" office:value="0.714108459236552">
                <text:p>0.7141084592365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70070422535211">
                <text:p>0.170070422535211</text:p>
              </table:table-cell>
              <table:table-cell office:value-type="float" office:value="0.726808262170644">
                <text:p>0.7268082621706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61619718309859">
                <text:p>0.161619718309859</text:p>
              </table:table-cell>
              <table:table-cell office:value-type="float" office:value="0.730749580322604">
                <text:p>0.7307495803226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54577464788732">
                <text:p>0.154577464788732</text:p>
              </table:table-cell>
              <table:table-cell office:value-type="float" office:value="0.731187504561711">
                <text:p>0.7311875045617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6056338028169">
                <text:p>0.16056338028169</text:p>
              </table:table-cell>
              <table:table-cell office:value-type="float" office:value="0.724034741989636">
                <text:p>0.7240347419896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48591549295775">
                <text:p>0.148591549295775</text:p>
              </table:table-cell>
              <table:table-cell office:value-type="float" office:value="0.716225093058901">
                <text:p>0.7162250930589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59859154929577">
                <text:p>0.159859154929577</text:p>
              </table:table-cell>
              <table:table-cell office:value-type="float" office:value="0.726881249543829">
                <text:p>0.7268812495438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65492957746479">
                <text:p>0.165492957746479</text:p>
              </table:table-cell>
              <table:table-cell office:value-type="float" office:value="0.725567476826509">
                <text:p>0.7255674768265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58098591549296">
                <text:p>0.158098591549296</text:p>
              </table:table-cell>
              <table:table-cell office:value-type="float" office:value="0.717757827895774">
                <text:p>0.7177578278957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69366197183099">
                <text:p>0.169366197183099</text:p>
              </table:table-cell>
              <table:table-cell office:value-type="float" office:value="0.730822567695789">
                <text:p>0.7308225676957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59507042253521">
                <text:p>0.159507042253521</text:p>
              </table:table-cell>
              <table:table-cell office:value-type="float" office:value="0.727903072768411">
                <text:p>0.7279030727684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54577464788732">
                <text:p>0.154577464788732</text:p>
              </table:table-cell>
              <table:table-cell office:value-type="float" office:value="0.713524560251077">
                <text:p>0.7135245602510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58802816901408">
                <text:p>0.158802816901408</text:p>
              </table:table-cell>
              <table:table-cell office:value-type="float" office:value="0.704109189110284">
                <text:p>0.7041091891102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56338028169014">
                <text:p>0.156338028169014</text:p>
              </table:table-cell>
              <table:table-cell office:value-type="float" office:value="0.71440040872929">
                <text:p>0.714400408729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5">
                <text:p>0.15</text:p>
              </table:table-cell>
              <table:table-cell office:value-type="float" office:value="0.707101671410846">
                <text:p>0.7071016714108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5669014084507">
                <text:p>0.15669014084507</text:p>
              </table:table-cell>
              <table:table-cell office:value-type="float" office:value="0.710386103204146">
                <text:p>0.7103861032041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68661971830986">
                <text:p>0.168661971830986</text:p>
              </table:table-cell>
              <table:table-cell office:value-type="float" office:value="0.713889497116999">
                <text:p>0.7138894971169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60211267605634">
                <text:p>0.160211267605634</text:p>
              </table:table-cell>
              <table:table-cell office:value-type="float" office:value="0.717100941537114">
                <text:p>0.7171009415371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58802816901408">
                <text:p>0.158802816901408</text:p>
              </table:table-cell>
              <table:table-cell office:value-type="float" office:value="0.721626158674549">
                <text:p>0.7216261586745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55281690140845">
                <text:p>0.155281690140845</text:p>
              </table:table-cell>
              <table:table-cell office:value-type="float" office:value="0.719509524852201">
                <text:p>0.7195095248522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51408450704225">
                <text:p>0.151408450704225</text:p>
              </table:table-cell>
              <table:table-cell office:value-type="float" office:value="0.706736734544924">
                <text:p>0.7067367345449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64788732394366">
                <text:p>0.164788732394366</text:p>
              </table:table-cell>
              <table:table-cell office:value-type="float" office:value="0.728486971753887">
                <text:p>0.7284869717538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62676056338028">
                <text:p>0.162676056338028</text:p>
              </table:table-cell>
              <table:table-cell office:value-type="float" office:value="0.721991095540471">
                <text:p>0.7219910955404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58098591549296">
                <text:p>0.158098591549296</text:p>
              </table:table-cell>
              <table:table-cell office:value-type="float" office:value="0.724837603094665">
                <text:p>0.7248376030946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50704225352113">
                <text:p>0.150704225352113</text:p>
              </table:table-cell>
              <table:table-cell office:value-type="float" office:value="0.720969272315889">
                <text:p>0.7209692723158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45422535211268">
                <text:p>0.145422535211268</text:p>
              </table:table-cell>
              <table:table-cell office:value-type="float" office:value="0.72213707028684">
                <text:p>0.722137070286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37323943661972">
                <text:p>0.137323943661972</text:p>
              </table:table-cell>
              <table:table-cell office:value-type="float" office:value="0.720385373330414">
                <text:p>0.7203853733304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56338028169014">
                <text:p>0.156338028169014</text:p>
              </table:table-cell>
              <table:table-cell office:value-type="float" office:value="0.743157433763959">
                <text:p>0.7431574337639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58802816901408">
                <text:p>0.158802816901408</text:p>
              </table:table-cell>
              <table:table-cell office:value-type="float" office:value="0.725932413692431">
                <text:p>0.7259324136924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59859154929577">
                <text:p>0.159859154929577</text:p>
              </table:table-cell>
              <table:table-cell office:value-type="float" office:value="0.719290562732647">
                <text:p>0.71929056273264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